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</text:span>底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571052" table:style-name="ce58">
            <text:p>8,571,052</text:p>
          </table:table-cell>
          <table:table-cell office:value-type="float" office:value="23544189" table:style-name="ce59">
            <text:p>23,544,189</text:p>
          </table:table-cell>
          <table:table-cell office:value-type="float" office:value="11718795" table:style-name="ce59">
            <text:p>11,718,795</text:p>
          </table:table-cell>
          <table:table-cell office:value-type="float" office:value="11825394" table:style-name="ce60">
            <text:p>11,825,394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28483" table:style-name="ce58">
            <text:p>1,528,483</text:p>
          </table:table-cell>
          <table:table-cell office:value-type="float" office:value="3980317" table:style-name="ce63">
            <text:p>3,980,317</text:p>
          </table:table-cell>
          <table:table-cell office:value-type="float" office:value="1952369" table:style-name="ce63">
            <text:p>1,952,369</text:p>
          </table:table-cell>
          <table:table-cell office:value-type="float" office:value="2027948" table:style-name="ce60">
            <text:p>2,027,948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47528" table:style-name="ce58">
            <text:p>1,047,528</text:p>
          </table:table-cell>
          <table:table-cell office:value-type="float" office:value="2694195" table:style-name="ce63">
            <text:p>2,694,195</text:p>
          </table:table-cell>
          <table:table-cell office:value-type="float" office:value="1288568" table:style-name="ce63">
            <text:p>1,288,568</text:p>
          </table:table-cell>
          <table:table-cell office:value-type="float" office:value="1405627" table:style-name="ce60">
            <text:p>1,405,627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73252" table:style-name="ce58">
            <text:p>773,252</text:p>
          </table:table-cell>
          <table:table-cell office:value-type="float" office:value="2153521" table:style-name="ce63">
            <text:p>2,153,521</text:p>
          </table:table-cell>
          <table:table-cell office:value-type="float" office:value="1074120" table:style-name="ce63">
            <text:p>1,074,120</text:p>
          </table:table-cell>
          <table:table-cell office:value-type="float" office:value="1079401" table:style-name="ce60">
            <text:p>1,079,40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46370" table:style-name="ce58">
            <text:p>946,370</text:p>
          </table:table-cell>
          <table:table-cell office:value-type="float" office:value="2770356" table:style-name="ce63">
            <text:p>2,770,356</text:p>
          </table:table-cell>
          <table:table-cell office:value-type="float" office:value="1367504" table:style-name="ce63">
            <text:p>1,367,504</text:p>
          </table:table-cell>
          <table:table-cell office:value-type="float" office:value="1402852" table:style-name="ce60">
            <text:p>1,402,852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78824" table:style-name="ce58">
            <text:p>678,824</text:p>
          </table:table-cell>
          <table:table-cell office:value-type="float" office:value="1886160" table:style-name="ce63">
            <text:p>1,886,160</text:p>
          </table:table-cell>
          <table:table-cell office:value-type="float" office:value="942924" table:style-name="ce63">
            <text:p>942,924</text:p>
          </table:table-cell>
          <table:table-cell office:value-type="float" office:value="943236" table:style-name="ce60">
            <text:p>943,236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83940" table:style-name="ce58">
            <text:p>1,083,940</text:p>
          </table:table-cell>
          <table:table-cell office:value-type="float" office:value="2779052" table:style-name="ce62">
            <text:p>2,779,052</text:p>
          </table:table-cell>
          <table:table-cell office:value-type="float" office:value="1378572" table:style-name="ce63">
            <text:p>1,378,572</text:p>
          </table:table-cell>
          <table:table-cell office:value-type="float" office:value="1400480" table:style-name="ce60">
            <text:p>1,400,480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70611" table:style-name="ce58">
            <text:p>2,470,611</text:p>
          </table:table-cell>
          <table:table-cell office:value-type="float" office:value="7132703" table:style-name="ce62">
            <text:p>7,132,703</text:p>
          </table:table-cell>
          <table:table-cell office:value-type="float" office:value="3639930" table:style-name="ce63">
            <text:p>3,639,930</text:p>
          </table:table-cell>
          <table:table-cell office:value-type="float" office:value="3492773" table:style-name="ce60">
            <text:p>3,492,773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7154" table:style-name="ce37">
            <text:p>167,154</text:p>
          </table:table-cell>
          <table:table-cell office:value-type="float" office:value="457323" table:style-name="ce38">
            <text:p>457,323</text:p>
          </table:table-cell>
          <table:table-cell office:value-type="float" office:value="231595" table:style-name="ce38">
            <text:p>231,595</text:p>
          </table:table-cell>
          <table:table-cell office:value-type="float" office:value="225728" table:style-name="ce38">
            <text:p>225,728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87910" table:style-name="ce37">
            <text:p>187,910</text:p>
          </table:table-cell>
          <table:table-cell office:value-type="float" office:value="548090" table:style-name="ce38">
            <text:p>548,090</text:p>
          </table:table-cell>
          <table:table-cell office:value-type="float" office:value="280355" table:style-name="ce38">
            <text:p>280,355</text:p>
          </table:table-cell>
          <table:table-cell office:value-type="float" office:value="267735" table:style-name="ce38">
            <text:p>267,735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6057" table:style-name="ce37">
            <text:p>186,057</text:p>
          </table:table-cell>
          <table:table-cell office:value-type="float" office:value="558373" table:style-name="ce38">
            <text:p>558,373</text:p>
          </table:table-cell>
          <table:table-cell office:value-type="float" office:value="288052" table:style-name="ce38">
            <text:p>288,052</text:p>
          </table:table-cell>
          <table:table-cell office:value-type="float" office:value="270321" table:style-name="ce38">
            <text:p>270,321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4881" table:style-name="ce37">
            <text:p>384,881</text:p>
          </table:table-cell>
          <table:table-cell office:value-type="float" office:value="1286346" table:style-name="ce38">
            <text:p>1,286,346</text:p>
          </table:table-cell>
          <table:table-cell office:value-type="float" office:value="656228" table:style-name="ce38">
            <text:p>656,228</text:p>
          </table:table-cell>
          <table:table-cell office:value-type="float" office:value="630118" table:style-name="ce38">
            <text:p>630,118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7476" table:style-name="ce37">
            <text:p>177,476</text:p>
          </table:table-cell>
          <table:table-cell office:value-type="float" office:value="504561" table:style-name="ce38">
            <text:p>504,561</text:p>
          </table:table-cell>
          <table:table-cell office:value-type="float" office:value="258629" table:style-name="ce38">
            <text:p>258,629</text:p>
          </table:table-cell>
          <table:table-cell office:value-type="float" office:value="245932" table:style-name="ce38">
            <text:p>245,932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39546" table:style-name="ce37">
            <text:p>239,546</text:p>
          </table:table-cell>
          <table:table-cell office:value-type="float" office:value="693987" table:style-name="ce38">
            <text:p>693,987</text:p>
          </table:table-cell>
          <table:table-cell office:value-type="float" office:value="360422" table:style-name="ce38">
            <text:p>360,422</text:p>
          </table:table-cell>
          <table:table-cell office:value-type="float" office:value="333565" table:style-name="ce38">
            <text:p>333,5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463" table:style-name="ce37">
            <text:p>182,463</text:p>
          </table:table-cell>
          <table:table-cell office:value-type="float" office:value="514717" table:style-name="ce38">
            <text:p>514,717</text:p>
          </table:table-cell>
          <table:table-cell office:value-type="float" office:value="267801" table:style-name="ce38">
            <text:p>267,801</text:p>
          </table:table-cell>
          <table:table-cell office:value-type="float" office:value="246916" table:style-name="ce38">
            <text:p>246,9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5950" table:style-name="ce37">
            <text:p>285,950</text:p>
          </table:table-cell>
          <table:table-cell office:value-type="float" office:value="834807" table:style-name="ce38">
            <text:p>834,807</text:p>
          </table:table-cell>
          <table:table-cell office:value-type="float" office:value="427143" table:style-name="ce38">
            <text:p>427,143</text:p>
          </table:table-cell>
          <table:table-cell office:value-type="float" office:value="407664" table:style-name="ce38">
            <text:p>407,66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616" table:style-name="ce37">
            <text:p>82,616</text:p>
          </table:table-cell>
          <table:table-cell office:value-type="float" office:value="220632" table:style-name="ce56">
            <text:p>220,632</text:p>
          </table:table-cell>
          <table:table-cell office:value-type="float" office:value="114070" table:style-name="ce38">
            <text:p>114,070</text:p>
          </table:table-cell>
          <table:table-cell office:value-type="float" office:value="106562" table:style-name="ce38">
            <text:p>106,56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427" table:style-name="ce37">
            <text:p>125,427</text:p>
          </table:table-cell>
          <table:table-cell office:value-type="float" office:value="330691" table:style-name="ce38">
            <text:p>330,691</text:p>
          </table:table-cell>
          <table:table-cell office:value-type="float" office:value="168186" table:style-name="ce38">
            <text:p>168,186</text:p>
          </table:table-cell>
          <table:table-cell office:value-type="float" office:value="162505" table:style-name="ce38">
            <text:p>162,50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323" table:style-name="ce37">
            <text:p>39,323</text:p>
          </table:table-cell>
          <table:table-cell office:value-type="float" office:value="103281" table:style-name="ce38">
            <text:p>103,281</text:p>
          </table:table-cell>
          <table:table-cell office:value-type="float" office:value="53172" table:style-name="ce38">
            <text:p>53,172</text:p>
          </table:table-cell>
          <table:table-cell office:value-type="float" office:value="50109" table:style-name="ce38">
            <text:p>50,10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2026" table:style-name="ce37">
            <text:p>152,026</text:p>
          </table:table-cell>
          <table:table-cell office:value-type="float" office:value="372049" table:style-name="ce38">
            <text:p>372,049</text:p>
          </table:table-cell>
          <table:table-cell office:value-type="float" office:value="186434" table:style-name="ce38">
            <text:p>186,434</text:p>
          </table:table-cell>
          <table:table-cell office:value-type="float" office:value="185615" table:style-name="ce38">
            <text:p>185,6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60796" table:style-name="ce37">
            <text:p>160,796</text:p>
          </table:table-cell>
          <table:table-cell office:value-type="float" office:value="438018" table:style-name="ce38">
            <text:p>438,018</text:p>
          </table:table-cell>
          <table:table-cell office:value-type="float" office:value="216490" table:style-name="ce38">
            <text:p>216,490</text:p>
          </table:table-cell>
          <table:table-cell office:value-type="float" office:value="221528" table:style-name="ce38">
            <text:p>221,5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8986" table:style-name="ce37">
            <text:p>98,986</text:p>
          </table:table-cell>
          <table:table-cell office:value-type="float" office:value="269828" table:style-name="ce38">
            <text:p>269,828</text:p>
          </table:table-cell>
          <table:table-cell office:value-type="float" office:value="131353" table:style-name="ce38">
            <text:p>131,353</text:p>
          </table:table-cell>
          <table:table-cell office:value-type="float" office:value="138475" table:style-name="ce38">
            <text:p>138,475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2044" table:style-name="ce58">
            <text:p>42,044</text:p>
          </table:table-cell>
          <table:table-cell office:value-type="float" office:value="147885" table:style-name="ce62">
            <text:p>147,885</text:p>
          </table:table-cell>
          <table:table-cell office:value-type="float" office:value="74808" table:style-name="ce62">
            <text:p>74,808</text:p>
          </table:table-cell>
          <table:table-cell office:value-type="float" office:value="73077" table:style-name="ce62">
            <text:p>73,07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351" table:style-name="ce37">
            <text:p>39,351</text:p>
          </table:table-cell>
          <table:table-cell office:value-type="float" office:value="135235" table:style-name="ce38">
            <text:p>135,235</text:p>
          </table:table-cell>
          <table:table-cell office:value-type="float" office:value="67599" table:style-name="ce38">
            <text:p>67,599</text:p>
          </table:table-cell>
          <table:table-cell office:value-type="float" office:value="67636" table:style-name="ce38">
            <text:p>67,636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693" table:style-name="ce39">
            <text:p>2,693</text:p>
          </table:table-cell>
          <table:table-cell office:value-type="float" office:value="12650" table:style-name="ce40">
            <text:p>12,650</text:p>
          </table:table-cell>
          <table:table-cell office:value-type="float" office:value="7209" table:style-name="ce40">
            <text:p>7,209</text:p>
          </table:table-cell>
          <table:table-cell office:value-type="float" office:value="5441" table:style-name="ce40">
            <text:p>5,441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6<text:span text:style-name="T2">年</text:span>3<text:span text:style-name="T2">月</text:span>3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28483" table:style-name="ce83">
            <text:p>1,528,483</text:p>
          </table:table-cell>
          <table:table-cell office:value-type="float" office:value="3980317" table:style-name="ce80">
            <text:p>3,980,317</text:p>
          </table:table-cell>
          <table:table-cell office:value-type="float" office:value="1952369" table:style-name="ce80">
            <text:p>1,952,369</text:p>
          </table:table-cell>
          <table:table-cell office:value-type="float" office:value="2027948" table:style-name="ce84">
            <text:p>2,027,94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6904" table:style-name="ce9">
            <text:p>206,904</text:p>
          </table:table-cell>
          <table:table-cell office:value-type="float" office:value="552257" table:style-name="ce11">
            <text:p>552,257</text:p>
          </table:table-cell>
          <table:table-cell office:value-type="float" office:value="269811" table:style-name="ce11">
            <text:p>269,811</text:p>
          </table:table-cell>
          <table:table-cell office:value-type="float" office:value="282446" table:style-name="ce23">
            <text:p>282,44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50179" table:style-name="ce9">
            <text:p>150,179</text:p>
          </table:table-cell>
          <table:table-cell office:value-type="float" office:value="388361" table:style-name="ce11">
            <text:p>388,361</text:p>
          </table:table-cell>
          <table:table-cell office:value-type="float" office:value="191345" table:style-name="ce11">
            <text:p>191,345</text:p>
          </table:table-cell>
          <table:table-cell office:value-type="float" office:value="197016" table:style-name="ce23">
            <text:p>197,01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4269" table:style-name="ce9">
            <text:p>164,269</text:p>
          </table:table-cell>
          <table:table-cell office:value-type="float" office:value="413952" table:style-name="ce11">
            <text:p>413,952</text:p>
          </table:table-cell>
          <table:table-cell office:value-type="float" office:value="201603" table:style-name="ce11">
            <text:p>201,603</text:p>
          </table:table-cell>
          <table:table-cell office:value-type="float" office:value="212349" table:style-name="ce23">
            <text:p>212,34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852" table:style-name="ce9">
            <text:p>90,852</text:p>
          </table:table-cell>
          <table:table-cell office:value-type="float" office:value="224120" table:style-name="ce11">
            <text:p>224,120</text:p>
          </table:table-cell>
          <table:table-cell office:value-type="float" office:value="106493" table:style-name="ce11">
            <text:p>106,493</text:p>
          </table:table-cell>
          <table:table-cell office:value-type="float" office:value="117627" table:style-name="ce23">
            <text:p>117,62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0929" table:style-name="ce9">
            <text:p>150,929</text:p>
          </table:table-cell>
          <table:table-cell office:value-type="float" office:value="414330" table:style-name="ce11">
            <text:p>414,330</text:p>
          </table:table-cell>
          <table:table-cell office:value-type="float" office:value="202514" table:style-name="ce11">
            <text:p>202,514</text:p>
          </table:table-cell>
          <table:table-cell office:value-type="float" office:value="211816" table:style-name="ce23">
            <text:p>211,8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5393" table:style-name="ce9">
            <text:p>125,393</text:p>
          </table:table-cell>
          <table:table-cell office:value-type="float" office:value="301327" table:style-name="ce11">
            <text:p>301,327</text:p>
          </table:table-cell>
          <table:table-cell office:value-type="float" office:value="145232" table:style-name="ce11">
            <text:p>145,232</text:p>
          </table:table-cell>
          <table:table-cell office:value-type="float" office:value="156095" table:style-name="ce23">
            <text:p>156,0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6078" table:style-name="ce9">
            <text:p>66,078</text:p>
          </table:table-cell>
          <table:table-cell office:value-type="float" office:value="184345" table:style-name="ce11">
            <text:p>184,345</text:p>
          </table:table-cell>
          <table:table-cell office:value-type="float" office:value="92028" table:style-name="ce11">
            <text:p>92,028</text:p>
          </table:table-cell>
          <table:table-cell office:value-type="float" office:value="92317" table:style-name="ce23">
            <text:p>92,3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637" table:style-name="ce9">
            <text:p>29,637</text:p>
          </table:table-cell>
          <table:table-cell office:value-type="float" office:value="87121" table:style-name="ce11">
            <text:p>87,121</text:p>
          </table:table-cell>
          <table:table-cell office:value-type="float" office:value="43667" table:style-name="ce11">
            <text:p>43,667</text:p>
          </table:table-cell>
          <table:table-cell office:value-type="float" office:value="43454" table:style-name="ce23">
            <text:p>43,4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2058" table:style-name="ce9">
            <text:p>42,058</text:p>
          </table:table-cell>
          <table:table-cell office:value-type="float" office:value="114299" table:style-name="ce11">
            <text:p>114,299</text:p>
          </table:table-cell>
          <table:table-cell office:value-type="float" office:value="57348" table:style-name="ce11">
            <text:p>57,348</text:p>
          </table:table-cell>
          <table:table-cell office:value-type="float" office:value="56951" table:style-name="ce23">
            <text:p>56,9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2778" table:style-name="ce9">
            <text:p>72,778</text:p>
          </table:table-cell>
          <table:table-cell office:value-type="float" office:value="166341" table:style-name="ce11">
            <text:p>166,341</text:p>
          </table:table-cell>
          <table:table-cell office:value-type="float" office:value="79960" table:style-name="ce11">
            <text:p>79,960</text:p>
          </table:table-cell>
          <table:table-cell office:value-type="float" office:value="86381" table:style-name="ce23">
            <text:p>86,3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6050" table:style-name="ce9">
            <text:p>86,050</text:p>
          </table:table-cell>
          <table:table-cell office:value-type="float" office:value="198003" table:style-name="ce11">
            <text:p>198,003</text:p>
          </table:table-cell>
          <table:table-cell office:value-type="float" office:value="96670" table:style-name="ce11">
            <text:p>96,670</text:p>
          </table:table-cell>
          <table:table-cell office:value-type="float" office:value="101333" table:style-name="ce23">
            <text:p>101,3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76" table:style-name="ce9">
            <text:p>16,176</text:p>
          </table:table-cell>
          <table:table-cell office:value-type="float" office:value="40593" table:style-name="ce11">
            <text:p>40,593</text:p>
          </table:table-cell>
          <table:table-cell office:value-type="float" office:value="20515" table:style-name="ce11">
            <text:p>20,515</text:p>
          </table:table-cell>
          <table:table-cell office:value-type="float" office:value="20078" table:style-name="ce23">
            <text:p>20,0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614" table:style-name="ce9">
            <text:p>86,614</text:p>
          </table:table-cell>
          <table:table-cell office:value-type="float" office:value="238529" table:style-name="ce11">
            <text:p>238,529</text:p>
          </table:table-cell>
          <table:table-cell office:value-type="float" office:value="117771" table:style-name="ce11">
            <text:p>117,771</text:p>
          </table:table-cell>
          <table:table-cell office:value-type="float" office:value="120758" table:style-name="ce23">
            <text:p>120,7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332" table:style-name="ce9">
            <text:p>70,332</text:p>
          </table:table-cell>
          <table:table-cell office:value-type="float" office:value="200833" table:style-name="ce11">
            <text:p>200,833</text:p>
          </table:table-cell>
          <table:table-cell office:value-type="float" office:value="98746" table:style-name="ce11">
            <text:p>98,746</text:p>
          </table:table-cell>
          <table:table-cell office:value-type="float" office:value="102087" table:style-name="ce23">
            <text:p>102,0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0814" table:style-name="ce9">
            <text:p>30,814</text:p>
          </table:table-cell>
          <table:table-cell office:value-type="float" office:value="84200" table:style-name="ce11">
            <text:p>84,200</text:p>
          </table:table-cell>
          <table:table-cell office:value-type="float" office:value="42485" table:style-name="ce11">
            <text:p>42,485</text:p>
          </table:table-cell>
          <table:table-cell office:value-type="float" office:value="41715" table:style-name="ce23">
            <text:p>41,7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245" table:style-name="ce9">
            <text:p>28,245</text:p>
          </table:table-cell>
          <table:table-cell office:value-type="float" office:value="78823" table:style-name="ce11">
            <text:p>78,823</text:p>
          </table:table-cell>
          <table:table-cell office:value-type="float" office:value="39204" table:style-name="ce11">
            <text:p>39,204</text:p>
          </table:table-cell>
          <table:table-cell office:value-type="float" office:value="39619" table:style-name="ce23">
            <text:p>39,6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0747" table:style-name="ce9">
            <text:p>40,747</text:p>
          </table:table-cell>
          <table:table-cell office:value-type="float" office:value="103684" table:style-name="ce11">
            <text:p>103,684</text:p>
          </table:table-cell>
          <table:table-cell office:value-type="float" office:value="50509" table:style-name="ce11">
            <text:p>50,509</text:p>
          </table:table-cell>
          <table:table-cell office:value-type="float" office:value="53175" table:style-name="ce23">
            <text:p>53,1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536" table:style-name="ce9">
            <text:p>9,536</text:p>
          </table:table-cell>
          <table:table-cell office:value-type="float" office:value="23663" table:style-name="ce11">
            <text:p>23,663</text:p>
          </table:table-cell>
          <table:table-cell office:value-type="float" office:value="11843" table:style-name="ce11">
            <text:p>11,843</text:p>
          </table:table-cell>
          <table:table-cell office:value-type="float" office:value="11820" table:style-name="ce23">
            <text:p>11,8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5" table:style-name="ce9">
            <text:p>3,365</text:p>
          </table:table-cell>
          <table:table-cell office:value-type="float" office:value="7719" table:style-name="ce11">
            <text:p>7,719</text:p>
          </table:table-cell>
          <table:table-cell office:value-type="float" office:value="4243" table:style-name="ce11">
            <text:p>4,243</text:p>
          </table:table-cell>
          <table:table-cell office:value-type="float" office:value="3476" table:style-name="ce23">
            <text:p>3,4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15" table:style-name="ce9">
            <text:p>2,515</text:p>
          </table:table-cell>
          <table:table-cell office:value-type="float" office:value="6541" table:style-name="ce11">
            <text:p>6,541</text:p>
          </table:table-cell>
          <table:table-cell office:value-type="float" office:value="3638" table:style-name="ce11">
            <text:p>3,638</text:p>
          </table:table-cell>
          <table:table-cell office:value-type="float" office:value="2903" table:style-name="ce23">
            <text:p>2,9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27" table:style-name="ce9">
            <text:p>9,427</text:p>
          </table:table-cell>
          <table:table-cell office:value-type="float" office:value="23335" table:style-name="ce11">
            <text:p>23,335</text:p>
          </table:table-cell>
          <table:table-cell office:value-type="float" office:value="11979" table:style-name="ce11">
            <text:p>11,979</text:p>
          </table:table-cell>
          <table:table-cell office:value-type="float" office:value="11356" table:style-name="ce23">
            <text:p>11,3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300" table:style-name="ce9">
            <text:p>4,300</text:p>
          </table:table-cell>
          <table:table-cell office:value-type="float" office:value="12456" table:style-name="ce11">
            <text:p>12,456</text:p>
          </table:table-cell>
          <table:table-cell office:value-type="float" office:value="6452" table:style-name="ce11">
            <text:p>6,452</text:p>
          </table:table-cell>
          <table:table-cell office:value-type="float" office:value="6004" table:style-name="ce23">
            <text:p>6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340" table:style-name="ce9">
            <text:p>14,340</text:p>
          </table:table-cell>
          <table:table-cell office:value-type="float" office:value="38170" table:style-name="ce11">
            <text:p>38,170</text:p>
          </table:table-cell>
          <table:table-cell office:value-type="float" office:value="19014" table:style-name="ce11">
            <text:p>19,014</text:p>
          </table:table-cell>
          <table:table-cell office:value-type="float" office:value="19156" table:style-name="ce23">
            <text:p>19,1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26" table:style-name="ce9">
            <text:p>2,326</text:p>
          </table:table-cell>
          <table:table-cell office:value-type="float" office:value="4764" table:style-name="ce11">
            <text:p>4,764</text:p>
          </table:table-cell>
          <table:table-cell office:value-type="float" office:value="2631" table:style-name="ce11">
            <text:p>2,631</text:p>
          </table:table-cell>
          <table:table-cell office:value-type="float" office:value="2133" table:style-name="ce23">
            <text:p>2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15" table:style-name="ce9">
            <text:p>3,815</text:p>
          </table:table-cell>
          <table:table-cell office:value-type="float" office:value="9054" table:style-name="ce11">
            <text:p>9,054</text:p>
          </table:table-cell>
          <table:table-cell office:value-type="float" office:value="4895" table:style-name="ce11">
            <text:p>4,895</text:p>
          </table:table-cell>
          <table:table-cell office:value-type="float" office:value="4159" table:style-name="ce23">
            <text:p>4,1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17" table:style-name="ce9">
            <text:p>4,417</text:p>
          </table:table-cell>
          <table:table-cell office:value-type="float" office:value="12690" table:style-name="ce11">
            <text:p>12,690</text:p>
          </table:table-cell>
          <table:table-cell office:value-type="float" office:value="6473" table:style-name="ce11">
            <text:p>6,473</text:p>
          </table:table-cell>
          <table:table-cell office:value-type="float" office:value="6217" table:style-name="ce23">
            <text:p>6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067" table:style-name="ce9">
            <text:p>7,067</text:p>
          </table:table-cell>
          <table:table-cell office:value-type="float" office:value="22159" table:style-name="ce11">
            <text:p>22,159</text:p>
          </table:table-cell>
          <table:table-cell office:value-type="float" office:value="10948" table:style-name="ce11">
            <text:p>10,948</text:p>
          </table:table-cell>
          <table:table-cell office:value-type="float" office:value="11211" table:style-name="ce23">
            <text:p>11,2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56" table:style-name="ce9">
            <text:p>7,456</text:p>
          </table:table-cell>
          <table:table-cell office:value-type="float" office:value="22403" table:style-name="ce11">
            <text:p>22,403</text:p>
          </table:table-cell>
          <table:table-cell office:value-type="float" office:value="11268" table:style-name="ce11">
            <text:p>11,268</text:p>
          </table:table-cell>
          <table:table-cell office:value-type="float" office:value="11135" table:style-name="ce23">
            <text:p>11,135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來區</text:p>
          </table:table-cell>
          <table:table-cell office:value-type="float" office:value="1864" table:style-name="ce16">
            <text:p>1,864</text:p>
          </table:table-cell>
          <table:table-cell office:value-type="float" office:value="6245" table:style-name="ce18">
            <text:p>6,245</text:p>
          </table:table-cell>
          <table:table-cell office:value-type="float" office:value="3084" table:style-name="ce18">
            <text:p>3,084</text:p>
          </table:table-cell>
          <table:table-cell office:value-type="float" office:value="3161" table:style-name="ce19">
            <text:p>3,161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47528" table:style-name="ce72">
            <text:p>1,047,528</text:p>
          </table:table-cell>
          <table:table-cell office:value-type="float" office:value="2694195" table:style-name="ce80">
            <text:p>2,694,195</text:p>
          </table:table-cell>
          <table:table-cell office:value-type="float" office:value="1288568" table:style-name="ce80">
            <text:p>1,288,568</text:p>
          </table:table-cell>
          <table:table-cell office:value-type="float" office:value="1405627" table:style-name="ce74">
            <text:p>1,405,6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322" table:style-name="ce53">
            <text:p>80,322</text:p>
          </table:table-cell>
          <table:table-cell office:value-type="float" office:value="208250" table:style-name="ce11">
            <text:p>208,250</text:p>
          </table:table-cell>
          <table:table-cell office:value-type="float" office:value="97892" table:style-name="ce11">
            <text:p>97,892</text:p>
          </table:table-cell>
          <table:table-cell office:value-type="float" office:value="110358" table:style-name="ce10">
            <text:p>110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62" table:style-name="ce53">
            <text:p>89,462</text:p>
          </table:table-cell>
          <table:table-cell office:value-type="float" office:value="227353" table:style-name="ce11">
            <text:p>227,353</text:p>
          </table:table-cell>
          <table:table-cell office:value-type="float" office:value="108696" table:style-name="ce11">
            <text:p>108,696</text:p>
          </table:table-cell>
          <table:table-cell office:value-type="float" office:value="118657" table:style-name="ce10">
            <text:p>118,6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506" table:style-name="ce53">
            <text:p>120,506</text:p>
          </table:table-cell>
          <table:table-cell office:value-type="float" office:value="311213" table:style-name="ce11">
            <text:p>311,213</text:p>
          </table:table-cell>
          <table:table-cell office:value-type="float" office:value="145496" table:style-name="ce11">
            <text:p>145,496</text:p>
          </table:table-cell>
          <table:table-cell office:value-type="float" office:value="165717" table:style-name="ce10">
            <text:p>165,7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9661" table:style-name="ce53">
            <text:p>99,661</text:p>
          </table:table-cell>
          <table:table-cell office:value-type="float" office:value="231263" table:style-name="ce11">
            <text:p>231,263</text:p>
          </table:table-cell>
          <table:table-cell office:value-type="float" office:value="107826" table:style-name="ce11">
            <text:p>107,826</text:p>
          </table:table-cell>
          <table:table-cell office:value-type="float" office:value="123437" table:style-name="ce10">
            <text:p>123,4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078" table:style-name="ce53">
            <text:p>65,078</text:p>
          </table:table-cell>
          <table:table-cell office:value-type="float" office:value="160609" table:style-name="ce11">
            <text:p>160,609</text:p>
          </table:table-cell>
          <table:table-cell office:value-type="float" office:value="76678" table:style-name="ce11">
            <text:p>76,678</text:p>
          </table:table-cell>
          <table:table-cell office:value-type="float" office:value="83931" table:style-name="ce10">
            <text:p>83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601" table:style-name="ce53">
            <text:p>51,601</text:p>
          </table:table-cell>
          <table:table-cell office:value-type="float" office:value="129885" table:style-name="ce11">
            <text:p>129,885</text:p>
          </table:table-cell>
          <table:table-cell office:value-type="float" office:value="63381" table:style-name="ce11">
            <text:p>63,381</text:p>
          </table:table-cell>
          <table:table-cell office:value-type="float" office:value="66504" table:style-name="ce10">
            <text:p>66,5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532" table:style-name="ce53">
            <text:p>78,532</text:p>
          </table:table-cell>
          <table:table-cell office:value-type="float" office:value="193207" table:style-name="ce11">
            <text:p>193,207</text:p>
          </table:table-cell>
          <table:table-cell office:value-type="float" office:value="94993" table:style-name="ce11">
            <text:p>94,993</text:p>
          </table:table-cell>
          <table:table-cell office:value-type="float" office:value="98214" table:style-name="ce10">
            <text:p>98,2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5024" table:style-name="ce53">
            <text:p>105,024</text:p>
          </table:table-cell>
          <table:table-cell office:value-type="float" office:value="275143" table:style-name="ce11">
            <text:p>275,143</text:p>
          </table:table-cell>
          <table:table-cell office:value-type="float" office:value="132095" table:style-name="ce11">
            <text:p>132,095</text:p>
          </table:table-cell>
          <table:table-cell office:value-type="float" office:value="143048" table:style-name="ce10">
            <text:p>143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6809" table:style-name="ce53">
            <text:p>46,809</text:p>
          </table:table-cell>
          <table:table-cell office:value-type="float" office:value="122415" table:style-name="ce11">
            <text:p>122,415</text:p>
          </table:table-cell>
          <table:table-cell office:value-type="float" office:value="59887" table:style-name="ce11">
            <text:p>59,887</text:p>
          </table:table-cell>
          <table:table-cell office:value-type="float" office:value="62528" table:style-name="ce10">
            <text:p>62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226" table:style-name="ce53">
            <text:p>107,226</text:p>
          </table:table-cell>
          <table:table-cell office:value-type="float" office:value="287741" table:style-name="ce11">
            <text:p>287,741</text:p>
          </table:table-cell>
          <table:table-cell office:value-type="float" office:value="137599" table:style-name="ce11">
            <text:p>137,599</text:p>
          </table:table-cell>
          <table:table-cell office:value-type="float" office:value="150142" table:style-name="ce10">
            <text:p>150,1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849" table:style-name="ce53">
            <text:p>106,849</text:p>
          </table:table-cell>
          <table:table-cell office:value-type="float" office:value="289851" table:style-name="ce11">
            <text:p>289,851</text:p>
          </table:table-cell>
          <table:table-cell office:value-type="float" office:value="139903" table:style-name="ce11">
            <text:p>139,903</text:p>
          </table:table-cell>
          <table:table-cell office:value-type="float" office:value="149948" table:style-name="ce10">
            <text:p>149,94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458" table:style-name="ce54">
            <text:p>96,458</text:p>
          </table:table-cell>
          <table:table-cell office:value-type="float" office:value="257265" table:style-name="ce18">
            <text:p>257,265</text:p>
          </table:table-cell>
          <table:table-cell office:value-type="float" office:value="124122" table:style-name="ce18">
            <text:p>124,122</text:p>
          </table:table-cell>
          <table:table-cell office:value-type="float" office:value="133143" table:style-name="ce17">
            <text:p>133,143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73252" table:style-name="ce72">
            <text:p>773,252</text:p>
          </table:table-cell>
          <table:table-cell office:value-type="float" office:value="2153521" table:style-name="ce80">
            <text:p>2,153,521</text:p>
          </table:table-cell>
          <table:table-cell office:value-type="float" office:value="1074120" table:style-name="ce80">
            <text:p>1,074,120</text:p>
          </table:table-cell>
          <table:table-cell office:value-type="float" office:value="1079401" table:style-name="ce84">
            <text:p>1,079,40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3249" table:style-name="ce53">
            <text:p>163,249</text:p>
          </table:table-cell>
          <table:table-cell office:value-type="float" office:value="435260" table:style-name="ce11">
            <text:p>435,260</text:p>
          </table:table-cell>
          <table:table-cell office:value-type="float" office:value="211610" table:style-name="ce11">
            <text:p>211,610</text:p>
          </table:table-cell>
          <table:table-cell office:value-type="float" office:value="223650" table:style-name="ce23">
            <text:p>223,65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5593" table:style-name="ce53">
            <text:p>145,593</text:p>
          </table:table-cell>
          <table:table-cell office:value-type="float" office:value="397714" table:style-name="ce11">
            <text:p>397,714</text:p>
          </table:table-cell>
          <table:table-cell office:value-type="float" office:value="196279" table:style-name="ce11">
            <text:p>196,279</text:p>
          </table:table-cell>
          <table:table-cell office:value-type="float" office:value="201435" table:style-name="ce23">
            <text:p>201,43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1901" table:style-name="ce53">
            <text:p>31,901</text:p>
          </table:table-cell>
          <table:table-cell office:value-type="float" office:value="94115" table:style-name="ce11">
            <text:p>94,115</text:p>
          </table:table-cell>
          <table:table-cell office:value-type="float" office:value="48041" table:style-name="ce11">
            <text:p>48,041</text:p>
          </table:table-cell>
          <table:table-cell office:value-type="float" office:value="46074" table:style-name="ce23">
            <text:p>46,07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6557" table:style-name="ce53">
            <text:p>56,557</text:p>
          </table:table-cell>
          <table:table-cell office:value-type="float" office:value="164473" table:style-name="ce11">
            <text:p>164,473</text:p>
          </table:table-cell>
          <table:table-cell office:value-type="float" office:value="83019" table:style-name="ce11">
            <text:p>83,019</text:p>
          </table:table-cell>
          <table:table-cell office:value-type="float" office:value="81454" table:style-name="ce23">
            <text:p>81,45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6968" table:style-name="ce53">
            <text:p>56,968</text:p>
          </table:table-cell>
          <table:table-cell office:value-type="float" office:value="159199" table:style-name="ce11">
            <text:p>159,199</text:p>
          </table:table-cell>
          <table:table-cell office:value-type="float" office:value="79179" table:style-name="ce11">
            <text:p>79,179</text:p>
          </table:table-cell>
          <table:table-cell office:value-type="float" office:value="80020" table:style-name="ce23">
            <text:p>80,02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1704" table:style-name="ce53">
            <text:p>31,704</text:p>
          </table:table-cell>
          <table:table-cell office:value-type="float" office:value="87404" table:style-name="ce11">
            <text:p>87,404</text:p>
          </table:table-cell>
          <table:table-cell office:value-type="float" office:value="44749" table:style-name="ce11">
            <text:p>44,749</text:p>
          </table:table-cell>
          <table:table-cell office:value-type="float" office:value="42655" table:style-name="ce23">
            <text:p>42,655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59504" table:style-name="ce53">
            <text:p>59,504</text:p>
          </table:table-cell>
          <table:table-cell office:value-type="float" office:value="153545" table:style-name="ce11">
            <text:p>153,545</text:p>
          </table:table-cell>
          <table:table-cell office:value-type="float" office:value="76694" table:style-name="ce11">
            <text:p>76,694</text:p>
          </table:table-cell>
          <table:table-cell office:value-type="float" office:value="76851" table:style-name="ce23">
            <text:p>76,85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68532" table:style-name="ce53">
            <text:p>68,532</text:p>
          </table:table-cell>
          <table:table-cell office:value-type="float" office:value="193576" table:style-name="ce11">
            <text:p>193,576</text:p>
          </table:table-cell>
          <table:table-cell office:value-type="float" office:value="97162" table:style-name="ce11">
            <text:p>97,162</text:p>
          </table:table-cell>
          <table:table-cell office:value-type="float" office:value="96414" table:style-name="ce23">
            <text:p>96,41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1183" table:style-name="ce53">
            <text:p>41,183</text:p>
          </table:table-cell>
          <table:table-cell office:value-type="float" office:value="120468" table:style-name="ce11">
            <text:p>120,468</text:p>
          </table:table-cell>
          <table:table-cell office:value-type="float" office:value="60492" table:style-name="ce11">
            <text:p>60,492</text:p>
          </table:table-cell>
          <table:table-cell office:value-type="float" office:value="59976" table:style-name="ce23">
            <text:p>59,97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6035" table:style-name="ce53">
            <text:p>76,035</text:p>
          </table:table-cell>
          <table:table-cell office:value-type="float" office:value="222032" table:style-name="ce11">
            <text:p>222,032</text:p>
          </table:table-cell>
          <table:table-cell office:value-type="float" office:value="110501" table:style-name="ce11">
            <text:p>110,501</text:p>
          </table:table-cell>
          <table:table-cell office:value-type="float" office:value="111531" table:style-name="ce23">
            <text:p>111,53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054" table:style-name="ce53">
            <text:p>16,054</text:p>
          </table:table-cell>
          <table:table-cell office:value-type="float" office:value="48767" table:style-name="ce11">
            <text:p>48,767</text:p>
          </table:table-cell>
          <table:table-cell office:value-type="float" office:value="25979" table:style-name="ce11">
            <text:p>25,979</text:p>
          </table:table-cell>
          <table:table-cell office:value-type="float" office:value="22788" table:style-name="ce23">
            <text:p>22,788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2207" table:style-name="ce53">
            <text:p>22,207</text:p>
          </table:table-cell>
          <table:table-cell office:value-type="float" office:value="65680" table:style-name="ce11">
            <text:p>65,680</text:p>
          </table:table-cell>
          <table:table-cell office:value-type="float" office:value="34271" table:style-name="ce11">
            <text:p>34,271</text:p>
          </table:table-cell>
          <table:table-cell office:value-type="float" office:value="31409" table:style-name="ce23">
            <text:p>31,409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復興區</text:p>
          </table:table-cell>
          <table:table-cell office:value-type="float" office:value="3765" table:style-name="ce54">
            <text:p>3,765</text:p>
          </table:table-cell>
          <table:table-cell office:value-type="float" office:value="11288" table:style-name="ce18">
            <text:p>11,288</text:p>
          </table:table-cell>
          <table:table-cell office:value-type="float" office:value="6144" table:style-name="ce18">
            <text:p>6,144</text:p>
          </table:table-cell>
          <table:table-cell office:value-type="float" office:value="5144" table:style-name="ce19">
            <text:p>5,144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6年2<text:span text:style-name="T2">月底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46370" table:style-name="ce72">
            <text:p>946,370</text:p>
          </table:table-cell>
          <table:table-cell office:value-type="float" office:value="2770356" table:style-name="ce80">
            <text:p>2,770,356</text:p>
          </table:table-cell>
          <table:table-cell office:value-type="float" office:value="1367504" table:style-name="ce80">
            <text:p>1,367,504</text:p>
          </table:table-cell>
          <table:table-cell office:value-type="float" office:value="1402852" table:style-name="ce74">
            <text:p>1,402,85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89" table:style-name="ce53">
            <text:p>7,989</text:p>
          </table:table-cell>
          <table:table-cell office:value-type="float" office:value="18750" table:style-name="ce11">
            <text:p>18,750</text:p>
          </table:table-cell>
          <table:table-cell office:value-type="float" office:value="9320" table:style-name="ce11">
            <text:p>9,320</text:p>
          </table:table-cell>
          <table:table-cell office:value-type="float" office:value="9430" table:style-name="ce10">
            <text:p>9,43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624" table:style-name="ce53">
            <text:p>27,624</text:p>
          </table:table-cell>
          <table:table-cell office:value-type="float" office:value="75394" table:style-name="ce11">
            <text:p>75,394</text:p>
          </table:table-cell>
          <table:table-cell office:value-type="float" office:value="37600" table:style-name="ce11">
            <text:p>37,600</text:p>
          </table:table-cell>
          <table:table-cell office:value-type="float" office:value="37794" table:style-name="ce10">
            <text:p>37,794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7585" table:style-name="ce53">
            <text:p>47,585</text:p>
          </table:table-cell>
          <table:table-cell office:value-type="float" office:value="123630" table:style-name="ce11">
            <text:p>123,630</text:p>
          </table:table-cell>
          <table:table-cell office:value-type="float" office:value="59448" table:style-name="ce11">
            <text:p>59,448</text:p>
          </table:table-cell>
          <table:table-cell office:value-type="float" office:value="64182" table:style-name="ce10">
            <text:p>64,182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569" table:style-name="ce53">
            <text:p>45,569</text:p>
          </table:table-cell>
          <table:table-cell office:value-type="float" office:value="115835" table:style-name="ce11">
            <text:p>115,835</text:p>
          </table:table-cell>
          <table:table-cell office:value-type="float" office:value="55042" table:style-name="ce11">
            <text:p>55,042</text:p>
          </table:table-cell>
          <table:table-cell office:value-type="float" office:value="60793" table:style-name="ce10">
            <text:p>60,79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9051" table:style-name="ce53">
            <text:p>59,051</text:p>
          </table:table-cell>
          <table:table-cell office:value-type="float" office:value="147733" table:style-name="ce11">
            <text:p>147,733</text:p>
          </table:table-cell>
          <table:table-cell office:value-type="float" office:value="70761" table:style-name="ce11">
            <text:p>70,761</text:p>
          </table:table-cell>
          <table:table-cell office:value-type="float" office:value="76972" table:style-name="ce10">
            <text:p>76,97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4581" table:style-name="ce53">
            <text:p>84,581</text:p>
          </table:table-cell>
          <table:table-cell office:value-type="float" office:value="225037" table:style-name="ce11">
            <text:p>225,037</text:p>
          </table:table-cell>
          <table:table-cell office:value-type="float" office:value="108304" table:style-name="ce11">
            <text:p>108,304</text:p>
          </table:table-cell>
          <table:table-cell office:value-type="float" office:value="116733" table:style-name="ce10">
            <text:p>116,73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1024" table:style-name="ce53">
            <text:p>61,024</text:p>
          </table:table-cell>
          <table:table-cell office:value-type="float" office:value="166842" table:style-name="ce11">
            <text:p>166,842</text:p>
          </table:table-cell>
          <table:table-cell office:value-type="float" office:value="79824" table:style-name="ce11">
            <text:p>79,824</text:p>
          </table:table-cell>
          <table:table-cell office:value-type="float" office:value="87018" table:style-name="ce10">
            <text:p>87,018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8067" table:style-name="ce53">
            <text:p>98,067</text:p>
          </table:table-cell>
          <table:table-cell office:value-type="float" office:value="271221" table:style-name="ce11">
            <text:p>271,221</text:p>
          </table:table-cell>
          <table:table-cell office:value-type="float" office:value="130305" table:style-name="ce11">
            <text:p>130,305</text:p>
          </table:table-cell>
          <table:table-cell office:value-type="float" office:value="140916" table:style-name="ce10">
            <text:p>140,91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227" table:style-name="ce53">
            <text:p>53,227</text:p>
          </table:table-cell>
          <table:table-cell office:value-type="float" office:value="166887" table:style-name="ce11">
            <text:p>166,887</text:p>
          </table:table-cell>
          <table:table-cell office:value-type="float" office:value="82558" table:style-name="ce11">
            <text:p>82,558</text:p>
          </table:table-cell>
          <table:table-cell office:value-type="float" office:value="84329" table:style-name="ce10">
            <text:p>84,32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370" table:style-name="ce53">
            <text:p>17,370</text:p>
          </table:table-cell>
          <table:table-cell office:value-type="float" office:value="50893" table:style-name="ce11">
            <text:p>50,893</text:p>
          </table:table-cell>
          <table:table-cell office:value-type="float" office:value="26195" table:style-name="ce11">
            <text:p>26,195</text:p>
          </table:table-cell>
          <table:table-cell office:value-type="float" office:value="24698" table:style-name="ce10">
            <text:p>24,69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2926" table:style-name="ce53">
            <text:p>22,926</text:p>
          </table:table-cell>
          <table:table-cell office:value-type="float" office:value="77706" table:style-name="ce11">
            <text:p>77,706</text:p>
          </table:table-cell>
          <table:table-cell office:value-type="float" office:value="39139" table:style-name="ce11">
            <text:p>39,139</text:p>
          </table:table-cell>
          <table:table-cell office:value-type="float" office:value="38567" table:style-name="ce10">
            <text:p>38,56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6924" table:style-name="ce53">
            <text:p>26,924</text:p>
          </table:table-cell>
          <table:table-cell office:value-type="float" office:value="86408" table:style-name="ce11">
            <text:p>86,408</text:p>
          </table:table-cell>
          <table:table-cell office:value-type="float" office:value="44339" table:style-name="ce11">
            <text:p>44,339</text:p>
          </table:table-cell>
          <table:table-cell office:value-type="float" office:value="42069" table:style-name="ce10">
            <text:p>42,06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8905" table:style-name="ce53">
            <text:p>28,905</text:p>
          </table:table-cell>
          <table:table-cell office:value-type="float" office:value="91514" table:style-name="ce11">
            <text:p>91,514</text:p>
          </table:table-cell>
          <table:table-cell office:value-type="float" office:value="46247" table:style-name="ce11">
            <text:p>46,247</text:p>
          </table:table-cell>
          <table:table-cell office:value-type="float" office:value="45267" table:style-name="ce10">
            <text:p>45,26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538" table:style-name="ce53">
            <text:p>17,538</text:p>
          </table:table-cell>
          <table:table-cell office:value-type="float" office:value="57712" table:style-name="ce11">
            <text:p>57,712</text:p>
          </table:table-cell>
          <table:table-cell office:value-type="float" office:value="29003" table:style-name="ce11">
            <text:p>29,003</text:p>
          </table:table-cell>
          <table:table-cell office:value-type="float" office:value="28709" table:style-name="ce10">
            <text:p>28,70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5985" table:style-name="ce53">
            <text:p>15,985</text:p>
          </table:table-cell>
          <table:table-cell office:value-type="float" office:value="54291" table:style-name="ce11">
            <text:p>54,291</text:p>
          </table:table-cell>
          <table:table-cell office:value-type="float" office:value="27588" table:style-name="ce11">
            <text:p>27,588</text:p>
          </table:table-cell>
          <table:table-cell office:value-type="float" office:value="26703" table:style-name="ce10">
            <text:p>26,70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284" table:style-name="ce53">
            <text:p>19,284</text:p>
          </table:table-cell>
          <table:table-cell office:value-type="float" office:value="65527" table:style-name="ce11">
            <text:p>65,527</text:p>
          </table:table-cell>
          <table:table-cell office:value-type="float" office:value="33466" table:style-name="ce11">
            <text:p>33,466</text:p>
          </table:table-cell>
          <table:table-cell office:value-type="float" office:value="32061" table:style-name="ce10">
            <text:p>32,06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5974" table:style-name="ce53">
            <text:p>35,974</text:p>
          </table:table-cell>
          <table:table-cell office:value-type="float" office:value="107581" table:style-name="ce11">
            <text:p>107,581</text:p>
          </table:table-cell>
          <table:table-cell office:value-type="float" office:value="53205" table:style-name="ce11">
            <text:p>53,205</text:p>
          </table:table-cell>
          <table:table-cell office:value-type="float" office:value="54376" table:style-name="ce10">
            <text:p>54,37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9174" table:style-name="ce53">
            <text:p>29,174</text:p>
          </table:table-cell>
          <table:table-cell office:value-type="float" office:value="94623" table:style-name="ce11">
            <text:p>94,623</text:p>
          </table:table-cell>
          <table:table-cell office:value-type="float" office:value="47259" table:style-name="ce11">
            <text:p>47,259</text:p>
          </table:table-cell>
          <table:table-cell office:value-type="float" office:value="47364" table:style-name="ce10">
            <text:p>47,36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42" table:style-name="ce53">
            <text:p>7,542</text:p>
          </table:table-cell>
          <table:table-cell office:value-type="float" office:value="24887" table:style-name="ce11">
            <text:p>24,887</text:p>
          </table:table-cell>
          <table:table-cell office:value-type="float" office:value="12908" table:style-name="ce11">
            <text:p>12,908</text:p>
          </table:table-cell>
          <table:table-cell office:value-type="float" office:value="11979" table:style-name="ce10">
            <text:p>11,97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900" table:style-name="ce53">
            <text:p>4,900</text:p>
          </table:table-cell>
          <table:table-cell office:value-type="float" office:value="15163" table:style-name="ce11">
            <text:p>15,163</text:p>
          </table:table-cell>
          <table:table-cell office:value-type="float" office:value="7873" table:style-name="ce11">
            <text:p>7,873</text:p>
          </table:table-cell>
          <table:table-cell office:value-type="float" office:value="7290" table:style-name="ce10">
            <text:p>7,29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617" table:style-name="ce53">
            <text:p>9,617</text:p>
          </table:table-cell>
          <table:table-cell office:value-type="float" office:value="31973" table:style-name="ce11">
            <text:p>31,973</text:p>
          </table:table-cell>
          <table:table-cell office:value-type="float" office:value="16409" table:style-name="ce11">
            <text:p>16,409</text:p>
          </table:table-cell>
          <table:table-cell office:value-type="float" office:value="15564" table:style-name="ce10">
            <text:p>15,56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55" table:style-name="ce53">
            <text:p>5,455</text:p>
          </table:table-cell>
          <table:table-cell office:value-type="float" office:value="19388" table:style-name="ce11">
            <text:p>19,388</text:p>
          </table:table-cell>
          <table:table-cell office:value-type="float" office:value="10244" table:style-name="ce11">
            <text:p>10,244</text:p>
          </table:table-cell>
          <table:table-cell office:value-type="float" office:value="9144" table:style-name="ce10">
            <text:p>9,14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4067" table:style-name="ce53">
            <text:p>24,067</text:p>
          </table:table-cell>
          <table:table-cell office:value-type="float" office:value="73873" table:style-name="ce11">
            <text:p>73,873</text:p>
          </table:table-cell>
          <table:table-cell office:value-type="float" office:value="37147" table:style-name="ce11">
            <text:p>37,147</text:p>
          </table:table-cell>
          <table:table-cell office:value-type="float" office:value="36726" table:style-name="ce10">
            <text:p>36,72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467" table:style-name="ce53">
            <text:p>17,467</text:p>
          </table:table-cell>
          <table:table-cell office:value-type="float" office:value="57215" table:style-name="ce11">
            <text:p>57,215</text:p>
          </table:table-cell>
          <table:table-cell office:value-type="float" office:value="29214" table:style-name="ce11">
            <text:p>29,214</text:p>
          </table:table-cell>
          <table:table-cell office:value-type="float" office:value="28001" table:style-name="ce10">
            <text:p>28,00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2762" table:style-name="ce53">
            <text:p>22,762</text:p>
          </table:table-cell>
          <table:table-cell office:value-type="float" office:value="77261" table:style-name="ce11">
            <text:p>77,261</text:p>
          </table:table-cell>
          <table:table-cell office:value-type="float" office:value="38972" table:style-name="ce11">
            <text:p>38,972</text:p>
          </table:table-cell>
          <table:table-cell office:value-type="float" office:value="38289" table:style-name="ce10">
            <text:p>38,28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20018" table:style-name="ce53">
            <text:p>20,018</text:p>
          </table:table-cell>
          <table:table-cell office:value-type="float" office:value="64961" table:style-name="ce11">
            <text:p>64,961</text:p>
          </table:table-cell>
          <table:table-cell office:value-type="float" office:value="33014" table:style-name="ce11">
            <text:p>33,014</text:p>
          </table:table-cell>
          <table:table-cell office:value-type="float" office:value="31947" table:style-name="ce10">
            <text:p>31,94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2393" table:style-name="ce53">
            <text:p>62,393</text:p>
          </table:table-cell>
          <table:table-cell office:value-type="float" office:value="186632" table:style-name="ce11">
            <text:p>186,632</text:p>
          </table:table-cell>
          <table:table-cell office:value-type="float" office:value="92630" table:style-name="ce11">
            <text:p>92,630</text:p>
          </table:table-cell>
          <table:table-cell office:value-type="float" office:value="94002" table:style-name="ce10">
            <text:p>94,00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8840" table:style-name="ce53">
            <text:p>68,840</text:p>
          </table:table-cell>
          <table:table-cell office:value-type="float" office:value="210595" table:style-name="ce11">
            <text:p>210,595</text:p>
          </table:table-cell>
          <table:table-cell office:value-type="float" office:value="103657" table:style-name="ce11">
            <text:p>103,657</text:p>
          </table:table-cell>
          <table:table-cell office:value-type="float" office:value="106938" table:style-name="ce10">
            <text:p>106,938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和平區</text:p>
          </table:table-cell>
          <table:table-cell office:value-type="float" office:value="4512" table:style-name="ce54">
            <text:p>4,512</text:p>
          </table:table-cell>
          <table:table-cell office:value-type="float" office:value="10824" table:style-name="ce18">
            <text:p>10,824</text:p>
          </table:table-cell>
          <table:table-cell office:value-type="float" office:value="5833" table:style-name="ce18">
            <text:p>5,833</text:p>
          </table:table-cell>
          <table:table-cell office:value-type="float" office:value="4991" table:style-name="ce17">
            <text:p>4,991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78824" table:style-name="ce72">
            <text:p>678,824</text:p>
          </table:table-cell>
          <table:table-cell office:value-type="float" office:value="1886160" table:style-name="ce80">
            <text:p>1,886,160</text:p>
          </table:table-cell>
          <table:table-cell office:value-type="float" office:value="942924" table:style-name="ce80">
            <text:p>942,924</text:p>
          </table:table-cell>
          <table:table-cell office:value-type="float" office:value="943236" table:style-name="ce74">
            <text:p>943,2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8915" table:style-name="ce53">
            <text:p>28,915</text:p>
          </table:table-cell>
          <table:table-cell office:value-type="float" office:value="78195" table:style-name="ce11">
            <text:p>78,195</text:p>
          </table:table-cell>
          <table:table-cell office:value-type="float" office:value="38664" table:style-name="ce11">
            <text:p>38,664</text:p>
          </table:table-cell>
          <table:table-cell office:value-type="float" office:value="39531" table:style-name="ce10">
            <text:p>39,5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76" table:style-name="ce53">
            <text:p>10,076</text:p>
          </table:table-cell>
          <table:table-cell office:value-type="float" office:value="25803" table:style-name="ce11">
            <text:p>25,803</text:p>
          </table:table-cell>
          <table:table-cell office:value-type="float" office:value="13473" table:style-name="ce11">
            <text:p>13,473</text:p>
          </table:table-cell>
          <table:table-cell office:value-type="float" office:value="12330" table:style-name="ce10">
            <text:p>12,3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28" table:style-name="ce53">
            <text:p>10,828</text:p>
          </table:table-cell>
          <table:table-cell office:value-type="float" office:value="28747" table:style-name="ce11">
            <text:p>28,747</text:p>
          </table:table-cell>
          <table:table-cell office:value-type="float" office:value="15026" table:style-name="ce11">
            <text:p>15,026</text:p>
          </table:table-cell>
          <table:table-cell office:value-type="float" office:value="13721" table:style-name="ce10">
            <text:p>13,7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880" table:style-name="ce53">
            <text:p>7,880</text:p>
          </table:table-cell>
          <table:table-cell office:value-type="float" office:value="21441" table:style-name="ce11">
            <text:p>21,441</text:p>
          </table:table-cell>
          <table:table-cell office:value-type="float" office:value="11192" table:style-name="ce11">
            <text:p>11,192</text:p>
          </table:table-cell>
          <table:table-cell office:value-type="float" office:value="10249" table:style-name="ce10">
            <text:p>10,2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2" table:style-name="ce53">
            <text:p>8,882</text:p>
          </table:table-cell>
          <table:table-cell office:value-type="float" office:value="24001" table:style-name="ce11">
            <text:p>24,001</text:p>
          </table:table-cell>
          <table:table-cell office:value-type="float" office:value="12481" table:style-name="ce11">
            <text:p>12,481</text:p>
          </table:table-cell>
          <table:table-cell office:value-type="float" office:value="11520" table:style-name="ce10">
            <text:p>11,5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431" table:style-name="ce53">
            <text:p>8,431</text:p>
          </table:table-cell>
          <table:table-cell office:value-type="float" office:value="21254" table:style-name="ce11">
            <text:p>21,254</text:p>
          </table:table-cell>
          <table:table-cell office:value-type="float" office:value="11282" table:style-name="ce11">
            <text:p>11,282</text:p>
          </table:table-cell>
          <table:table-cell office:value-type="float" office:value="9972" table:style-name="ce10">
            <text:p>9,9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717" table:style-name="ce53">
            <text:p>15,717</text:p>
          </table:table-cell>
          <table:table-cell office:value-type="float" office:value="44788" table:style-name="ce11">
            <text:p>44,788</text:p>
          </table:table-cell>
          <table:table-cell office:value-type="float" office:value="22749" table:style-name="ce11">
            <text:p>22,749</text:p>
          </table:table-cell>
          <table:table-cell office:value-type="float" office:value="22039" table:style-name="ce10">
            <text:p>22,0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00" table:style-name="ce53">
            <text:p>9,100</text:p>
          </table:table-cell>
          <table:table-cell office:value-type="float" office:value="24448" table:style-name="ce11">
            <text:p>24,448</text:p>
          </table:table-cell>
          <table:table-cell office:value-type="float" office:value="12614" table:style-name="ce11">
            <text:p>12,614</text:p>
          </table:table-cell>
          <table:table-cell office:value-type="float" office:value="11834" table:style-name="ce10">
            <text:p>11,8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09" table:style-name="ce53">
            <text:p>7,709</text:p>
          </table:table-cell>
          <table:table-cell office:value-type="float" office:value="22411" table:style-name="ce11">
            <text:p>22,411</text:p>
          </table:table-cell>
          <table:table-cell office:value-type="float" office:value="11596" table:style-name="ce11">
            <text:p>11,596</text:p>
          </table:table-cell>
          <table:table-cell office:value-type="float" office:value="10815" table:style-name="ce10">
            <text:p>10,8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906" table:style-name="ce53">
            <text:p>7,906</text:p>
          </table:table-cell>
          <table:table-cell office:value-type="float" office:value="21514" table:style-name="ce11">
            <text:p>21,514</text:p>
          </table:table-cell>
          <table:table-cell office:value-type="float" office:value="10971" table:style-name="ce11">
            <text:p>10,971</text:p>
          </table:table-cell>
          <table:table-cell office:value-type="float" office:value="10543" table:style-name="ce10">
            <text:p>10,5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95" table:style-name="ce53">
            <text:p>3,895</text:p>
          </table:table-cell>
          <table:table-cell office:value-type="float" office:value="9948" table:style-name="ce11">
            <text:p>9,948</text:p>
          </table:table-cell>
          <table:table-cell office:value-type="float" office:value="5314" table:style-name="ce11">
            <text:p>5,314</text:p>
          </table:table-cell>
          <table:table-cell office:value-type="float" office:value="4634" table:style-name="ce10">
            <text:p>4,6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562" table:style-name="ce53">
            <text:p>20,562</text:p>
          </table:table-cell>
          <table:table-cell office:value-type="float" office:value="59484" table:style-name="ce11">
            <text:p>59,484</text:p>
          </table:table-cell>
          <table:table-cell office:value-type="float" office:value="29500" table:style-name="ce11">
            <text:p>29,500</text:p>
          </table:table-cell>
          <table:table-cell office:value-type="float" office:value="29984" table:style-name="ce10">
            <text:p>29,9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60" table:style-name="ce53">
            <text:p>9,660</text:p>
          </table:table-cell>
          <table:table-cell office:value-type="float" office:value="26276" table:style-name="ce11">
            <text:p>26,276</text:p>
          </table:table-cell>
          <table:table-cell office:value-type="float" office:value="13440" table:style-name="ce11">
            <text:p>13,440</text:p>
          </table:table-cell>
          <table:table-cell office:value-type="float" office:value="12836" table:style-name="ce10">
            <text:p>12,8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66" table:style-name="ce53">
            <text:p>8,166</text:p>
          </table:table-cell>
          <table:table-cell office:value-type="float" office:value="24857" table:style-name="ce11">
            <text:p>24,857</text:p>
          </table:table-cell>
          <table:table-cell office:value-type="float" office:value="12590" table:style-name="ce11">
            <text:p>12,590</text:p>
          </table:table-cell>
          <table:table-cell office:value-type="float" office:value="12267" table:style-name="ce10">
            <text:p>12,2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47" table:style-name="ce53">
            <text:p>8,047</text:p>
          </table:table-cell>
          <table:table-cell office:value-type="float" office:value="23189" table:style-name="ce11">
            <text:p>23,189</text:p>
          </table:table-cell>
          <table:table-cell office:value-type="float" office:value="11995" table:style-name="ce11">
            <text:p>11,995</text:p>
          </table:table-cell>
          <table:table-cell office:value-type="float" office:value="11194" table:style-name="ce10">
            <text:p>11,1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316" table:style-name="ce53">
            <text:p>7,316</text:p>
          </table:table-cell>
          <table:table-cell office:value-type="float" office:value="20000" table:style-name="ce11">
            <text:p>20,000</text:p>
          </table:table-cell>
          <table:table-cell office:value-type="float" office:value="10170" table:style-name="ce11">
            <text:p>10,170</text:p>
          </table:table-cell>
          <table:table-cell office:value-type="float" office:value="9830" table:style-name="ce10">
            <text:p>9,8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74" table:style-name="ce53">
            <text:p>4,274</text:p>
          </table:table-cell>
          <table:table-cell office:value-type="float" office:value="11304" table:style-name="ce11">
            <text:p>11,304</text:p>
          </table:table-cell>
          <table:table-cell office:value-type="float" office:value="5732" table:style-name="ce11">
            <text:p>5,732</text:p>
          </table:table-cell>
          <table:table-cell office:value-type="float" office:value="5572" table:style-name="ce10">
            <text:p>5,5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356" table:style-name="ce53">
            <text:p>14,356</text:p>
          </table:table-cell>
          <table:table-cell office:value-type="float" office:value="43676" table:style-name="ce11">
            <text:p>43,676</text:p>
          </table:table-cell>
          <table:table-cell office:value-type="float" office:value="22271" table:style-name="ce11">
            <text:p>22,271</text:p>
          </table:table-cell>
          <table:table-cell office:value-type="float" office:value="21405" table:style-name="ce10">
            <text:p>21,4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307" table:style-name="ce53">
            <text:p>17,307</text:p>
          </table:table-cell>
          <table:table-cell office:value-type="float" office:value="47759" table:style-name="ce11">
            <text:p>47,759</text:p>
          </table:table-cell>
          <table:table-cell office:value-type="float" office:value="24067" table:style-name="ce11">
            <text:p>24,067</text:p>
          </table:table-cell>
          <table:table-cell office:value-type="float" office:value="23692" table:style-name="ce10">
            <text:p>23,6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070" table:style-name="ce53">
            <text:p>12,070</text:p>
          </table:table-cell>
          <table:table-cell office:value-type="float" office:value="36285" table:style-name="ce11">
            <text:p>36,285</text:p>
          </table:table-cell>
          <table:table-cell office:value-type="float" office:value="18222" table:style-name="ce11">
            <text:p>18,222</text:p>
          </table:table-cell>
          <table:table-cell office:value-type="float" office:value="18063" table:style-name="ce10">
            <text:p>18,0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9981" table:style-name="ce53">
            <text:p>9,981</text:p>
          </table:table-cell>
          <table:table-cell office:value-type="float" office:value="30422" table:style-name="ce11">
            <text:p>30,422</text:p>
          </table:table-cell>
          <table:table-cell office:value-type="float" office:value="15610" table:style-name="ce11">
            <text:p>15,610</text:p>
          </table:table-cell>
          <table:table-cell office:value-type="float" office:value="14812" table:style-name="ce10">
            <text:p>14,8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690" table:style-name="ce53">
            <text:p>2,690</text:p>
          </table:table-cell>
          <table:table-cell office:value-type="float" office:value="7346" table:style-name="ce11">
            <text:p>7,346</text:p>
          </table:table-cell>
          <table:table-cell office:value-type="float" office:value="3856" table:style-name="ce11">
            <text:p>3,856</text:p>
          </table:table-cell>
          <table:table-cell office:value-type="float" office:value="3490" table:style-name="ce10">
            <text:p>3,4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30" table:style-name="ce53">
            <text:p>5,130</text:p>
          </table:table-cell>
          <table:table-cell office:value-type="float" office:value="14240" table:style-name="ce11">
            <text:p>14,240</text:p>
          </table:table-cell>
          <table:table-cell office:value-type="float" office:value="7372" table:style-name="ce11">
            <text:p>7,372</text:p>
          </table:table-cell>
          <table:table-cell office:value-type="float" office:value="6868" table:style-name="ce10">
            <text:p>6,8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30" table:style-name="ce53">
            <text:p>3,530</text:p>
          </table:table-cell>
          <table:table-cell office:value-type="float" office:value="9868" table:style-name="ce11">
            <text:p>9,868</text:p>
          </table:table-cell>
          <table:table-cell office:value-type="float" office:value="5226" table:style-name="ce11">
            <text:p>5,226</text:p>
          </table:table-cell>
          <table:table-cell office:value-type="float" office:value="4642" table:style-name="ce10">
            <text:p>4,6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69" table:style-name="ce53">
            <text:p>2,869</text:p>
          </table:table-cell>
          <table:table-cell office:value-type="float" office:value="8823" table:style-name="ce11">
            <text:p>8,823</text:p>
          </table:table-cell>
          <table:table-cell office:value-type="float" office:value="4770" table:style-name="ce11">
            <text:p>4,770</text:p>
          </table:table-cell>
          <table:table-cell office:value-type="float" office:value="4053" table:style-name="ce10">
            <text:p>4,0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78" table:style-name="ce53">
            <text:p>1,978</text:p>
          </table:table-cell>
          <table:table-cell office:value-type="float" office:value="4949" table:style-name="ce11">
            <text:p>4,949</text:p>
          </table:table-cell>
          <table:table-cell office:value-type="float" office:value="2779" table:style-name="ce11">
            <text:p>2,779</text:p>
          </table:table-cell>
          <table:table-cell office:value-type="float" office:value="2170" table:style-name="ce10">
            <text:p>2,1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339" table:style-name="ce53">
            <text:p>27,339</text:p>
          </table:table-cell>
          <table:table-cell office:value-type="float" office:value="74793" table:style-name="ce11">
            <text:p>74,793</text:p>
          </table:table-cell>
          <table:table-cell office:value-type="float" office:value="37938" table:style-name="ce11">
            <text:p>37,938</text:p>
          </table:table-cell>
          <table:table-cell office:value-type="float" office:value="36855" table:style-name="ce10">
            <text:p>36,8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559" table:style-name="ce53">
            <text:p>22,559</text:p>
          </table:table-cell>
          <table:table-cell office:value-type="float" office:value="68231" table:style-name="ce11">
            <text:p>68,231</text:p>
          </table:table-cell>
          <table:table-cell office:value-type="float" office:value="34689" table:style-name="ce11">
            <text:p>34,689</text:p>
          </table:table-cell>
          <table:table-cell office:value-type="float" office:value="33542" table:style-name="ce10">
            <text:p>33,5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070" table:style-name="ce53">
            <text:p>11,070</text:p>
          </table:table-cell>
          <table:table-cell office:value-type="float" office:value="34546" table:style-name="ce11">
            <text:p>34,546</text:p>
          </table:table-cell>
          <table:table-cell office:value-type="float" office:value="17825" table:style-name="ce11">
            <text:p>17,825</text:p>
          </table:table-cell>
          <table:table-cell office:value-type="float" office:value="16721" table:style-name="ce10">
            <text:p>16,7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47" table:style-name="ce53">
            <text:p>1,547</text:p>
          </table:table-cell>
          <table:table-cell office:value-type="float" office:value="4091" table:style-name="ce11">
            <text:p>4,091</text:p>
          </table:table-cell>
          <table:table-cell office:value-type="float" office:value="2189" table:style-name="ce11">
            <text:p>2,189</text:p>
          </table:table-cell>
          <table:table-cell office:value-type="float" office:value="1902" table:style-name="ce10">
            <text:p>1,9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3081" table:style-name="ce53">
            <text:p>83,081</text:p>
          </table:table-cell>
          <table:table-cell office:value-type="float" office:value="232540" table:style-name="ce11">
            <text:p>232,540</text:p>
          </table:table-cell>
          <table:table-cell office:value-type="float" office:value="114680" table:style-name="ce11">
            <text:p>114,680</text:p>
          </table:table-cell>
          <table:table-cell office:value-type="float" office:value="117860" table:style-name="ce10">
            <text:p>117,8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884" table:style-name="ce53">
            <text:p>71,884</text:p>
          </table:table-cell>
          <table:table-cell office:value-type="float" office:value="187874" table:style-name="ce11">
            <text:p>187,874</text:p>
          </table:table-cell>
          <table:table-cell office:value-type="float" office:value="90191" table:style-name="ce11">
            <text:p>90,191</text:p>
          </table:table-cell>
          <table:table-cell office:value-type="float" office:value="97683" table:style-name="ce10">
            <text:p>97,6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400" table:style-name="ce53">
            <text:p>45,400</text:p>
          </table:table-cell>
          <table:table-cell office:value-type="float" office:value="125826" table:style-name="ce11">
            <text:p>125,826</text:p>
          </table:table-cell>
          <table:table-cell office:value-type="float" office:value="62425" table:style-name="ce11">
            <text:p>62,425</text:p>
          </table:table-cell>
          <table:table-cell office:value-type="float" office:value="63401" table:style-name="ce10">
            <text:p>63,4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538" table:style-name="ce53">
            <text:p>50,538</text:p>
          </table:table-cell>
          <table:table-cell office:value-type="float" office:value="132948" table:style-name="ce11">
            <text:p>132,948</text:p>
          </table:table-cell>
          <table:table-cell office:value-type="float" office:value="64754" table:style-name="ce11">
            <text:p>64,754</text:p>
          </table:table-cell>
          <table:table-cell office:value-type="float" office:value="68194" table:style-name="ce10">
            <text:p>68,1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2177" table:style-name="ce53">
            <text:p>62,177</text:p>
          </table:table-cell>
          <table:table-cell office:value-type="float" office:value="191363" table:style-name="ce11">
            <text:p>191,363</text:p>
          </table:table-cell>
          <table:table-cell office:value-type="float" office:value="96552" table:style-name="ce11">
            <text:p>96,552</text:p>
          </table:table-cell>
          <table:table-cell office:value-type="float" office:value="94811" table:style-name="ce10">
            <text:p>94,8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211" table:style-name="ce53">
            <text:p>25,211</text:p>
          </table:table-cell>
          <table:table-cell office:value-type="float" office:value="65873" table:style-name="ce11">
            <text:p>65,873</text:p>
          </table:table-cell>
          <table:table-cell office:value-type="float" office:value="31286" table:style-name="ce11">
            <text:p>31,286</text:p>
          </table:table-cell>
          <table:table-cell office:value-type="float" office:value="34587" table:style-name="ce10">
            <text:p>34,587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0743" table:style-name="ce54">
            <text:p>30,743</text:p>
          </table:table-cell>
          <table:table-cell office:value-type="float" office:value="77047" table:style-name="ce18">
            <text:p>77,047</text:p>
          </table:table-cell>
          <table:table-cell office:value-type="float" office:value="37433" table:style-name="ce18">
            <text:p>37,433</text:p>
          </table:table-cell>
          <table:table-cell office:value-type="float" office:value="39614" table:style-name="ce17">
            <text:p>39,614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83940" table:style-name="ce76">
            <text:p>1,083,940</text:p>
          </table:table-cell>
          <table:table-cell office:value-type="float" office:value="2779052" table:style-name="ce80">
            <text:p>2,779,052</text:p>
          </table:table-cell>
          <table:table-cell office:value-type="float" office:value="1378572" table:style-name="ce81">
            <text:p>1,378,572</text:p>
          </table:table-cell>
          <table:table-cell office:value-type="float" office:value="1400480" table:style-name="ce73">
            <text:p>1,400,4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38" table:style-name="ce9">
            <text:p>10,838</text:p>
          </table:table-cell>
          <table:table-cell office:value-type="float" office:value="24618" table:style-name="ce11">
            <text:p>24,618</text:p>
          </table:table-cell>
          <table:table-cell office:value-type="float" office:value="12200" table:style-name="ce9">
            <text:p>12,200</text:p>
          </table:table-cell>
          <table:table-cell office:value-type="float" office:value="12418" table:style-name="ce9">
            <text:p>12,4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7363" table:style-name="ce9">
            <text:p>57,363</text:p>
          </table:table-cell>
          <table:table-cell office:value-type="float" office:value="138214" table:style-name="ce11">
            <text:p>138,214</text:p>
          </table:table-cell>
          <table:table-cell office:value-type="float" office:value="66835" table:style-name="ce9">
            <text:p>66,835</text:p>
          </table:table-cell>
          <table:table-cell office:value-type="float" office:value="71379" table:style-name="ce9">
            <text:p>71,3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499" table:style-name="ce9">
            <text:p>78,499</text:p>
          </table:table-cell>
          <table:table-cell office:value-type="float" office:value="197034" table:style-name="ce11">
            <text:p>197,034</text:p>
          </table:table-cell>
          <table:table-cell office:value-type="float" office:value="94946" table:style-name="ce9">
            <text:p>94,946</text:p>
          </table:table-cell>
          <table:table-cell office:value-type="float" office:value="102088" table:style-name="ce9">
            <text:p>102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69142" table:style-name="ce9">
            <text:p>69,142</text:p>
          </table:table-cell>
          <table:table-cell office:value-type="float" office:value="182104" table:style-name="ce11">
            <text:p>182,104</text:p>
          </table:table-cell>
          <table:table-cell office:value-type="float" office:value="89629" table:style-name="ce9">
            <text:p>89,629</text:p>
          </table:table-cell>
          <table:table-cell office:value-type="float" office:value="92475" table:style-name="ce9">
            <text:p>92,4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6149" table:style-name="ce9">
            <text:p>136,149</text:p>
          </table:table-cell>
          <table:table-cell office:value-type="float" office:value="344882" table:style-name="ce11">
            <text:p>344,882</text:p>
          </table:table-cell>
          <table:table-cell office:value-type="float" office:value="167145" table:style-name="ce9">
            <text:p>167,145</text:p>
          </table:table-cell>
          <table:table-cell office:value-type="float" office:value="177737" table:style-name="ce9">
            <text:p>177,7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660" table:style-name="ce9">
            <text:p>22,660</text:p>
          </table:table-cell>
          <table:table-cell office:value-type="float" office:value="51253" table:style-name="ce11">
            <text:p>51,253</text:p>
          </table:table-cell>
          <table:table-cell office:value-type="float" office:value="24666" table:style-name="ce9">
            <text:p>24,666</text:p>
          </table:table-cell>
          <table:table-cell office:value-type="float" office:value="26587" table:style-name="ce9">
            <text:p>26,5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544" table:style-name="ce9">
            <text:p>12,544</text:p>
          </table:table-cell>
          <table:table-cell office:value-type="float" office:value="27128" table:style-name="ce11">
            <text:p>27,128</text:p>
          </table:table-cell>
          <table:table-cell office:value-type="float" office:value="13008" table:style-name="ce9">
            <text:p>13,008</text:p>
          </table:table-cell>
          <table:table-cell office:value-type="float" office:value="14120" table:style-name="ce9">
            <text:p>14,1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209" table:style-name="ce9">
            <text:p>72,209</text:p>
          </table:table-cell>
          <table:table-cell office:value-type="float" office:value="172613" table:style-name="ce11">
            <text:p>172,613</text:p>
          </table:table-cell>
          <table:table-cell office:value-type="float" office:value="83256" table:style-name="ce9">
            <text:p>83,256</text:p>
          </table:table-cell>
          <table:table-cell office:value-type="float" office:value="89357" table:style-name="ce9">
            <text:p>89,3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594" table:style-name="ce9">
            <text:p>78,594</text:p>
          </table:table-cell>
          <table:table-cell office:value-type="float" office:value="191083" table:style-name="ce11">
            <text:p>191,083</text:p>
          </table:table-cell>
          <table:table-cell office:value-type="float" office:value="93987" table:style-name="ce9">
            <text:p>93,987</text:p>
          </table:table-cell>
          <table:table-cell office:value-type="float" office:value="97096" table:style-name="ce9">
            <text:p>97,0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09" table:style-name="ce9">
            <text:p>11,109</text:p>
          </table:table-cell>
          <table:table-cell office:value-type="float" office:value="28855" table:style-name="ce11">
            <text:p>28,855</text:p>
          </table:table-cell>
          <table:table-cell office:value-type="float" office:value="14922" table:style-name="ce9">
            <text:p>14,922</text:p>
          </table:table-cell>
          <table:table-cell office:value-type="float" office:value="13933" table:style-name="ce9">
            <text:p>13,93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7445" table:style-name="ce9">
            <text:p>67,445</text:p>
          </table:table-cell>
          <table:table-cell office:value-type="float" office:value="157100" table:style-name="ce11">
            <text:p>157,100</text:p>
          </table:table-cell>
          <table:table-cell office:value-type="float" office:value="78095" table:style-name="ce9">
            <text:p>78,095</text:p>
          </table:table-cell>
          <table:table-cell office:value-type="float" office:value="79005" table:style-name="ce9">
            <text:p>79,0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39085" table:style-name="ce9">
            <text:p>139,085</text:p>
          </table:table-cell>
          <table:table-cell office:value-type="float" office:value="358054" table:style-name="ce11">
            <text:p>358,054</text:p>
          </table:table-cell>
          <table:table-cell office:value-type="float" office:value="175766" table:style-name="ce9">
            <text:p>175,766</text:p>
          </table:table-cell>
          <table:table-cell office:value-type="float" office:value="182288" table:style-name="ce9">
            <text:p>182,2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749" table:style-name="ce9">
            <text:p>25,749</text:p>
          </table:table-cell>
          <table:table-cell office:value-type="float" office:value="70160" table:style-name="ce11">
            <text:p>70,160</text:p>
          </table:table-cell>
          <table:table-cell office:value-type="float" office:value="35563" table:style-name="ce9">
            <text:p>35,563</text:p>
          </table:table-cell>
          <table:table-cell office:value-type="float" office:value="34597" table:style-name="ce9">
            <text:p>34,5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1898" table:style-name="ce9">
            <text:p>41,898</text:p>
          </table:table-cell>
          <table:table-cell office:value-type="float" office:value="112184" table:style-name="ce11">
            <text:p>112,184</text:p>
          </table:table-cell>
          <table:table-cell office:value-type="float" office:value="57506" table:style-name="ce9">
            <text:p>57,506</text:p>
          </table:table-cell>
          <table:table-cell office:value-type="float" office:value="54678" table:style-name="ce9">
            <text:p>54,6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558" table:style-name="ce9">
            <text:p>13,558</text:p>
          </table:table-cell>
          <table:table-cell office:value-type="float" office:value="43009" table:style-name="ce11">
            <text:p>43,009</text:p>
          </table:table-cell>
          <table:table-cell office:value-type="float" office:value="22062" table:style-name="ce9">
            <text:p>22,062</text:p>
          </table:table-cell>
          <table:table-cell office:value-type="float" office:value="20947" table:style-name="ce9">
            <text:p>20,9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2840" table:style-name="ce9">
            <text:p>12,840</text:p>
          </table:table-cell>
          <table:table-cell office:value-type="float" office:value="34530" table:style-name="ce11">
            <text:p>34,530</text:p>
          </table:table-cell>
          <table:table-cell office:value-type="float" office:value="17537" table:style-name="ce9">
            <text:p>17,537</text:p>
          </table:table-cell>
          <table:table-cell office:value-type="float" office:value="16993" table:style-name="ce9">
            <text:p>16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2240" table:style-name="ce9">
            <text:p>32,240</text:p>
          </table:table-cell>
          <table:table-cell office:value-type="float" office:value="84422" table:style-name="ce11">
            <text:p>84,422</text:p>
          </table:table-cell>
          <table:table-cell office:value-type="float" office:value="42923" table:style-name="ce9">
            <text:p>42,923</text:p>
          </table:table-cell>
          <table:table-cell office:value-type="float" office:value="41499" table:style-name="ce9">
            <text:p>41,4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115" table:style-name="ce9">
            <text:p>18,115</text:p>
          </table:table-cell>
          <table:table-cell office:value-type="float" office:value="44237" table:style-name="ce11">
            <text:p>44,237</text:p>
          </table:table-cell>
          <table:table-cell office:value-type="float" office:value="22491" table:style-name="ce9">
            <text:p>22,491</text:p>
          </table:table-cell>
          <table:table-cell office:value-type="float" office:value="21746" table:style-name="ce9">
            <text:p>21,7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891" table:style-name="ce9">
            <text:p>34,891</text:p>
          </table:table-cell>
          <table:table-cell office:value-type="float" office:value="97689" table:style-name="ce11">
            <text:p>97,689</text:p>
          </table:table-cell>
          <table:table-cell office:value-type="float" office:value="48508" table:style-name="ce9">
            <text:p>48,508</text:p>
          </table:table-cell>
          <table:table-cell office:value-type="float" office:value="49181" table:style-name="ce9">
            <text:p>49,1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482" table:style-name="ce9">
            <text:p>13,482</text:p>
          </table:table-cell>
          <table:table-cell office:value-type="float" office:value="37494" table:style-name="ce11">
            <text:p>37,494</text:p>
          </table:table-cell>
          <table:table-cell office:value-type="float" office:value="19061" table:style-name="ce9">
            <text:p>19,061</text:p>
          </table:table-cell>
          <table:table-cell office:value-type="float" office:value="18433" table:style-name="ce9">
            <text:p>18,4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458" table:style-name="ce9">
            <text:p>10,458</text:p>
          </table:table-cell>
          <table:table-cell office:value-type="float" office:value="29925" table:style-name="ce11">
            <text:p>29,925</text:p>
          </table:table-cell>
          <table:table-cell office:value-type="float" office:value="15811" table:style-name="ce9">
            <text:p>15,811</text:p>
          </table:table-cell>
          <table:table-cell office:value-type="float" office:value="14114" table:style-name="ce9">
            <text:p>14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301" table:style-name="ce9">
            <text:p>3,301</text:p>
          </table:table-cell>
          <table:table-cell office:value-type="float" office:value="7317" table:style-name="ce11">
            <text:p>7,317</text:p>
          </table:table-cell>
          <table:table-cell office:value-type="float" office:value="4058" table:style-name="ce9">
            <text:p>4,058</text:p>
          </table:table-cell>
          <table:table-cell office:value-type="float" office:value="3259" table:style-name="ce9">
            <text:p>3,2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10" table:style-name="ce9">
            <text:p>9,410</text:p>
          </table:table-cell>
          <table:table-cell office:value-type="float" office:value="29045" table:style-name="ce11">
            <text:p>29,045</text:p>
          </table:table-cell>
          <table:table-cell office:value-type="float" office:value="14669" table:style-name="ce9">
            <text:p>14,669</text:p>
          </table:table-cell>
          <table:table-cell office:value-type="float" office:value="14376" table:style-name="ce9">
            <text:p>14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6974" table:style-name="ce9">
            <text:p>16,974</text:p>
          </table:table-cell>
          <table:table-cell office:value-type="float" office:value="52963" table:style-name="ce11">
            <text:p>52,963</text:p>
          </table:table-cell>
          <table:table-cell office:value-type="float" office:value="27043" table:style-name="ce9">
            <text:p>27,043</text:p>
          </table:table-cell>
          <table:table-cell office:value-type="float" office:value="25920" table:style-name="ce9">
            <text:p>25,9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755" table:style-name="ce9">
            <text:p>10,755</text:p>
          </table:table-cell>
          <table:table-cell office:value-type="float" office:value="29866" table:style-name="ce11">
            <text:p>29,866</text:p>
          </table:table-cell>
          <table:table-cell office:value-type="float" office:value="15219" table:style-name="ce9">
            <text:p>15,219</text:p>
          </table:table-cell>
          <table:table-cell office:value-type="float" office:value="14647" table:style-name="ce9">
            <text:p>14,6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494" table:style-name="ce9">
            <text:p>10,494</text:p>
          </table:table-cell>
          <table:table-cell office:value-type="float" office:value="30363" table:style-name="ce11">
            <text:p>30,363</text:p>
          </table:table-cell>
          <table:table-cell office:value-type="float" office:value="15669" table:style-name="ce9">
            <text:p>15,669</text:p>
          </table:table-cell>
          <table:table-cell office:value-type="float" office:value="14694" table:style-name="ce9">
            <text:p>14,6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52" table:style-name="ce9">
            <text:p>5,752</text:p>
          </table:table-cell>
          <table:table-cell office:value-type="float" office:value="14006" table:style-name="ce11">
            <text:p>14,006</text:p>
          </table:table-cell>
          <table:table-cell office:value-type="float" office:value="7047" table:style-name="ce9">
            <text:p>7,047</text:p>
          </table:table-cell>
          <table:table-cell office:value-type="float" office:value="6959" table:style-name="ce9">
            <text:p>6,9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82" table:style-name="ce9">
            <text:p>6,782</text:p>
          </table:table-cell>
          <table:table-cell office:value-type="float" office:value="19512" table:style-name="ce11">
            <text:p>19,512</text:p>
          </table:table-cell>
          <table:table-cell office:value-type="float" office:value="10037" table:style-name="ce9">
            <text:p>10,037</text:p>
          </table:table-cell>
          <table:table-cell office:value-type="float" office:value="9475" table:style-name="ce9">
            <text:p>9,4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586" table:style-name="ce9">
            <text:p>12,586</text:p>
          </table:table-cell>
          <table:table-cell office:value-type="float" office:value="36231" table:style-name="ce11">
            <text:p>36,231</text:p>
          </table:table-cell>
          <table:table-cell office:value-type="float" office:value="18659" table:style-name="ce9">
            <text:p>18,659</text:p>
          </table:table-cell>
          <table:table-cell office:value-type="float" office:value="17572" table:style-name="ce9">
            <text:p>17,5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87" table:style-name="ce9">
            <text:p>13,787</text:p>
          </table:table-cell>
          <table:table-cell office:value-type="float" office:value="37263" table:style-name="ce11">
            <text:p>37,263</text:p>
          </table:table-cell>
          <table:table-cell office:value-type="float" office:value="19275" table:style-name="ce9">
            <text:p>19,275</text:p>
          </table:table-cell>
          <table:table-cell office:value-type="float" office:value="17988" table:style-name="ce9">
            <text:p>17,9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670" table:style-name="ce9">
            <text:p>14,670</text:p>
          </table:table-cell>
          <table:table-cell office:value-type="float" office:value="40382" table:style-name="ce11">
            <text:p>40,382</text:p>
          </table:table-cell>
          <table:table-cell office:value-type="float" office:value="21192" table:style-name="ce9">
            <text:p>21,192</text:p>
          </table:table-cell>
          <table:table-cell office:value-type="float" office:value="19190" table:style-name="ce9">
            <text:p>19,1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57" table:style-name="ce9">
            <text:p>5,557</text:p>
          </table:table-cell>
          <table:table-cell office:value-type="float" office:value="13202" table:style-name="ce11">
            <text:p>13,202</text:p>
          </table:table-cell>
          <table:table-cell office:value-type="float" office:value="7108" table:style-name="ce9">
            <text:p>7,108</text:p>
          </table:table-cell>
          <table:table-cell office:value-type="float" office:value="6094" table:style-name="ce9">
            <text:p>6,0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40" table:style-name="ce9">
            <text:p>2,340</text:p>
          </table:table-cell>
          <table:table-cell office:value-type="float" office:value="6193" table:style-name="ce11">
            <text:p>6,193</text:p>
          </table:table-cell>
          <table:table-cell office:value-type="float" office:value="3303" table:style-name="ce9">
            <text:p>3,303</text:p>
          </table:table-cell>
          <table:table-cell office:value-type="float" office:value="2890" table:style-name="ce9">
            <text:p>2,89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95" table:style-name="ce9">
            <text:p>4,795</text:p>
          </table:table-cell>
          <table:table-cell office:value-type="float" office:value="12157" table:style-name="ce11">
            <text:p>12,157</text:p>
          </table:table-cell>
          <table:table-cell office:value-type="float" office:value="6650" table:style-name="ce9">
            <text:p>6,650</text:p>
          </table:table-cell>
          <table:table-cell office:value-type="float" office:value="5507" table:style-name="ce9">
            <text:p>5,50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04" table:style-name="ce9">
            <text:p>5,104</text:p>
          </table:table-cell>
          <table:table-cell office:value-type="float" office:value="14694" table:style-name="ce11">
            <text:p>14,694</text:p>
          </table:table-cell>
          <table:table-cell office:value-type="float" office:value="7959" table:style-name="ce9">
            <text:p>7,959</text:p>
          </table:table-cell>
          <table:table-cell office:value-type="float" office:value="6735" table:style-name="ce9">
            <text:p>6,73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茂林區</text:p>
          </table:table-cell>
          <table:table-cell office:value-type="float" office:value="588" table:style-name="ce9">
            <text:p>588</text:p>
          </table:table-cell>
          <table:table-cell office:value-type="float" office:value="1906" table:style-name="ce11">
            <text:p>1,906</text:p>
          </table:table-cell>
          <table:table-cell office:value-type="float" office:value="946" table:style-name="ce9">
            <text:p>946</text:p>
          </table:table-cell>
          <table:table-cell office:value-type="float" office:value="960" table:style-name="ce9">
            <text:p>96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桃源區</text:p>
          </table:table-cell>
          <table:table-cell office:value-type="float" office:value="1326" table:style-name="ce9">
            <text:p>1,326</text:p>
          </table:table-cell>
          <table:table-cell office:value-type="float" office:value="4240" table:style-name="ce11">
            <text:p>4,240</text:p>
          </table:table-cell>
          <table:table-cell office:value-type="float" office:value="2208" table:style-name="ce9">
            <text:p>2,208</text:p>
          </table:table-cell>
          <table:table-cell office:value-type="float" office:value="2032" table:style-name="ce9">
            <text:p>2,032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那瑪夏區</text:p>
          </table:table-cell>
          <table:table-cell office:value-type="float" office:value="851" table:style-name="ce16">
            <text:p>851</text:p>
          </table:table-cell>
          <table:table-cell office:value-type="float" office:value="3124" table:style-name="ce18">
            <text:p>3,124</text:p>
          </table:table-cell>
          <table:table-cell office:value-type="float" office:value="1613" table:style-name="ce16">
            <text:p>1,613</text:p>
          </table:table-cell>
          <table:table-cell office:value-type="float" office:value="1511" table:style-name="ce16">
            <text:p>1,511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7154" table:style-name="ce72">
            <text:p>167,154</text:p>
          </table:table-cell>
          <table:table-cell office:value-type="float" office:value="457323" table:style-name="ce80">
            <text:p>457,323</text:p>
          </table:table-cell>
          <table:table-cell office:value-type="float" office:value="231595" table:style-name="ce80">
            <text:p>231,595</text:p>
          </table:table-cell>
          <table:table-cell office:value-type="float" office:value="225728" table:style-name="ce74">
            <text:p>225,7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004" table:style-name="ce53">
            <text:p>36,004</text:p>
          </table:table-cell>
          <table:table-cell office:value-type="float" office:value="95944" table:style-name="ce11">
            <text:p>95,944</text:p>
          </table:table-cell>
          <table:table-cell office:value-type="float" office:value="46858" table:style-name="ce11">
            <text:p>46,858</text:p>
          </table:table-cell>
          <table:table-cell office:value-type="float" office:value="49086" table:style-name="ce10">
            <text:p>49,0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290" table:style-name="ce53">
            <text:p>26,290</text:p>
          </table:table-cell>
          <table:table-cell office:value-type="float" office:value="72456" table:style-name="ce11">
            <text:p>72,456</text:p>
          </table:table-cell>
          <table:table-cell office:value-type="float" office:value="34344" table:style-name="ce11">
            <text:p>34,344</text:p>
          </table:table-cell>
          <table:table-cell office:value-type="float" office:value="38112" table:style-name="ce10">
            <text:p>38,1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47" table:style-name="ce53">
            <text:p>14,147</text:p>
          </table:table-cell>
          <table:table-cell office:value-type="float" office:value="40445" table:style-name="ce11">
            <text:p>40,445</text:p>
          </table:table-cell>
          <table:table-cell office:value-type="float" office:value="20593" table:style-name="ce11">
            <text:p>20,593</text:p>
          </table:table-cell>
          <table:table-cell office:value-type="float" office:value="19852" table:style-name="ce10">
            <text:p>19,8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30" table:style-name="ce53">
            <text:p>10,230</text:p>
          </table:table-cell>
          <table:table-cell office:value-type="float" office:value="29644" table:style-name="ce11">
            <text:p>29,644</text:p>
          </table:table-cell>
          <table:table-cell office:value-type="float" office:value="15273" table:style-name="ce11">
            <text:p>15,273</text:p>
          </table:table-cell>
          <table:table-cell office:value-type="float" office:value="14371" table:style-name="ce10">
            <text:p>14,3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3902" table:style-name="ce53">
            <text:p>13,902</text:p>
          </table:table-cell>
          <table:table-cell office:value-type="float" office:value="35858" table:style-name="ce11">
            <text:p>35,858</text:p>
          </table:table-cell>
          <table:table-cell office:value-type="float" office:value="18687" table:style-name="ce11">
            <text:p>18,687</text:p>
          </table:table-cell>
          <table:table-cell office:value-type="float" office:value="17171" table:style-name="ce10">
            <text:p>17,1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727" table:style-name="ce53">
            <text:p>8,727</text:p>
          </table:table-cell>
          <table:table-cell office:value-type="float" office:value="24209" table:style-name="ce11">
            <text:p>24,209</text:p>
          </table:table-cell>
          <table:table-cell office:value-type="float" office:value="12820" table:style-name="ce11">
            <text:p>12,820</text:p>
          </table:table-cell>
          <table:table-cell office:value-type="float" office:value="11389" table:style-name="ce10">
            <text:p>11,3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681" table:style-name="ce53">
            <text:p>11,681</text:p>
          </table:table-cell>
          <table:table-cell office:value-type="float" office:value="32350" table:style-name="ce11">
            <text:p>32,350</text:p>
          </table:table-cell>
          <table:table-cell office:value-type="float" office:value="17143" table:style-name="ce11">
            <text:p>17,143</text:p>
          </table:table-cell>
          <table:table-cell office:value-type="float" office:value="15207" table:style-name="ce10">
            <text:p>15,2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132" table:style-name="ce53">
            <text:p>19,132</text:p>
          </table:table-cell>
          <table:table-cell office:value-type="float" office:value="53356" table:style-name="ce11">
            <text:p>53,356</text:p>
          </table:table-cell>
          <table:table-cell office:value-type="float" office:value="27412" table:style-name="ce11">
            <text:p>27,412</text:p>
          </table:table-cell>
          <table:table-cell office:value-type="float" office:value="25944" table:style-name="ce10">
            <text:p>25,9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753" table:style-name="ce53">
            <text:p>14,753</text:p>
          </table:table-cell>
          <table:table-cell office:value-type="float" office:value="39674" table:style-name="ce11">
            <text:p>39,674</text:p>
          </table:table-cell>
          <table:table-cell office:value-type="float" office:value="20538" table:style-name="ce11">
            <text:p>20,538</text:p>
          </table:table-cell>
          <table:table-cell office:value-type="float" office:value="19136" table:style-name="ce10">
            <text:p>19,1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468" table:style-name="ce53">
            <text:p>8,468</text:p>
          </table:table-cell>
          <table:table-cell office:value-type="float" office:value="21387" table:style-name="ce11">
            <text:p>21,387</text:p>
          </table:table-cell>
          <table:table-cell office:value-type="float" office:value="11520" table:style-name="ce11">
            <text:p>11,520</text:p>
          </table:table-cell>
          <table:table-cell office:value-type="float" office:value="9867" table:style-name="ce10">
            <text:p>9,8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同鄉</text:p>
          </table:table-cell>
          <table:table-cell office:value-type="float" office:value="1891" table:style-name="ce53">
            <text:p>1,891</text:p>
          </table:table-cell>
          <table:table-cell office:value-type="float" office:value="6100" table:style-name="ce11">
            <text:p>6,100</text:p>
          </table:table-cell>
          <table:table-cell office:value-type="float" office:value="3314" table:style-name="ce11">
            <text:p>3,314</text:p>
          </table:table-cell>
          <table:table-cell office:value-type="float" office:value="2786" table:style-name="ce10">
            <text:p>2,78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南澳鄉</text:p>
          </table:table-cell>
          <table:table-cell office:value-type="float" office:value="1929" table:style-name="ce54">
            <text:p>1,929</text:p>
          </table:table-cell>
          <table:table-cell office:value-type="float" office:value="5900" table:style-name="ce18">
            <text:p>5,900</text:p>
          </table:table-cell>
          <table:table-cell office:value-type="float" office:value="3093" table:style-name="ce18">
            <text:p>3,093</text:p>
          </table:table-cell>
          <table:table-cell office:value-type="float" office:value="2807" table:style-name="ce17">
            <text:p>2,807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87910" table:style-name="ce72">
            <text:p>187,910</text:p>
          </table:table-cell>
          <table:table-cell office:value-type="float" office:value="548090" table:style-name="ce80">
            <text:p>548,090</text:p>
          </table:table-cell>
          <table:table-cell office:value-type="float" office:value="280355" table:style-name="ce80">
            <text:p>280,355</text:p>
          </table:table-cell>
          <table:table-cell office:value-type="float" office:value="267735" table:style-name="ce74">
            <text:p>267,73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3526" table:style-name="ce53">
            <text:p>63,526</text:p>
          </table:table-cell>
          <table:table-cell office:value-type="float" office:value="177353" table:style-name="ce11">
            <text:p>177,353</text:p>
          </table:table-cell>
          <table:table-cell office:value-type="float" office:value="88370" table:style-name="ce11">
            <text:p>88,370</text:p>
          </table:table-cell>
          <table:table-cell office:value-type="float" office:value="88983" table:style-name="ce10">
            <text:p>88,983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504" table:style-name="ce53">
            <text:p>9,504</text:p>
          </table:table-cell>
          <table:table-cell office:value-type="float" office:value="29343" table:style-name="ce50">
            <text:p>29,343</text:p>
          </table:table-cell>
          <table:table-cell office:value-type="float" office:value="15713" table:style-name="ce11">
            <text:p>15,713</text:p>
          </table:table-cell>
          <table:table-cell office:value-type="float" office:value="13630" table:style-name="ce10">
            <text:p>13,63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704" table:style-name="ce53">
            <text:p>10,704</text:p>
          </table:table-cell>
          <table:table-cell office:value-type="float" office:value="33665" table:style-name="ce50">
            <text:p>33,665</text:p>
          </table:table-cell>
          <table:table-cell office:value-type="float" office:value="17941" table:style-name="ce11">
            <text:p>17,941</text:p>
          </table:table-cell>
          <table:table-cell office:value-type="float" office:value="15724" table:style-name="ce10">
            <text:p>15,72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578" table:style-name="ce53">
            <text:p>33,578</text:p>
          </table:table-cell>
          <table:table-cell office:value-type="float" office:value="96901" table:style-name="ce50">
            <text:p>96,901</text:p>
          </table:table-cell>
          <table:table-cell office:value-type="float" office:value="48709" table:style-name="ce11">
            <text:p>48,709</text:p>
          </table:table-cell>
          <table:table-cell office:value-type="float" office:value="48192" table:style-name="ce10">
            <text:p>48,19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246" table:style-name="ce53">
            <text:p>26,246</text:p>
          </table:table-cell>
          <table:table-cell office:value-type="float" office:value="77518" table:style-name="ce50">
            <text:p>77,518</text:p>
          </table:table-cell>
          <table:table-cell office:value-type="float" office:value="39288" table:style-name="ce11">
            <text:p>39,288</text:p>
          </table:table-cell>
          <table:table-cell office:value-type="float" office:value="38230" table:style-name="ce10">
            <text:p>38,23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80" table:style-name="ce53">
            <text:p>4,480</text:p>
          </table:table-cell>
          <table:table-cell office:value-type="float" office:value="13275" table:style-name="ce50">
            <text:p>13,275</text:p>
          </table:table-cell>
          <table:table-cell office:value-type="float" office:value="7197" table:style-name="ce11">
            <text:p>7,197</text:p>
          </table:table-cell>
          <table:table-cell office:value-type="float" office:value="6078" table:style-name="ce10">
            <text:p>6,07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195" table:style-name="ce53">
            <text:p>18,195</text:p>
          </table:table-cell>
          <table:table-cell office:value-type="float" office:value="56482" table:style-name="ce50">
            <text:p>56,482</text:p>
          </table:table-cell>
          <table:table-cell office:value-type="float" office:value="29005" table:style-name="ce11">
            <text:p>29,005</text:p>
          </table:table-cell>
          <table:table-cell office:value-type="float" office:value="27477" table:style-name="ce10">
            <text:p>27,477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03" table:style-name="ce53">
            <text:p>6,503</text:p>
          </table:table-cell>
          <table:table-cell office:value-type="float" office:value="20115" table:style-name="ce50">
            <text:p>20,115</text:p>
          </table:table-cell>
          <table:table-cell office:value-type="float" office:value="10667" table:style-name="ce11">
            <text:p>10,667</text:p>
          </table:table-cell>
          <table:table-cell office:value-type="float" office:value="9448" table:style-name="ce10">
            <text:p>9,44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369" table:style-name="ce53">
            <text:p>5,369</text:p>
          </table:table-cell>
          <table:table-cell office:value-type="float" office:value="14373" table:style-name="ce50">
            <text:p>14,373</text:p>
          </table:table-cell>
          <table:table-cell office:value-type="float" office:value="7762" table:style-name="ce11">
            <text:p>7,762</text:p>
          </table:table-cell>
          <table:table-cell office:value-type="float" office:value="6611" table:style-name="ce10">
            <text:p>6,61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29" table:style-name="ce53">
            <text:p>3,129</text:p>
          </table:table-cell>
          <table:table-cell office:value-type="float" office:value="9520" table:style-name="ce50">
            <text:p>9,520</text:p>
          </table:table-cell>
          <table:table-cell office:value-type="float" office:value="5166" table:style-name="ce11">
            <text:p>5,166</text:p>
          </table:table-cell>
          <table:table-cell office:value-type="float" office:value="4354" table:style-name="ce10">
            <text:p>4,35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84" table:style-name="ce53">
            <text:p>2,084</text:p>
          </table:table-cell>
          <table:table-cell office:value-type="float" office:value="5576" table:style-name="ce50">
            <text:p>5,576</text:p>
          </table:table-cell>
          <table:table-cell office:value-type="float" office:value="3090" table:style-name="ce11">
            <text:p>3,090</text:p>
          </table:table-cell>
          <table:table-cell office:value-type="float" office:value="2486" table:style-name="ce10">
            <text:p>2,486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尖石鄉</text:p>
          </table:table-cell>
          <table:table-cell office:value-type="float" office:value="2848" table:style-name="ce53">
            <text:p>2,848</text:p>
          </table:table-cell>
          <table:table-cell office:value-type="float" office:value="9404" table:style-name="ce50">
            <text:p>9,404</text:p>
          </table:table-cell>
          <table:table-cell office:value-type="float" office:value="4980" table:style-name="ce11">
            <text:p>4,980</text:p>
          </table:table-cell>
          <table:table-cell office:value-type="float" office:value="4424" table:style-name="ce10">
            <text:p>4,424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五峰鄉</text:p>
          </table:table-cell>
          <table:table-cell office:value-type="float" office:value="1744" table:style-name="ce54">
            <text:p>1,744</text:p>
          </table:table-cell>
          <table:table-cell office:value-type="float" office:value="4565" table:style-name="ce52">
            <text:p>4,565</text:p>
          </table:table-cell>
          <table:table-cell office:value-type="float" office:value="2467" table:style-name="ce18">
            <text:p>2,467</text:p>
          </table:table-cell>
          <table:table-cell office:value-type="float" office:value="2098" table:style-name="ce17">
            <text:p>2,09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6057" table:style-name="ce72">
            <text:p>186,057</text:p>
          </table:table-cell>
          <table:table-cell office:value-type="float" office:value="558373" table:style-name="ce80">
            <text:p>558,373</text:p>
          </table:table-cell>
          <table:table-cell office:value-type="float" office:value="288052" table:style-name="ce80">
            <text:p>288,052</text:p>
          </table:table-cell>
          <table:table-cell office:value-type="float" office:value="270321" table:style-name="ce74">
            <text:p>270,3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047" table:style-name="ce53">
            <text:p>31,047</text:p>
          </table:table-cell>
          <table:table-cell office:value-type="float" office:value="89754" table:style-name="ce11">
            <text:p>89,754</text:p>
          </table:table-cell>
          <table:table-cell office:value-type="float" office:value="44876" table:style-name="ce11">
            <text:p>44,876</text:p>
          </table:table-cell>
          <table:table-cell office:value-type="float" office:value="44878" table:style-name="ce10">
            <text:p>44,878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4043" table:style-name="ce53">
            <text:p>34,043</text:p>
          </table:table-cell>
          <table:table-cell office:value-type="float" office:value="103153" table:style-name="ce11">
            <text:p>103,153</text:p>
          </table:table-cell>
          <table:table-cell office:value-type="float" office:value="52057" table:style-name="ce11">
            <text:p>52,057</text:p>
          </table:table-cell>
          <table:table-cell office:value-type="float" office:value="51096" table:style-name="ce10">
            <text:p>51,096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571" table:style-name="ce53">
            <text:p>14,571</text:p>
          </table:table-cell>
          <table:table-cell office:value-type="float" office:value="46843" table:style-name="ce11">
            <text:p>46,843</text:p>
          </table:table-cell>
          <table:table-cell office:value-type="float" office:value="24381" table:style-name="ce11">
            <text:p>24,381</text:p>
          </table:table-cell>
          <table:table-cell office:value-type="float" office:value="22462" table:style-name="ce10">
            <text:p>22,4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62" table:style-name="ce53">
            <text:p>11,562</text:p>
          </table:table-cell>
          <table:table-cell office:value-type="float" office:value="35352" table:style-name="ce11">
            <text:p>35,352</text:p>
          </table:table-cell>
          <table:table-cell office:value-type="float" office:value="18669" table:style-name="ce11">
            <text:p>18,669</text:p>
          </table:table-cell>
          <table:table-cell office:value-type="float" office:value="16683" table:style-name="ce10">
            <text:p>16,6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8576" table:style-name="ce53">
            <text:p>28,576</text:p>
          </table:table-cell>
          <table:table-cell office:value-type="float" office:value="85093" table:style-name="ce11">
            <text:p>85,093</text:p>
          </table:table-cell>
          <table:table-cell office:value-type="float" office:value="42935" table:style-name="ce11">
            <text:p>42,935</text:p>
          </table:table-cell>
          <table:table-cell office:value-type="float" office:value="42158" table:style-name="ce10">
            <text:p>42,1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900" table:style-name="ce53">
            <text:p>11,900</text:p>
          </table:table-cell>
          <table:table-cell office:value-type="float" office:value="37206" table:style-name="ce11">
            <text:p>37,206</text:p>
          </table:table-cell>
          <table:table-cell office:value-type="float" office:value="19638" table:style-name="ce11">
            <text:p>19,638</text:p>
          </table:table-cell>
          <table:table-cell office:value-type="float" office:value="17568" table:style-name="ce10">
            <text:p>17,5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70" table:style-name="ce53">
            <text:p>6,070</text:p>
          </table:table-cell>
          <table:table-cell office:value-type="float" office:value="17540" table:style-name="ce11">
            <text:p>17,540</text:p>
          </table:table-cell>
          <table:table-cell office:value-type="float" office:value="9163" table:style-name="ce11">
            <text:p>9,163</text:p>
          </table:table-cell>
          <table:table-cell office:value-type="float" office:value="8377" table:style-name="ce10">
            <text:p>8,3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94" table:style-name="ce53">
            <text:p>5,394</text:p>
          </table:table-cell>
          <table:table-cell office:value-type="float" office:value="15034" table:style-name="ce11">
            <text:p>15,034</text:p>
          </table:table-cell>
          <table:table-cell office:value-type="float" office:value="7976" table:style-name="ce11">
            <text:p>7,976</text:p>
          </table:table-cell>
          <table:table-cell office:value-type="float" office:value="7058" table:style-name="ce10">
            <text:p>7,0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82" table:style-name="ce53">
            <text:p>10,682</text:p>
          </table:table-cell>
          <table:table-cell office:value-type="float" office:value="34168" table:style-name="ce11">
            <text:p>34,168</text:p>
          </table:table-cell>
          <table:table-cell office:value-type="float" office:value="17806" table:style-name="ce11">
            <text:p>17,806</text:p>
          </table:table-cell>
          <table:table-cell office:value-type="float" office:value="16362" table:style-name="ce10">
            <text:p>16,3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63" table:style-name="ce53">
            <text:p>6,163</text:p>
          </table:table-cell>
          <table:table-cell office:value-type="float" office:value="18421" table:style-name="ce11">
            <text:p>18,421</text:p>
          </table:table-cell>
          <table:table-cell office:value-type="float" office:value="9781" table:style-name="ce11">
            <text:p>9,781</text:p>
          </table:table-cell>
          <table:table-cell office:value-type="float" office:value="8640" table:style-name="ce10">
            <text:p>8,6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50" table:style-name="ce53">
            <text:p>3,950</text:p>
          </table:table-cell>
          <table:table-cell office:value-type="float" office:value="10350" table:style-name="ce11">
            <text:p>10,350</text:p>
          </table:table-cell>
          <table:table-cell office:value-type="float" office:value="5696" table:style-name="ce11">
            <text:p>5,696</text:p>
          </table:table-cell>
          <table:table-cell office:value-type="float" office:value="4654" table:style-name="ce10">
            <text:p>4,6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68" table:style-name="ce53">
            <text:p>3,668</text:p>
          </table:table-cell>
          <table:table-cell office:value-type="float" office:value="11067" table:style-name="ce11">
            <text:p>11,067</text:p>
          </table:table-cell>
          <table:table-cell office:value-type="float" office:value="5869" table:style-name="ce11">
            <text:p>5,869</text:p>
          </table:table-cell>
          <table:table-cell office:value-type="float" office:value="5198" table:style-name="ce10">
            <text:p>5,1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81" table:style-name="ce53">
            <text:p>5,581</text:p>
          </table:table-cell>
          <table:table-cell office:value-type="float" office:value="16778" table:style-name="ce11">
            <text:p>16,778</text:p>
          </table:table-cell>
          <table:table-cell office:value-type="float" office:value="8830" table:style-name="ce11">
            <text:p>8,830</text:p>
          </table:table-cell>
          <table:table-cell office:value-type="float" office:value="7948" table:style-name="ce10">
            <text:p>7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62" table:style-name="ce53">
            <text:p>2,662</text:p>
          </table:table-cell>
          <table:table-cell office:value-type="float" office:value="7278" table:style-name="ce11">
            <text:p>7,278</text:p>
          </table:table-cell>
          <table:table-cell office:value-type="float" office:value="4040" table:style-name="ce11">
            <text:p>4,040</text:p>
          </table:table-cell>
          <table:table-cell office:value-type="float" office:value="3238" table:style-name="ce10">
            <text:p>3,2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12" table:style-name="ce53">
            <text:p>4,112</text:p>
          </table:table-cell>
          <table:table-cell office:value-type="float" office:value="13117" table:style-name="ce11">
            <text:p>13,117</text:p>
          </table:table-cell>
          <table:table-cell office:value-type="float" office:value="6913" table:style-name="ce11">
            <text:p>6,913</text:p>
          </table:table-cell>
          <table:table-cell office:value-type="float" office:value="6204" table:style-name="ce10">
            <text:p>6,2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4" table:style-name="ce53">
            <text:p>2,404</text:p>
          </table:table-cell>
          <table:table-cell office:value-type="float" office:value="6846" table:style-name="ce11">
            <text:p>6,846</text:p>
          </table:table-cell>
          <table:table-cell office:value-type="float" office:value="3747" table:style-name="ce11">
            <text:p>3,747</text:p>
          </table:table-cell>
          <table:table-cell office:value-type="float" office:value="3099" table:style-name="ce10">
            <text:p>3,0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9" table:style-name="ce53">
            <text:p>1,719</text:p>
          </table:table-cell>
          <table:table-cell office:value-type="float" office:value="4454" table:style-name="ce11">
            <text:p>4,454</text:p>
          </table:table-cell>
          <table:table-cell office:value-type="float" office:value="2501" table:style-name="ce11">
            <text:p>2,501</text:p>
          </table:table-cell>
          <table:table-cell office:value-type="float" office:value="1953" table:style-name="ce10">
            <text:p>1,95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泰安鄉</text:p>
          </table:table-cell>
          <table:table-cell office:value-type="float" office:value="1953" table:style-name="ce54">
            <text:p>1,953</text:p>
          </table:table-cell>
          <table:table-cell office:value-type="float" office:value="5919" table:style-name="ce18">
            <text:p>5,919</text:p>
          </table:table-cell>
          <table:table-cell office:value-type="float" office:value="3174" table:style-name="ce18">
            <text:p>3,174</text:p>
          </table:table-cell>
          <table:table-cell office:value-type="float" office:value="2745" table:style-name="ce17">
            <text:p>2,745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4881" table:style-name="ce72">
            <text:p>384,881</text:p>
          </table:table-cell>
          <table:table-cell office:value-type="float" office:value="1286346" table:style-name="ce80">
            <text:p>1,286,346</text:p>
          </table:table-cell>
          <table:table-cell office:value-type="float" office:value="656228" table:style-name="ce80">
            <text:p>656,228</text:p>
          </table:table-cell>
          <table:table-cell office:value-type="float" office:value="630118" table:style-name="ce74">
            <text:p>630,11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6028" table:style-name="ce53">
            <text:p>76,028</text:p>
          </table:table-cell>
          <table:table-cell office:value-type="float" office:value="234489" table:style-name="ce11">
            <text:p>234,489</text:p>
          </table:table-cell>
          <table:table-cell office:value-type="float" office:value="115948" table:style-name="ce11">
            <text:p>115,948</text:p>
          </table:table-cell>
          <table:table-cell office:value-type="float" office:value="118541" table:style-name="ce10">
            <text:p>118,54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8992" table:style-name="ce53">
            <text:p>38,992</text:p>
          </table:table-cell>
          <table:table-cell office:value-type="float" office:value="124937" table:style-name="ce11">
            <text:p>124,937</text:p>
          </table:table-cell>
          <table:table-cell office:value-type="float" office:value="62071" table:style-name="ce11">
            <text:p>62,071</text:p>
          </table:table-cell>
          <table:table-cell office:value-type="float" office:value="62866" table:style-name="ce10">
            <text:p>62,866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358" table:style-name="ce53">
            <text:p>24,358</text:p>
          </table:table-cell>
          <table:table-cell office:value-type="float" office:value="86762" table:style-name="ce11">
            <text:p>86,762</text:p>
          </table:table-cell>
          <table:table-cell office:value-type="float" office:value="44105" table:style-name="ce11">
            <text:p>44,105</text:p>
          </table:table-cell>
          <table:table-cell office:value-type="float" office:value="42657" table:style-name="ce10">
            <text:p>42,6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585" table:style-name="ce53">
            <text:p>26,585</text:p>
          </table:table-cell>
          <table:table-cell office:value-type="float" office:value="91162" table:style-name="ce11">
            <text:p>91,162</text:p>
          </table:table-cell>
          <table:table-cell office:value-type="float" office:value="46491" table:style-name="ce11">
            <text:p>46,491</text:p>
          </table:table-cell>
          <table:table-cell office:value-type="float" office:value="44671" table:style-name="ce10">
            <text:p>44,67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615" table:style-name="ce53">
            <text:p>10,615</text:p>
          </table:table-cell>
          <table:table-cell office:value-type="float" office:value="33300" table:style-name="ce11">
            <text:p>33,300</text:p>
          </table:table-cell>
          <table:table-cell office:value-type="float" office:value="16807" table:style-name="ce11">
            <text:p>16,807</text:p>
          </table:table-cell>
          <table:table-cell office:value-type="float" office:value="16493" table:style-name="ce10">
            <text:p>16,49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260" table:style-name="ce53">
            <text:p>16,260</text:p>
          </table:table-cell>
          <table:table-cell office:value-type="float" office:value="55724" table:style-name="ce11">
            <text:p>55,724</text:p>
          </table:table-cell>
          <table:table-cell office:value-type="float" office:value="28306" table:style-name="ce11">
            <text:p>28,306</text:p>
          </table:table-cell>
          <table:table-cell office:value-type="float" office:value="27418" table:style-name="ce10">
            <text:p>27,41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091" table:style-name="ce53">
            <text:p>13,091</text:p>
          </table:table-cell>
          <table:table-cell office:value-type="float" office:value="42083" table:style-name="ce11">
            <text:p>42,083</text:p>
          </table:table-cell>
          <table:table-cell office:value-type="float" office:value="21723" table:style-name="ce11">
            <text:p>21,723</text:p>
          </table:table-cell>
          <table:table-cell office:value-type="float" office:value="20360" table:style-name="ce10">
            <text:p>20,36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4983" table:style-name="ce53">
            <text:p>14,983</text:p>
          </table:table-cell>
          <table:table-cell office:value-type="float" office:value="51464" table:style-name="ce11">
            <text:p>51,464</text:p>
          </table:table-cell>
          <table:table-cell office:value-type="float" office:value="26536" table:style-name="ce11">
            <text:p>26,536</text:p>
          </table:table-cell>
          <table:table-cell office:value-type="float" office:value="24928" table:style-name="ce10">
            <text:p>24,92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72" table:style-name="ce53">
            <text:p>4,372</text:p>
          </table:table-cell>
          <table:table-cell office:value-type="float" office:value="16911" table:style-name="ce11">
            <text:p>16,911</text:p>
          </table:table-cell>
          <table:table-cell office:value-type="float" office:value="8725" table:style-name="ce11">
            <text:p>8,725</text:p>
          </table:table-cell>
          <table:table-cell office:value-type="float" office:value="8186" table:style-name="ce10">
            <text:p>8,1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861" table:style-name="ce53">
            <text:p>9,861</text:p>
          </table:table-cell>
          <table:table-cell office:value-type="float" office:value="36752" table:style-name="ce11">
            <text:p>36,752</text:p>
          </table:table-cell>
          <table:table-cell office:value-type="float" office:value="18771" table:style-name="ce11">
            <text:p>18,771</text:p>
          </table:table-cell>
          <table:table-cell office:value-type="float" office:value="17981" table:style-name="ce10">
            <text:p>17,98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678" table:style-name="ce53">
            <text:p>12,678</text:p>
          </table:table-cell>
          <table:table-cell office:value-type="float" office:value="47458" table:style-name="ce11">
            <text:p>47,458</text:p>
          </table:table-cell>
          <table:table-cell office:value-type="float" office:value="24726" table:style-name="ce11">
            <text:p>24,726</text:p>
          </table:table-cell>
          <table:table-cell office:value-type="float" office:value="22732" table:style-name="ce10">
            <text:p>22,7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630" table:style-name="ce53">
            <text:p>10,630</text:p>
          </table:table-cell>
          <table:table-cell office:value-type="float" office:value="39371" table:style-name="ce11">
            <text:p>39,371</text:p>
          </table:table-cell>
          <table:table-cell office:value-type="float" office:value="20313" table:style-name="ce11">
            <text:p>20,313</text:p>
          </table:table-cell>
          <table:table-cell office:value-type="float" office:value="19058" table:style-name="ce10">
            <text:p>19,05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020" table:style-name="ce53">
            <text:p>14,020</text:p>
          </table:table-cell>
          <table:table-cell office:value-type="float" office:value="46130" table:style-name="ce11">
            <text:p>46,130</text:p>
          </table:table-cell>
          <table:table-cell office:value-type="float" office:value="23685" table:style-name="ce11">
            <text:p>23,685</text:p>
          </table:table-cell>
          <table:table-cell office:value-type="float" office:value="22445" table:style-name="ce10">
            <text:p>22,4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7" table:style-name="ce53">
            <text:p>6,827</text:p>
          </table:table-cell>
          <table:table-cell office:value-type="float" office:value="23810" table:style-name="ce11">
            <text:p>23,810</text:p>
          </table:table-cell>
          <table:table-cell office:value-type="float" office:value="12518" table:style-name="ce11">
            <text:p>12,518</text:p>
          </table:table-cell>
          <table:table-cell office:value-type="float" office:value="11292" table:style-name="ce10">
            <text:p>11,2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049" table:style-name="ce53">
            <text:p>11,049</text:p>
          </table:table-cell>
          <table:table-cell office:value-type="float" office:value="36796" table:style-name="ce11">
            <text:p>36,796</text:p>
          </table:table-cell>
          <table:table-cell office:value-type="float" office:value="19059" table:style-name="ce11">
            <text:p>19,059</text:p>
          </table:table-cell>
          <table:table-cell office:value-type="float" office:value="17737" table:style-name="ce10">
            <text:p>17,7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28" table:style-name="ce53">
            <text:p>9,028</text:p>
          </table:table-cell>
          <table:table-cell office:value-type="float" office:value="32687" table:style-name="ce11">
            <text:p>32,687</text:p>
          </table:table-cell>
          <table:table-cell office:value-type="float" office:value="17172" table:style-name="ce11">
            <text:p>17,172</text:p>
          </table:table-cell>
          <table:table-cell office:value-type="float" office:value="15515" table:style-name="ce10">
            <text:p>15,5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480" table:style-name="ce53">
            <text:p>10,480</text:p>
          </table:table-cell>
          <table:table-cell office:value-type="float" office:value="34767" table:style-name="ce11">
            <text:p>34,767</text:p>
          </table:table-cell>
          <table:table-cell office:value-type="float" office:value="17930" table:style-name="ce11">
            <text:p>17,930</text:p>
          </table:table-cell>
          <table:table-cell office:value-type="float" office:value="16837" table:style-name="ce10">
            <text:p>16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30" table:style-name="ce53">
            <text:p>10,930</text:p>
          </table:table-cell>
          <table:table-cell office:value-type="float" office:value="37727" table:style-name="ce11">
            <text:p>37,727</text:p>
          </table:table-cell>
          <table:table-cell office:value-type="float" office:value="19552" table:style-name="ce11">
            <text:p>19,552</text:p>
          </table:table-cell>
          <table:table-cell office:value-type="float" office:value="18175" table:style-name="ce10">
            <text:p>18,1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852" table:style-name="ce53">
            <text:p>12,852</text:p>
          </table:table-cell>
          <table:table-cell office:value-type="float" office:value="43294" table:style-name="ce11">
            <text:p>43,294</text:p>
          </table:table-cell>
          <table:table-cell office:value-type="float" office:value="22246" table:style-name="ce11">
            <text:p>22,246</text:p>
          </table:table-cell>
          <table:table-cell office:value-type="float" office:value="21048" table:style-name="ce10">
            <text:p>21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13" table:style-name="ce53">
            <text:p>5,313</text:p>
          </table:table-cell>
          <table:table-cell office:value-type="float" office:value="15462" table:style-name="ce11">
            <text:p>15,462</text:p>
          </table:table-cell>
          <table:table-cell office:value-type="float" office:value="8115" table:style-name="ce11">
            <text:p>8,115</text:p>
          </table:table-cell>
          <table:table-cell office:value-type="float" office:value="7347" table:style-name="ce10">
            <text:p>7,3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23" table:style-name="ce53">
            <text:p>7,923</text:p>
          </table:table-cell>
          <table:table-cell office:value-type="float" office:value="27547" table:style-name="ce11">
            <text:p>27,547</text:p>
          </table:table-cell>
          <table:table-cell office:value-type="float" office:value="14219" table:style-name="ce11">
            <text:p>14,219</text:p>
          </table:table-cell>
          <table:table-cell office:value-type="float" office:value="13328" table:style-name="ce10">
            <text:p>13,3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013" table:style-name="ce53">
            <text:p>9,013</text:p>
          </table:table-cell>
          <table:table-cell office:value-type="float" office:value="30741" table:style-name="ce11">
            <text:p>30,741</text:p>
          </table:table-cell>
          <table:table-cell office:value-type="float" office:value="15979" table:style-name="ce11">
            <text:p>15,979</text:p>
          </table:table-cell>
          <table:table-cell office:value-type="float" office:value="14762" table:style-name="ce10">
            <text:p>14,7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22" table:style-name="ce53">
            <text:p>10,122</text:p>
          </table:table-cell>
          <table:table-cell office:value-type="float" office:value="33970" table:style-name="ce11">
            <text:p>33,970</text:p>
          </table:table-cell>
          <table:table-cell office:value-type="float" office:value="17945" table:style-name="ce11">
            <text:p>17,945</text:p>
          </table:table-cell>
          <table:table-cell office:value-type="float" office:value="16025" table:style-name="ce10">
            <text:p>16,0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92" table:style-name="ce53">
            <text:p>5,292</text:p>
          </table:table-cell>
          <table:table-cell office:value-type="float" office:value="17226" table:style-name="ce11">
            <text:p>17,226</text:p>
          </table:table-cell>
          <table:table-cell office:value-type="float" office:value="9312" table:style-name="ce11">
            <text:p>9,312</text:p>
          </table:table-cell>
          <table:table-cell office:value-type="float" office:value="7914" table:style-name="ce10">
            <text:p>7,9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16" table:style-name="ce53">
            <text:p>4,616</text:p>
          </table:table-cell>
          <table:table-cell office:value-type="float" office:value="15438" table:style-name="ce11">
            <text:p>15,438</text:p>
          </table:table-cell>
          <table:table-cell office:value-type="float" office:value="8120" table:style-name="ce11">
            <text:p>8,120</text:p>
          </table:table-cell>
          <table:table-cell office:value-type="float" office:value="7318" table:style-name="ce10">
            <text:p>7,31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63" table:style-name="ce54">
            <text:p>8,963</text:p>
          </table:table-cell>
          <table:table-cell office:value-type="float" office:value="30338" table:style-name="ce18">
            <text:p>30,338</text:p>
          </table:table-cell>
          <table:table-cell office:value-type="float" office:value="15854" table:style-name="ce18">
            <text:p>15,854</text:p>
          </table:table-cell>
          <table:table-cell office:value-type="float" office:value="14484" table:style-name="ce17">
            <text:p>14,484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7476" table:style-name="ce72">
            <text:p>177,476</text:p>
          </table:table-cell>
          <table:table-cell office:value-type="float" office:value="504561" table:style-name="ce80">
            <text:p>504,561</text:p>
          </table:table-cell>
          <table:table-cell office:value-type="float" office:value="258629" table:style-name="ce80">
            <text:p>258,629</text:p>
          </table:table-cell>
          <table:table-cell office:value-type="float" office:value="245932" table:style-name="ce74">
            <text:p>245,9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650" table:style-name="ce53">
            <text:p>34,650</text:p>
          </table:table-cell>
          <table:table-cell office:value-type="float" office:value="100868" table:style-name="ce11">
            <text:p>100,868</text:p>
          </table:table-cell>
          <table:table-cell office:value-type="float" office:value="50527" table:style-name="ce11">
            <text:p>50,527</text:p>
          </table:table-cell>
          <table:table-cell office:value-type="float" office:value="50341" table:style-name="ce10">
            <text:p>50,3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8984" table:style-name="ce53">
            <text:p>28,984</text:p>
          </table:table-cell>
          <table:table-cell office:value-type="float" office:value="81512" table:style-name="ce11">
            <text:p>81,512</text:p>
          </table:table-cell>
          <table:table-cell office:value-type="float" office:value="40720" table:style-name="ce11">
            <text:p>40,720</text:p>
          </table:table-cell>
          <table:table-cell office:value-type="float" office:value="40792" table:style-name="ce10">
            <text:p>40,7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011" table:style-name="ce53">
            <text:p>33,011</text:p>
          </table:table-cell>
          <table:table-cell office:value-type="float" office:value="98351" table:style-name="ce11">
            <text:p>98,351</text:p>
          </table:table-cell>
          <table:table-cell office:value-type="float" office:value="49744" table:style-name="ce11">
            <text:p>49,744</text:p>
          </table:table-cell>
          <table:table-cell office:value-type="float" office:value="48607" table:style-name="ce10">
            <text:p>48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058" table:style-name="ce53">
            <text:p>20,058</text:p>
          </table:table-cell>
          <table:table-cell office:value-type="float" office:value="55428" table:style-name="ce11">
            <text:p>55,428</text:p>
          </table:table-cell>
          <table:table-cell office:value-type="float" office:value="28458" table:style-name="ce11">
            <text:p>28,458</text:p>
          </table:table-cell>
          <table:table-cell office:value-type="float" office:value="26970" table:style-name="ce10">
            <text:p>26,9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302" table:style-name="ce53">
            <text:p>4,302</text:p>
          </table:table-cell>
          <table:table-cell office:value-type="float" office:value="11007" table:style-name="ce11">
            <text:p>11,007</text:p>
          </table:table-cell>
          <table:table-cell office:value-type="float" office:value="5729" table:style-name="ce11">
            <text:p>5,729</text:p>
          </table:table-cell>
          <table:table-cell office:value-type="float" office:value="5278" table:style-name="ce10">
            <text:p>5,2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16" table:style-name="ce53">
            <text:p>12,616</text:p>
          </table:table-cell>
          <table:table-cell office:value-type="float" office:value="39146" table:style-name="ce11">
            <text:p>39,146</text:p>
          </table:table-cell>
          <table:table-cell office:value-type="float" office:value="20596" table:style-name="ce11">
            <text:p>20,596</text:p>
          </table:table-cell>
          <table:table-cell office:value-type="float" office:value="18550" table:style-name="ce10">
            <text:p>18,5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858" table:style-name="ce53">
            <text:p>7,858</text:p>
          </table:table-cell>
          <table:table-cell office:value-type="float" office:value="18001" table:style-name="ce11">
            <text:p>18,001</text:p>
          </table:table-cell>
          <table:table-cell office:value-type="float" office:value="9596" table:style-name="ce11">
            <text:p>9,596</text:p>
          </table:table-cell>
          <table:table-cell office:value-type="float" office:value="8405" table:style-name="ce10">
            <text:p>8,4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33" table:style-name="ce53">
            <text:p>5,633</text:p>
          </table:table-cell>
          <table:table-cell office:value-type="float" office:value="15033" table:style-name="ce11">
            <text:p>15,033</text:p>
          </table:table-cell>
          <table:table-cell office:value-type="float" office:value="8173" table:style-name="ce11">
            <text:p>8,173</text:p>
          </table:table-cell>
          <table:table-cell office:value-type="float" office:value="6860" table:style-name="ce10">
            <text:p>6,8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53" table:style-name="ce53">
            <text:p>5,753</text:p>
          </table:table-cell>
          <table:table-cell office:value-type="float" office:value="16138" table:style-name="ce11">
            <text:p>16,138</text:p>
          </table:table-cell>
          <table:table-cell office:value-type="float" office:value="8487" table:style-name="ce11">
            <text:p>8,487</text:p>
          </table:table-cell>
          <table:table-cell office:value-type="float" office:value="7651" table:style-name="ce10">
            <text:p>7,6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90" table:style-name="ce53">
            <text:p>7,290</text:p>
          </table:table-cell>
          <table:table-cell office:value-type="float" office:value="19049" table:style-name="ce11">
            <text:p>19,049</text:p>
          </table:table-cell>
          <table:table-cell office:value-type="float" office:value="10295" table:style-name="ce11">
            <text:p>10,295</text:p>
          </table:table-cell>
          <table:table-cell office:value-type="float" office:value="8754" table:style-name="ce10">
            <text:p>8,7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56" table:style-name="ce53">
            <text:p>7,156</text:p>
          </table:table-cell>
          <table:table-cell office:value-type="float" office:value="17989" table:style-name="ce11">
            <text:p>17,989</text:p>
          </table:table-cell>
          <table:table-cell office:value-type="float" office:value="9435" table:style-name="ce11">
            <text:p>9,435</text:p>
          </table:table-cell>
          <table:table-cell office:value-type="float" office:value="8554" table:style-name="ce10">
            <text:p>8,5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信義鄉</text:p>
          </table:table-cell>
          <table:table-cell office:value-type="float" office:value="5245" table:style-name="ce53">
            <text:p>5,245</text:p>
          </table:table-cell>
          <table:table-cell office:value-type="float" office:value="16358" table:style-name="ce11">
            <text:p>16,358</text:p>
          </table:table-cell>
          <table:table-cell office:value-type="float" office:value="8766" table:style-name="ce11">
            <text:p>8,766</text:p>
          </table:table-cell>
          <table:table-cell office:value-type="float" office:value="7592" table:style-name="ce10">
            <text:p>7,59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仁愛鄉</text:p>
          </table:table-cell>
          <table:table-cell office:value-type="float" office:value="4920" table:style-name="ce54">
            <text:p>4,920</text:p>
          </table:table-cell>
          <table:table-cell office:value-type="float" office:value="15681" table:style-name="ce18">
            <text:p>15,681</text:p>
          </table:table-cell>
          <table:table-cell office:value-type="float" office:value="8103" table:style-name="ce18">
            <text:p>8,103</text:p>
          </table:table-cell>
          <table:table-cell office:value-type="float" office:value="7578" table:style-name="ce17">
            <text:p>7,57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39546" table:style-name="ce72">
            <text:p>239,546</text:p>
          </table:table-cell>
          <table:table-cell office:value-type="float" office:value="693987" table:style-name="ce80">
            <text:p>693,987</text:p>
          </table:table-cell>
          <table:table-cell office:value-type="float" office:value="360422" table:style-name="ce80">
            <text:p>360,422</text:p>
          </table:table-cell>
          <table:table-cell office:value-type="float" office:value="333565" table:style-name="ce74">
            <text:p>333,5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7904" table:style-name="ce53">
            <text:p>37,904</text:p>
          </table:table-cell>
          <table:table-cell office:value-type="float" office:value="108499" table:style-name="ce11">
            <text:p>108,499</text:p>
          </table:table-cell>
          <table:table-cell office:value-type="float" office:value="54061" table:style-name="ce11">
            <text:p>54,061</text:p>
          </table:table-cell>
          <table:table-cell office:value-type="float" office:value="54438" table:style-name="ce10">
            <text:p>54,4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25" table:style-name="ce53">
            <text:p>15,825</text:p>
          </table:table-cell>
          <table:table-cell office:value-type="float" office:value="45230" table:style-name="ce11">
            <text:p>45,230</text:p>
          </table:table-cell>
          <table:table-cell office:value-type="float" office:value="23002" table:style-name="ce11">
            <text:p>23,002</text:p>
          </table:table-cell>
          <table:table-cell office:value-type="float" office:value="22228" table:style-name="ce10">
            <text:p>22,2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4798" table:style-name="ce53">
            <text:p>24,798</text:p>
          </table:table-cell>
          <table:table-cell office:value-type="float" office:value="70860" table:style-name="ce11">
            <text:p>70,860</text:p>
          </table:table-cell>
          <table:table-cell office:value-type="float" office:value="35926" table:style-name="ce11">
            <text:p>35,926</text:p>
          </table:table-cell>
          <table:table-cell office:value-type="float" office:value="34934" table:style-name="ce10">
            <text:p>34,9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601" table:style-name="ce53">
            <text:p>14,601</text:p>
          </table:table-cell>
          <table:table-cell office:value-type="float" office:value="46527" table:style-name="ce11">
            <text:p>46,527</text:p>
          </table:table-cell>
          <table:table-cell office:value-type="float" office:value="23543" table:style-name="ce11">
            <text:p>23,543</text:p>
          </table:table-cell>
          <table:table-cell office:value-type="float" office:value="22984" table:style-name="ce10">
            <text:p>22,9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327" table:style-name="ce53">
            <text:p>9,327</text:p>
          </table:table-cell>
          <table:table-cell office:value-type="float" office:value="29200" table:style-name="ce11">
            <text:p>29,200</text:p>
          </table:table-cell>
          <table:table-cell office:value-type="float" office:value="15241" table:style-name="ce11">
            <text:p>15,241</text:p>
          </table:table-cell>
          <table:table-cell office:value-type="float" office:value="13959" table:style-name="ce10">
            <text:p>13,9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10" table:style-name="ce53">
            <text:p>15,910</text:p>
          </table:table-cell>
          <table:table-cell office:value-type="float" office:value="40569" table:style-name="ce11">
            <text:p>40,569</text:p>
          </table:table-cell>
          <table:table-cell office:value-type="float" office:value="21003" table:style-name="ce11">
            <text:p>21,003</text:p>
          </table:table-cell>
          <table:table-cell office:value-type="float" office:value="19566" table:style-name="ce10">
            <text:p>19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69" table:style-name="ce53">
            <text:p>10,969</text:p>
          </table:table-cell>
          <table:table-cell office:value-type="float" office:value="31941" table:style-name="ce11">
            <text:p>31,941</text:p>
          </table:table-cell>
          <table:table-cell office:value-type="float" office:value="16853" table:style-name="ce11">
            <text:p>16,853</text:p>
          </table:table-cell>
          <table:table-cell office:value-type="float" office:value="15088" table:style-name="ce10">
            <text:p>15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706" table:style-name="ce53">
            <text:p>6,706</text:p>
          </table:table-cell>
          <table:table-cell office:value-type="float" office:value="19431" table:style-name="ce11">
            <text:p>19,431</text:p>
          </table:table-cell>
          <table:table-cell office:value-type="float" office:value="10442" table:style-name="ce11">
            <text:p>10,442</text:p>
          </table:table-cell>
          <table:table-cell office:value-type="float" office:value="8989" table:style-name="ce10">
            <text:p>8,9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16" table:style-name="ce53">
            <text:p>9,316</text:p>
          </table:table-cell>
          <table:table-cell office:value-type="float" office:value="29091" table:style-name="ce11">
            <text:p>29,091</text:p>
          </table:table-cell>
          <table:table-cell office:value-type="float" office:value="15275" table:style-name="ce11">
            <text:p>15,275</text:p>
          </table:table-cell>
          <table:table-cell office:value-type="float" office:value="13816" table:style-name="ce10">
            <text:p>13,8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5979" table:style-name="ce53">
            <text:p>5,979</text:p>
          </table:table-cell>
          <table:table-cell office:value-type="float" office:value="18356" table:style-name="ce11">
            <text:p>18,356</text:p>
          </table:table-cell>
          <table:table-cell office:value-type="float" office:value="9579" table:style-name="ce11">
            <text:p>9,579</text:p>
          </table:table-cell>
          <table:table-cell office:value-type="float" office:value="8777" table:style-name="ce10">
            <text:p>8,7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9" table:style-name="ce53">
            <text:p>8,929</text:p>
          </table:table-cell>
          <table:table-cell office:value-type="float" office:value="27448" table:style-name="ce11">
            <text:p>27,448</text:p>
          </table:table-cell>
          <table:table-cell office:value-type="float" office:value="14705" table:style-name="ce11">
            <text:p>14,705</text:p>
          </table:table-cell>
          <table:table-cell office:value-type="float" office:value="12743" table:style-name="ce10">
            <text:p>12,7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7" table:style-name="ce53">
            <text:p>8,517</text:p>
          </table:table-cell>
          <table:table-cell office:value-type="float" office:value="25016" table:style-name="ce11">
            <text:p>25,016</text:p>
          </table:table-cell>
          <table:table-cell office:value-type="float" office:value="13245" table:style-name="ce11">
            <text:p>13,245</text:p>
          </table:table-cell>
          <table:table-cell office:value-type="float" office:value="11771" table:style-name="ce10">
            <text:p>11,7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191" table:style-name="ce53">
            <text:p>14,191</text:p>
          </table:table-cell>
          <table:table-cell office:value-type="float" office:value="45096" table:style-name="ce11">
            <text:p>45,096</text:p>
          </table:table-cell>
          <table:table-cell office:value-type="float" office:value="22672" table:style-name="ce11">
            <text:p>22,672</text:p>
          </table:table-cell>
          <table:table-cell office:value-type="float" office:value="22424" table:style-name="ce10">
            <text:p>22,4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19" table:style-name="ce53">
            <text:p>5,719</text:p>
          </table:table-cell>
          <table:table-cell office:value-type="float" office:value="15072" table:style-name="ce11">
            <text:p>15,072</text:p>
          </table:table-cell>
          <table:table-cell office:value-type="float" office:value="8307" table:style-name="ce11">
            <text:p>8,307</text:p>
          </table:table-cell>
          <table:table-cell office:value-type="float" office:value="6765" table:style-name="ce10">
            <text:p>6,7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50" table:style-name="ce53">
            <text:p>4,450</text:p>
          </table:table-cell>
          <table:table-cell office:value-type="float" office:value="13139" table:style-name="ce11">
            <text:p>13,139</text:p>
          </table:table-cell>
          <table:table-cell office:value-type="float" office:value="7084" table:style-name="ce11">
            <text:p>7,084</text:p>
          </table:table-cell>
          <table:table-cell office:value-type="float" office:value="6055" table:style-name="ce10">
            <text:p>6,0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717" table:style-name="ce53">
            <text:p>8,717</text:p>
          </table:table-cell>
          <table:table-cell office:value-type="float" office:value="24159" table:style-name="ce11">
            <text:p>24,159</text:p>
          </table:table-cell>
          <table:table-cell office:value-type="float" office:value="12939" table:style-name="ce11">
            <text:p>12,939</text:p>
          </table:table-cell>
          <table:table-cell office:value-type="float" office:value="11220" table:style-name="ce10">
            <text:p>11,2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297" table:style-name="ce53">
            <text:p>9,297</text:p>
          </table:table-cell>
          <table:table-cell office:value-type="float" office:value="26313" table:style-name="ce11">
            <text:p>26,313</text:p>
          </table:table-cell>
          <table:table-cell office:value-type="float" office:value="14379" table:style-name="ce11">
            <text:p>14,379</text:p>
          </table:table-cell>
          <table:table-cell office:value-type="float" office:value="11934" table:style-name="ce10">
            <text:p>11,9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852" table:style-name="ce53">
            <text:p>8,852</text:p>
          </table:table-cell>
          <table:table-cell office:value-type="float" office:value="24068" table:style-name="ce11">
            <text:p>24,068</text:p>
          </table:table-cell>
          <table:table-cell office:value-type="float" office:value="13056" table:style-name="ce11">
            <text:p>13,056</text:p>
          </table:table-cell>
          <table:table-cell office:value-type="float" office:value="11012" table:style-name="ce10">
            <text:p>11,0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518" table:style-name="ce53">
            <text:p>9,518</text:p>
          </table:table-cell>
          <table:table-cell office:value-type="float" office:value="28002" table:style-name="ce11">
            <text:p>28,002</text:p>
          </table:table-cell>
          <table:table-cell office:value-type="float" office:value="14885" table:style-name="ce11">
            <text:p>14,885</text:p>
          </table:table-cell>
          <table:table-cell office:value-type="float" office:value="13117" table:style-name="ce10">
            <text:p>13,11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10021" table:style-name="ce54">
            <text:p>10,021</text:p>
          </table:table-cell>
          <table:table-cell office:value-type="float" office:value="25970" table:style-name="ce18">
            <text:p>25,970</text:p>
          </table:table-cell>
          <table:table-cell office:value-type="float" office:value="14225" table:style-name="ce18">
            <text:p>14,225</text:p>
          </table:table-cell>
          <table:table-cell office:value-type="float" office:value="11745" table:style-name="ce17">
            <text:p>11,745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463" table:style-name="ce72">
            <text:p>182,463</text:p>
          </table:table-cell>
          <table:table-cell office:value-type="float" office:value="514717" table:style-name="ce80">
            <text:p>514,717</text:p>
          </table:table-cell>
          <table:table-cell office:value-type="float" office:value="267801" table:style-name="ce80">
            <text:p>267,801</text:p>
          </table:table-cell>
          <table:table-cell office:value-type="float" office:value="246916" table:style-name="ce74">
            <text:p>246,9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704" table:style-name="ce53">
            <text:p>12,704</text:p>
          </table:table-cell>
          <table:table-cell office:value-type="float" office:value="37537" table:style-name="ce11">
            <text:p>37,537</text:p>
          </table:table-cell>
          <table:table-cell office:value-type="float" office:value="19275" table:style-name="ce11">
            <text:p>19,275</text:p>
          </table:table-cell>
          <table:table-cell office:value-type="float" office:value="18262" table:style-name="ce10">
            <text:p>18,2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638" table:style-name="ce53">
            <text:p>15,638</text:p>
          </table:table-cell>
          <table:table-cell office:value-type="float" office:value="42608" table:style-name="ce11">
            <text:p>42,608</text:p>
          </table:table-cell>
          <table:table-cell office:value-type="float" office:value="21562" table:style-name="ce11">
            <text:p>21,562</text:p>
          </table:table-cell>
          <table:table-cell office:value-type="float" office:value="21046" table:style-name="ce10">
            <text:p>21,0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88" table:style-name="ce53">
            <text:p>9,988</text:p>
          </table:table-cell>
          <table:table-cell office:value-type="float" office:value="27451" table:style-name="ce11">
            <text:p>27,451</text:p>
          </table:table-cell>
          <table:table-cell office:value-type="float" office:value="14036" table:style-name="ce11">
            <text:p>14,036</text:p>
          </table:table-cell>
          <table:table-cell office:value-type="float" office:value="13415" table:style-name="ce10">
            <text:p>13,4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361" table:style-name="ce53">
            <text:p>11,361</text:p>
          </table:table-cell>
          <table:table-cell office:value-type="float" office:value="31382" table:style-name="ce11">
            <text:p>31,382</text:p>
          </table:table-cell>
          <table:table-cell office:value-type="float" office:value="16059" table:style-name="ce11">
            <text:p>16,059</text:p>
          </table:table-cell>
          <table:table-cell office:value-type="float" office:value="15323" table:style-name="ce10">
            <text:p>15,3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703" table:style-name="ce53">
            <text:p>24,703</text:p>
          </table:table-cell>
          <table:table-cell office:value-type="float" office:value="71836" table:style-name="ce11">
            <text:p>71,836</text:p>
          </table:table-cell>
          <table:table-cell office:value-type="float" office:value="36804" table:style-name="ce11">
            <text:p>36,804</text:p>
          </table:table-cell>
          <table:table-cell office:value-type="float" office:value="35032" table:style-name="ce10">
            <text:p>35,0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70" table:style-name="ce53">
            <text:p>5,370</text:p>
          </table:table-cell>
          <table:table-cell office:value-type="float" office:value="14887" table:style-name="ce11">
            <text:p>14,887</text:p>
          </table:table-cell>
          <table:table-cell office:value-type="float" office:value="7960" table:style-name="ce11">
            <text:p>7,960</text:p>
          </table:table-cell>
          <table:table-cell office:value-type="float" office:value="6927" table:style-name="ce10">
            <text:p>6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35" table:style-name="ce53">
            <text:p>10,635</text:p>
          </table:table-cell>
          <table:table-cell office:value-type="float" office:value="32326" table:style-name="ce11">
            <text:p>32,326</text:p>
          </table:table-cell>
          <table:table-cell office:value-type="float" office:value="17021" table:style-name="ce11">
            <text:p>17,021</text:p>
          </table:table-cell>
          <table:table-cell office:value-type="float" office:value="15305" table:style-name="ce10">
            <text:p>15,3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917" table:style-name="ce53">
            <text:p>8,917</text:p>
          </table:table-cell>
          <table:table-cell office:value-type="float" office:value="23690" table:style-name="ce11">
            <text:p>23,690</text:p>
          </table:table-cell>
          <table:table-cell office:value-type="float" office:value="12605" table:style-name="ce11">
            <text:p>12,605</text:p>
          </table:table-cell>
          <table:table-cell office:value-type="float" office:value="11085" table:style-name="ce10">
            <text:p>11,0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270" table:style-name="ce53">
            <text:p>9,270</text:p>
          </table:table-cell>
          <table:table-cell office:value-type="float" office:value="25219" table:style-name="ce11">
            <text:p>25,219</text:p>
          </table:table-cell>
          <table:table-cell office:value-type="float" office:value="13374" table:style-name="ce11">
            <text:p>13,374</text:p>
          </table:table-cell>
          <table:table-cell office:value-type="float" office:value="11845" table:style-name="ce10">
            <text:p>11,8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48" table:style-name="ce53">
            <text:p>7,448</text:p>
          </table:table-cell>
          <table:table-cell office:value-type="float" office:value="18752" table:style-name="ce11">
            <text:p>18,752</text:p>
          </table:table-cell>
          <table:table-cell office:value-type="float" office:value="9744" table:style-name="ce11">
            <text:p>9,744</text:p>
          </table:table-cell>
          <table:table-cell office:value-type="float" office:value="9008" table:style-name="ce10">
            <text:p>9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73" table:style-name="ce53">
            <text:p>5,773</text:p>
          </table:table-cell>
          <table:table-cell office:value-type="float" office:value="15758" table:style-name="ce11">
            <text:p>15,758</text:p>
          </table:table-cell>
          <table:table-cell office:value-type="float" office:value="8461" table:style-name="ce11">
            <text:p>8,461</text:p>
          </table:table-cell>
          <table:table-cell office:value-type="float" office:value="7297" table:style-name="ce10">
            <text:p>7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032" table:style-name="ce53">
            <text:p>18,032</text:p>
          </table:table-cell>
          <table:table-cell office:value-type="float" office:value="50054" table:style-name="ce11">
            <text:p>50,054</text:p>
          </table:table-cell>
          <table:table-cell office:value-type="float" office:value="25831" table:style-name="ce11">
            <text:p>25,831</text:p>
          </table:table-cell>
          <table:table-cell office:value-type="float" office:value="24223" table:style-name="ce10">
            <text:p>24,2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67" table:style-name="ce53">
            <text:p>15,967</text:p>
          </table:table-cell>
          <table:table-cell office:value-type="float" office:value="45334" table:style-name="ce11">
            <text:p>45,334</text:p>
          </table:table-cell>
          <table:table-cell office:value-type="float" office:value="23568" table:style-name="ce11">
            <text:p>23,568</text:p>
          </table:table-cell>
          <table:table-cell office:value-type="float" office:value="21766" table:style-name="ce10">
            <text:p>21,7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25" table:style-name="ce53">
            <text:p>11,725</text:p>
          </table:table-cell>
          <table:table-cell office:value-type="float" office:value="36197" table:style-name="ce11">
            <text:p>36,197</text:p>
          </table:table-cell>
          <table:table-cell office:value-type="float" office:value="19301" table:style-name="ce11">
            <text:p>19,301</text:p>
          </table:table-cell>
          <table:table-cell office:value-type="float" office:value="16896" table:style-name="ce10">
            <text:p>16,8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65" table:style-name="ce53">
            <text:p>6,765</text:p>
          </table:table-cell>
          <table:table-cell office:value-type="float" office:value="19743" table:style-name="ce11">
            <text:p>19,743</text:p>
          </table:table-cell>
          <table:table-cell office:value-type="float" office:value="10506" table:style-name="ce11">
            <text:p>10,506</text:p>
          </table:table-cell>
          <table:table-cell office:value-type="float" office:value="9237" table:style-name="ce10">
            <text:p>9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73" table:style-name="ce53">
            <text:p>4,273</text:p>
          </table:table-cell>
          <table:table-cell office:value-type="float" office:value="11682" table:style-name="ce11">
            <text:p>11,682</text:p>
          </table:table-cell>
          <table:table-cell office:value-type="float" office:value="6315" table:style-name="ce11">
            <text:p>6,315</text:p>
          </table:table-cell>
          <table:table-cell office:value-type="float" office:value="5367" table:style-name="ce10">
            <text:p>5,3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43" table:style-name="ce53">
            <text:p>1,943</text:p>
          </table:table-cell>
          <table:table-cell office:value-type="float" office:value="4595" table:style-name="ce11">
            <text:p>4,595</text:p>
          </table:table-cell>
          <table:table-cell office:value-type="float" office:value="2381" table:style-name="ce11">
            <text:p>2,381</text:p>
          </table:table-cell>
          <table:table-cell office:value-type="float" office:value="2214" table:style-name="ce10">
            <text:p>2,21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阿里山鄉</text:p>
          </table:table-cell>
          <table:table-cell office:value-type="float" office:value="1951" table:style-name="ce54">
            <text:p>1,951</text:p>
          </table:table-cell>
          <table:table-cell office:value-type="float" office:value="5666" table:style-name="ce18">
            <text:p>5,666</text:p>
          </table:table-cell>
          <table:table-cell office:value-type="float" office:value="2998" table:style-name="ce18">
            <text:p>2,998</text:p>
          </table:table-cell>
          <table:table-cell office:value-type="float" office:value="2668" table:style-name="ce17">
            <text:p>2,668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5950" table:style-name="ce72">
            <text:p>285,950</text:p>
          </table:table-cell>
          <table:table-cell office:value-type="float" office:value="834807" table:style-name="ce80">
            <text:p>834,807</text:p>
          </table:table-cell>
          <table:table-cell office:value-type="float" office:value="427143" table:style-name="ce80">
            <text:p>427,143</text:p>
          </table:table-cell>
          <table:table-cell office:value-type="float" office:value="407664" table:style-name="ce74">
            <text:p>407,6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032" table:style-name="ce53">
            <text:p>74,032</text:p>
          </table:table-cell>
          <table:table-cell office:value-type="float" office:value="201372" table:style-name="ce11">
            <text:p>201,372</text:p>
          </table:table-cell>
          <table:table-cell office:value-type="float" office:value="99707" table:style-name="ce11">
            <text:p>99,707</text:p>
          </table:table-cell>
          <table:table-cell office:value-type="float" office:value="101665" table:style-name="ce10">
            <text:p>101,6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432" table:style-name="ce53">
            <text:p>19,432</text:p>
          </table:table-cell>
          <table:table-cell office:value-type="float" office:value="54695" table:style-name="ce11">
            <text:p>54,695</text:p>
          </table:table-cell>
          <table:table-cell office:value-type="float" office:value="27341" table:style-name="ce11">
            <text:p>27,341</text:p>
          </table:table-cell>
          <table:table-cell office:value-type="float" office:value="27354" table:style-name="ce10">
            <text:p>27,3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649" table:style-name="ce53">
            <text:p>16,649</text:p>
          </table:table-cell>
          <table:table-cell office:value-type="float" office:value="48070" table:style-name="ce11">
            <text:p>48,070</text:p>
          </table:table-cell>
          <table:table-cell office:value-type="float" office:value="24314" table:style-name="ce11">
            <text:p>24,314</text:p>
          </table:table-cell>
          <table:table-cell office:value-type="float" office:value="23756" table:style-name="ce10">
            <text:p>23,7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517" table:style-name="ce53">
            <text:p>11,517</text:p>
          </table:table-cell>
          <table:table-cell office:value-type="float" office:value="30711" table:style-name="ce11">
            <text:p>30,711</text:p>
          </table:table-cell>
          <table:table-cell office:value-type="float" office:value="15732" table:style-name="ce11">
            <text:p>15,732</text:p>
          </table:table-cell>
          <table:table-cell office:value-type="float" office:value="14979" table:style-name="ce10">
            <text:p>14,9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899" table:style-name="ce53">
            <text:p>14,899</text:p>
          </table:table-cell>
          <table:table-cell office:value-type="float" office:value="51182" table:style-name="ce11">
            <text:p>51,182</text:p>
          </table:table-cell>
          <table:table-cell office:value-type="float" office:value="26520" table:style-name="ce11">
            <text:p>26,520</text:p>
          </table:table-cell>
          <table:table-cell office:value-type="float" office:value="24662" table:style-name="ce10">
            <text:p>24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104" table:style-name="ce53">
            <text:p>10,104</text:p>
          </table:table-cell>
          <table:table-cell office:value-type="float" office:value="30134" table:style-name="ce11">
            <text:p>30,134</text:p>
          </table:table-cell>
          <table:table-cell office:value-type="float" office:value="15670" table:style-name="ce11">
            <text:p>15,670</text:p>
          </table:table-cell>
          <table:table-cell office:value-type="float" office:value="14464" table:style-name="ce10">
            <text:p>14,4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784" table:style-name="ce53">
            <text:p>3,784</text:p>
          </table:table-cell>
          <table:table-cell office:value-type="float" office:value="11139" table:style-name="ce11">
            <text:p>11,139</text:p>
          </table:table-cell>
          <table:table-cell office:value-type="float" office:value="5792" table:style-name="ce11">
            <text:p>5,792</text:p>
          </table:table-cell>
          <table:table-cell office:value-type="float" office:value="5347" table:style-name="ce10">
            <text:p>5,3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52" table:style-name="ce53">
            <text:p>6,952</text:p>
          </table:table-cell>
          <table:table-cell office:value-type="float" office:value="22109" table:style-name="ce11">
            <text:p>22,109</text:p>
          </table:table-cell>
          <table:table-cell office:value-type="float" office:value="11443" table:style-name="ce11">
            <text:p>11,443</text:p>
          </table:table-cell>
          <table:table-cell office:value-type="float" office:value="10666" table:style-name="ce10">
            <text:p>10,6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179" table:style-name="ce53">
            <text:p>8,179</text:p>
          </table:table-cell>
          <table:table-cell office:value-type="float" office:value="26940" table:style-name="ce11">
            <text:p>26,940</text:p>
          </table:table-cell>
          <table:table-cell office:value-type="float" office:value="13695" table:style-name="ce11">
            <text:p>13,695</text:p>
          </table:table-cell>
          <table:table-cell office:value-type="float" office:value="13245" table:style-name="ce10">
            <text:p>13,2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44" table:style-name="ce53">
            <text:p>7,844</text:p>
          </table:table-cell>
          <table:table-cell office:value-type="float" office:value="26164" table:style-name="ce11">
            <text:p>26,164</text:p>
          </table:table-cell>
          <table:table-cell office:value-type="float" office:value="13610" table:style-name="ce11">
            <text:p>13,610</text:p>
          </table:table-cell>
          <table:table-cell office:value-type="float" office:value="12554" table:style-name="ce10">
            <text:p>12,5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311" table:style-name="ce53">
            <text:p>9,311</text:p>
          </table:table-cell>
          <table:table-cell office:value-type="float" office:value="24826" table:style-name="ce11">
            <text:p>24,826</text:p>
          </table:table-cell>
          <table:table-cell office:value-type="float" office:value="13198" table:style-name="ce11">
            <text:p>13,198</text:p>
          </table:table-cell>
          <table:table-cell office:value-type="float" office:value="11628" table:style-name="ce10">
            <text:p>11,6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00" table:style-name="ce53">
            <text:p>6,500</text:p>
          </table:table-cell>
          <table:table-cell office:value-type="float" office:value="20621" table:style-name="ce11">
            <text:p>20,621</text:p>
          </table:table-cell>
          <table:table-cell office:value-type="float" office:value="10783" table:style-name="ce11">
            <text:p>10,783</text:p>
          </table:table-cell>
          <table:table-cell office:value-type="float" office:value="9838" table:style-name="ce10">
            <text:p>9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564" table:style-name="ce53">
            <text:p>18,564</text:p>
          </table:table-cell>
          <table:table-cell office:value-type="float" office:value="55107" table:style-name="ce11">
            <text:p>55,107</text:p>
          </table:table-cell>
          <table:table-cell office:value-type="float" office:value="28487" table:style-name="ce11">
            <text:p>28,487</text:p>
          </table:table-cell>
          <table:table-cell office:value-type="float" office:value="26620" table:style-name="ce10">
            <text:p>26,6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31" table:style-name="ce53">
            <text:p>5,631</text:p>
          </table:table-cell>
          <table:table-cell office:value-type="float" office:value="17296" table:style-name="ce11">
            <text:p>17,296</text:p>
          </table:table-cell>
          <table:table-cell office:value-type="float" office:value="9157" table:style-name="ce11">
            <text:p>9,157</text:p>
          </table:table-cell>
          <table:table-cell office:value-type="float" office:value="8139" table:style-name="ce10">
            <text:p>8,1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25" table:style-name="ce53">
            <text:p>3,425</text:p>
          </table:table-cell>
          <table:table-cell office:value-type="float" office:value="9917" table:style-name="ce11">
            <text:p>9,917</text:p>
          </table:table-cell>
          <table:table-cell office:value-type="float" office:value="5267" table:style-name="ce11">
            <text:p>5,267</text:p>
          </table:table-cell>
          <table:table-cell office:value-type="float" office:value="4650" table:style-name="ce10">
            <text:p>4,6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15" table:style-name="ce53">
            <text:p>8,515</text:p>
          </table:table-cell>
          <table:table-cell office:value-type="float" office:value="24769" table:style-name="ce11">
            <text:p>24,769</text:p>
          </table:table-cell>
          <table:table-cell office:value-type="float" office:value="12981" table:style-name="ce11">
            <text:p>12,981</text:p>
          </table:table-cell>
          <table:table-cell office:value-type="float" office:value="11788" table:style-name="ce10">
            <text:p>11,7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09" table:style-name="ce53">
            <text:p>11,809</text:p>
          </table:table-cell>
          <table:table-cell office:value-type="float" office:value="35624" table:style-name="ce11">
            <text:p>35,624</text:p>
          </table:table-cell>
          <table:table-cell office:value-type="float" office:value="18465" table:style-name="ce11">
            <text:p>18,465</text:p>
          </table:table-cell>
          <table:table-cell office:value-type="float" office:value="17159" table:style-name="ce10">
            <text:p>17,1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84" table:style-name="ce53">
            <text:p>4,484</text:p>
          </table:table-cell>
          <table:table-cell office:value-type="float" office:value="15931" table:style-name="ce11">
            <text:p>15,931</text:p>
          </table:table-cell>
          <table:table-cell office:value-type="float" office:value="8087" table:style-name="ce11">
            <text:p>8,087</text:p>
          </table:table-cell>
          <table:table-cell office:value-type="float" office:value="7844" table:style-name="ce10">
            <text:p>7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80" table:style-name="ce53">
            <text:p>6,780</text:p>
          </table:table-cell>
          <table:table-cell office:value-type="float" office:value="18297" table:style-name="ce11">
            <text:p>18,297</text:p>
          </table:table-cell>
          <table:table-cell office:value-type="float" office:value="9380" table:style-name="ce11">
            <text:p>9,380</text:p>
          </table:table-cell>
          <table:table-cell office:value-type="float" office:value="8917" table:style-name="ce10">
            <text:p>8,9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15" table:style-name="ce53">
            <text:p>3,715</text:p>
          </table:table-cell>
          <table:table-cell office:value-type="float" office:value="10797" table:style-name="ce11">
            <text:p>10,797</text:p>
          </table:table-cell>
          <table:table-cell office:value-type="float" office:value="5524" table:style-name="ce11">
            <text:p>5,524</text:p>
          </table:table-cell>
          <table:table-cell office:value-type="float" office:value="5273" table:style-name="ce10">
            <text:p>5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7" table:style-name="ce53">
            <text:p>6,987</text:p>
          </table:table-cell>
          <table:table-cell office:value-type="float" office:value="19650" table:style-name="ce11">
            <text:p>19,650</text:p>
          </table:table-cell>
          <table:table-cell office:value-type="float" office:value="10202" table:style-name="ce11">
            <text:p>10,202</text:p>
          </table:table-cell>
          <table:table-cell office:value-type="float" office:value="9448" table:style-name="ce10">
            <text:p>9,4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45" table:style-name="ce53">
            <text:p>4,445</text:p>
          </table:table-cell>
          <table:table-cell office:value-type="float" office:value="12431" table:style-name="ce11">
            <text:p>12,431</text:p>
          </table:table-cell>
          <table:table-cell office:value-type="float" office:value="6833" table:style-name="ce11">
            <text:p>6,833</text:p>
          </table:table-cell>
          <table:table-cell office:value-type="float" office:value="5598" table:style-name="ce10">
            <text:p>5,5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72" table:style-name="ce53">
            <text:p>3,472</text:p>
          </table:table-cell>
          <table:table-cell office:value-type="float" office:value="8684" table:style-name="ce11">
            <text:p>8,684</text:p>
          </table:table-cell>
          <table:table-cell office:value-type="float" office:value="4689" table:style-name="ce11">
            <text:p>4,689</text:p>
          </table:table-cell>
          <table:table-cell office:value-type="float" office:value="3995" table:style-name="ce10">
            <text:p>3,9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0" table:style-name="ce53">
            <text:p>3,010</text:p>
          </table:table-cell>
          <table:table-cell office:value-type="float" office:value="7817" table:style-name="ce11">
            <text:p>7,817</text:p>
          </table:table-cell>
          <table:table-cell office:value-type="float" office:value="4264" table:style-name="ce11">
            <text:p>4,264</text:p>
          </table:table-cell>
          <table:table-cell office:value-type="float" office:value="3553" table:style-name="ce10">
            <text:p>3,5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18" table:style-name="ce53">
            <text:p>2,118</text:p>
          </table:table-cell>
          <table:table-cell office:value-type="float" office:value="5525" table:style-name="ce11">
            <text:p>5,525</text:p>
          </table:table-cell>
          <table:table-cell office:value-type="float" office:value="2948" table:style-name="ce11">
            <text:p>2,948</text:p>
          </table:table-cell>
          <table:table-cell office:value-type="float" office:value="2577" table:style-name="ce10">
            <text:p>2,5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三地門鄉</text:p>
          </table:table-cell>
          <table:table-cell office:value-type="float" office:value="2306" table:style-name="ce53">
            <text:p>2,306</text:p>
          </table:table-cell>
          <table:table-cell office:value-type="float" office:value="7658" table:style-name="ce11">
            <text:p>7,658</text:p>
          </table:table-cell>
          <table:table-cell office:value-type="float" office:value="3859" table:style-name="ce11">
            <text:p>3,859</text:p>
          </table:table-cell>
          <table:table-cell office:value-type="float" office:value="3799" table:style-name="ce10">
            <text:p>3,7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霧臺鄉</text:p>
          </table:table-cell>
          <table:table-cell office:value-type="float" office:value="1055" table:style-name="ce53">
            <text:p>1,055</text:p>
          </table:table-cell>
          <table:table-cell office:value-type="float" office:value="3282" table:style-name="ce11">
            <text:p>3,282</text:p>
          </table:table-cell>
          <table:table-cell office:value-type="float" office:value="1690" table:style-name="ce11">
            <text:p>1,690</text:p>
          </table:table-cell>
          <table:table-cell office:value-type="float" office:value="1592" table:style-name="ce10">
            <text:p>1,5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瑪家鄉</text:p>
          </table:table-cell>
          <table:table-cell office:value-type="float" office:value="2048" table:style-name="ce53">
            <text:p>2,048</text:p>
          </table:table-cell>
          <table:table-cell office:value-type="float" office:value="6767" table:style-name="ce11">
            <text:p>6,767</text:p>
          </table:table-cell>
          <table:table-cell office:value-type="float" office:value="3449" table:style-name="ce11">
            <text:p>3,449</text:p>
          </table:table-cell>
          <table:table-cell office:value-type="float" office:value="3318" table:style-name="ce10">
            <text:p>3,3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泰武鄉</text:p>
          </table:table-cell>
          <table:table-cell office:value-type="float" office:value="1332" table:style-name="ce53">
            <text:p>1,332</text:p>
          </table:table-cell>
          <table:table-cell office:value-type="float" office:value="5254" table:style-name="ce11">
            <text:p>5,254</text:p>
          </table:table-cell>
          <table:table-cell office:value-type="float" office:value="2761" table:style-name="ce11">
            <text:p>2,761</text:p>
          </table:table-cell>
          <table:table-cell office:value-type="float" office:value="2493" table:style-name="ce10">
            <text:p>2,4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來義鄉</text:p>
          </table:table-cell>
          <table:table-cell office:value-type="float" office:value="2233" table:style-name="ce53">
            <text:p>2,233</text:p>
          </table:table-cell>
          <table:table-cell office:value-type="float" office:value="7498" table:style-name="ce11">
            <text:p>7,498</text:p>
          </table:table-cell>
          <table:table-cell office:value-type="float" office:value="3805" table:style-name="ce11">
            <text:p>3,805</text:p>
          </table:table-cell>
          <table:table-cell office:value-type="float" office:value="3693" table:style-name="ce10">
            <text:p>3,6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春日鄉</text:p>
          </table:table-cell>
          <table:table-cell office:value-type="float" office:value="1373" table:style-name="ce53">
            <text:p>1,373</text:p>
          </table:table-cell>
          <table:table-cell office:value-type="float" office:value="4850" table:style-name="ce11">
            <text:p>4,850</text:p>
          </table:table-cell>
          <table:table-cell office:value-type="float" office:value="2498" table:style-name="ce11">
            <text:p>2,498</text:p>
          </table:table-cell>
          <table:table-cell office:value-type="float" office:value="2352" table:style-name="ce10">
            <text:p>2,3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獅子鄉</text:p>
          </table:table-cell>
          <table:table-cell office:value-type="float" office:value="1549" table:style-name="ce53">
            <text:p>1,549</text:p>
          </table:table-cell>
          <table:table-cell office:value-type="float" office:value="4828" table:style-name="ce11">
            <text:p>4,828</text:p>
          </table:table-cell>
          <table:table-cell office:value-type="float" office:value="2500" table:style-name="ce11">
            <text:p>2,500</text:p>
          </table:table-cell>
          <table:table-cell office:value-type="float" office:value="2328" table:style-name="ce10">
            <text:p>2,32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牡丹鄉</text:p>
          </table:table-cell>
          <table:table-cell office:value-type="float" office:value="1896" table:style-name="ce54">
            <text:p>1,896</text:p>
          </table:table-cell>
          <table:table-cell office:value-type="float" office:value="4862" table:style-name="ce18">
            <text:p>4,862</text:p>
          </table:table-cell>
          <table:table-cell office:value-type="float" office:value="2492" table:style-name="ce18">
            <text:p>2,492</text:p>
          </table:table-cell>
          <table:table-cell office:value-type="float" office:value="2370" table:style-name="ce17">
            <text:p>2,370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616" table:style-name="ce72">
            <text:p>82,616</text:p>
          </table:table-cell>
          <table:table-cell office:value-type="float" office:value="220632" table:style-name="ce80">
            <text:p>220,632</text:p>
          </table:table-cell>
          <table:table-cell office:value-type="float" office:value="114070" table:style-name="ce80">
            <text:p>114,070</text:p>
          </table:table-cell>
          <table:table-cell office:value-type="float" office:value="106562" table:style-name="ce74">
            <text:p>106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583" table:style-name="ce53">
            <text:p>39,583</text:p>
          </table:table-cell>
          <table:table-cell office:value-type="float" office:value="106357" table:style-name="ce11">
            <text:p>106,357</text:p>
          </table:table-cell>
          <table:table-cell office:value-type="float" office:value="53349" table:style-name="ce11">
            <text:p>53,349</text:p>
          </table:table-cell>
          <table:table-cell office:value-type="float" office:value="53008" table:style-name="ce10">
            <text:p>53,0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405" table:style-name="ce53">
            <text:p>5,405</text:p>
          </table:table-cell>
          <table:table-cell office:value-type="float" office:value="14391" table:style-name="ce11">
            <text:p>14,391</text:p>
          </table:table-cell>
          <table:table-cell office:value-type="float" office:value="7602" table:style-name="ce11">
            <text:p>7,602</text:p>
          </table:table-cell>
          <table:table-cell office:value-type="float" office:value="6789" table:style-name="ce10">
            <text:p>6,7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85" table:style-name="ce53">
            <text:p>3,185</text:p>
          </table:table-cell>
          <table:table-cell office:value-type="float" office:value="8788" table:style-name="ce11">
            <text:p>8,788</text:p>
          </table:table-cell>
          <table:table-cell office:value-type="float" office:value="4595" table:style-name="ce11">
            <text:p>4,595</text:p>
          </table:table-cell>
          <table:table-cell office:value-type="float" office:value="4193" table:style-name="ce10">
            <text:p>4,1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677" table:style-name="ce53">
            <text:p>6,677</text:p>
          </table:table-cell>
          <table:table-cell office:value-type="float" office:value="17452" table:style-name="ce11">
            <text:p>17,452</text:p>
          </table:table-cell>
          <table:table-cell office:value-type="float" office:value="9221" table:style-name="ce11">
            <text:p>9,221</text:p>
          </table:table-cell>
          <table:table-cell office:value-type="float" office:value="8231" table:style-name="ce10">
            <text:p>8,2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500" table:style-name="ce53">
            <text:p>2,500</text:p>
          </table:table-cell>
          <table:table-cell office:value-type="float" office:value="6193" table:style-name="ce11">
            <text:p>6,193</text:p>
          </table:table-cell>
          <table:table-cell office:value-type="float" office:value="3230" table:style-name="ce11">
            <text:p>3,230</text:p>
          </table:table-cell>
          <table:table-cell office:value-type="float" office:value="2963" table:style-name="ce10">
            <text:p>2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70" table:style-name="ce53">
            <text:p>4,670</text:p>
          </table:table-cell>
          <table:table-cell office:value-type="float" office:value="11271" table:style-name="ce11">
            <text:p>11,271</text:p>
          </table:table-cell>
          <table:table-cell office:value-type="float" office:value="6011" table:style-name="ce11">
            <text:p>6,011</text:p>
          </table:table-cell>
          <table:table-cell office:value-type="float" office:value="5260" table:style-name="ce10">
            <text:p>5,2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72" table:style-name="ce53">
            <text:p>3,772</text:p>
          </table:table-cell>
          <table:table-cell office:value-type="float" office:value="8671" table:style-name="ce11">
            <text:p>8,671</text:p>
          </table:table-cell>
          <table:table-cell office:value-type="float" office:value="4793" table:style-name="ce11">
            <text:p>4,793</text:p>
          </table:table-cell>
          <table:table-cell office:value-type="float" office:value="3878" table:style-name="ce10">
            <text:p>3,8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23" table:style-name="ce53">
            <text:p>2,923</text:p>
          </table:table-cell>
          <table:table-cell office:value-type="float" office:value="7382" table:style-name="ce11">
            <text:p>7,382</text:p>
          </table:table-cell>
          <table:table-cell office:value-type="float" office:value="4178" table:style-name="ce11">
            <text:p>4,178</text:p>
          </table:table-cell>
          <table:table-cell office:value-type="float" office:value="3204" table:style-name="ce10">
            <text:p>3,2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47" table:style-name="ce53">
            <text:p>3,047</text:p>
          </table:table-cell>
          <table:table-cell office:value-type="float" office:value="8008" table:style-name="ce11">
            <text:p>8,008</text:p>
          </table:table-cell>
          <table:table-cell office:value-type="float" office:value="4268" table:style-name="ce11">
            <text:p>4,268</text:p>
          </table:table-cell>
          <table:table-cell office:value-type="float" office:value="3740" table:style-name="ce10">
            <text:p>3,7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17" table:style-name="ce53">
            <text:p>3,217</text:p>
          </table:table-cell>
          <table:table-cell office:value-type="float" office:value="8352" table:style-name="ce11">
            <text:p>8,352</text:p>
          </table:table-cell>
          <table:table-cell office:value-type="float" office:value="4353" table:style-name="ce11">
            <text:p>4,353</text:p>
          </table:table-cell>
          <table:table-cell office:value-type="float" office:value="3999" table:style-name="ce10">
            <text:p>3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04" table:style-name="ce53">
            <text:p>1,104</text:p>
          </table:table-cell>
          <table:table-cell office:value-type="float" office:value="3731" table:style-name="ce11">
            <text:p>3,731</text:p>
          </table:table-cell>
          <table:table-cell office:value-type="float" office:value="1953" table:style-name="ce11">
            <text:p>1,953</text:p>
          </table:table-cell>
          <table:table-cell office:value-type="float" office:value="1778" table:style-name="ce10">
            <text:p>1,7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延平鄉</text:p>
          </table:table-cell>
          <table:table-cell office:value-type="float" office:value="1068" table:style-name="ce53">
            <text:p>1,068</text:p>
          </table:table-cell>
          <table:table-cell office:value-type="float" office:value="3527" table:style-name="ce11">
            <text:p>3,527</text:p>
          </table:table-cell>
          <table:table-cell office:value-type="float" office:value="1891" table:style-name="ce11">
            <text:p>1,891</text:p>
          </table:table-cell>
          <table:table-cell office:value-type="float" office:value="1636" table:style-name="ce10">
            <text:p>1,6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海端鄉</text:p>
          </table:table-cell>
          <table:table-cell office:value-type="float" office:value="1089" table:style-name="ce53">
            <text:p>1,089</text:p>
          </table:table-cell>
          <table:table-cell office:value-type="float" office:value="4288" table:style-name="ce11">
            <text:p>4,288</text:p>
          </table:table-cell>
          <table:table-cell office:value-type="float" office:value="2287" table:style-name="ce11">
            <text:p>2,287</text:p>
          </table:table-cell>
          <table:table-cell office:value-type="float" office:value="2001" table:style-name="ce10">
            <text:p>2,0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達仁鄉</text:p>
          </table:table-cell>
          <table:table-cell office:value-type="float" office:value="1448" table:style-name="ce53">
            <text:p>1,448</text:p>
          </table:table-cell>
          <table:table-cell office:value-type="float" office:value="3532" table:style-name="ce11">
            <text:p>3,532</text:p>
          </table:table-cell>
          <table:table-cell office:value-type="float" office:value="1921" table:style-name="ce11">
            <text:p>1,921</text:p>
          </table:table-cell>
          <table:table-cell office:value-type="float" office:value="1611" table:style-name="ce10">
            <text:p>1,6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金峰鄉</text:p>
          </table:table-cell>
          <table:table-cell office:value-type="float" office:value="1119" table:style-name="ce53">
            <text:p>1,119</text:p>
          </table:table-cell>
          <table:table-cell office:value-type="float" office:value="3619" table:style-name="ce11">
            <text:p>3,619</text:p>
          </table:table-cell>
          <table:table-cell office:value-type="float" office:value="1855" table:style-name="ce11">
            <text:p>1,855</text:p>
          </table:table-cell>
          <table:table-cell office:value-type="float" office:value="1764" table:style-name="ce10">
            <text:p>1,76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蘭嶼鄉</text:p>
          </table:table-cell>
          <table:table-cell office:value-type="float" office:value="1809" table:style-name="ce54">
            <text:p>1,809</text:p>
          </table:table-cell>
          <table:table-cell office:value-type="float" office:value="5070" table:style-name="ce18">
            <text:p>5,070</text:p>
          </table:table-cell>
          <table:table-cell office:value-type="float" office:value="2563" table:style-name="ce18">
            <text:p>2,563</text:p>
          </table:table-cell>
          <table:table-cell office:value-type="float" office:value="2507" table:style-name="ce17">
            <text:p>2,507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427" table:style-name="ce72">
            <text:p>125,427</text:p>
          </table:table-cell>
          <table:table-cell office:value-type="float" office:value="330691" table:style-name="ce80">
            <text:p>330,691</text:p>
          </table:table-cell>
          <table:table-cell office:value-type="float" office:value="168186" table:style-name="ce80">
            <text:p>168,186</text:p>
          </table:table-cell>
          <table:table-cell office:value-type="float" office:value="162505" table:style-name="ce74">
            <text:p>162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461" table:style-name="ce53">
            <text:p>41,461</text:p>
          </table:table-cell>
          <table:table-cell office:value-type="float" office:value="104987" table:style-name="ce11">
            <text:p>104,987</text:p>
          </table:table-cell>
          <table:table-cell office:value-type="float" office:value="50700" table:style-name="ce11">
            <text:p>50,700</text:p>
          </table:table-cell>
          <table:table-cell office:value-type="float" office:value="54287" table:style-name="ce10">
            <text:p>54,2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91" table:style-name="ce53">
            <text:p>4,391</text:p>
          </table:table-cell>
          <table:table-cell office:value-type="float" office:value="10983" table:style-name="ce11">
            <text:p>10,983</text:p>
          </table:table-cell>
          <table:table-cell office:value-type="float" office:value="5716" table:style-name="ce11">
            <text:p>5,716</text:p>
          </table:table-cell>
          <table:table-cell office:value-type="float" office:value="5267" table:style-name="ce10">
            <text:p>5,2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99" table:style-name="ce53">
            <text:p>8,899</text:p>
          </table:table-cell>
          <table:table-cell office:value-type="float" office:value="24710" table:style-name="ce11">
            <text:p>24,710</text:p>
          </table:table-cell>
          <table:table-cell office:value-type="float" office:value="13147" table:style-name="ce11">
            <text:p>13,147</text:p>
          </table:table-cell>
          <table:table-cell office:value-type="float" office:value="11563" table:style-name="ce10">
            <text:p>11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680" table:style-name="ce53">
            <text:p>7,680</text:p>
          </table:table-cell>
          <table:table-cell office:value-type="float" office:value="20234" table:style-name="ce11">
            <text:p>20,234</text:p>
          </table:table-cell>
          <table:table-cell office:value-type="float" office:value="10415" table:style-name="ce11">
            <text:p>10,415</text:p>
          </table:table-cell>
          <table:table-cell office:value-type="float" office:value="9819" table:style-name="ce10">
            <text:p>9,8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832" table:style-name="ce53">
            <text:p>31,832</text:p>
          </table:table-cell>
          <table:table-cell office:value-type="float" office:value="83777" table:style-name="ce11">
            <text:p>83,777</text:p>
          </table:table-cell>
          <table:table-cell office:value-type="float" office:value="42282" table:style-name="ce11">
            <text:p>42,282</text:p>
          </table:table-cell>
          <table:table-cell office:value-type="float" office:value="41495" table:style-name="ce10">
            <text:p>41,4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122" table:style-name="ce53">
            <text:p>7,122</text:p>
          </table:table-cell>
          <table:table-cell office:value-type="float" office:value="18102" table:style-name="ce11">
            <text:p>18,102</text:p>
          </table:table-cell>
          <table:table-cell office:value-type="float" office:value="9657" table:style-name="ce11">
            <text:p>9,657</text:p>
          </table:table-cell>
          <table:table-cell office:value-type="float" office:value="8445" table:style-name="ce10">
            <text:p>8,4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36" table:style-name="ce53">
            <text:p>5,036</text:p>
          </table:table-cell>
          <table:table-cell office:value-type="float" office:value="12998" table:style-name="ce11">
            <text:p>12,998</text:p>
          </table:table-cell>
          <table:table-cell office:value-type="float" office:value="6908" table:style-name="ce11">
            <text:p>6,908</text:p>
          </table:table-cell>
          <table:table-cell office:value-type="float" office:value="6090" table:style-name="ce10">
            <text:p>6,0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3" table:style-name="ce53">
            <text:p>1,713</text:p>
          </table:table-cell>
          <table:table-cell office:value-type="float" office:value="4426" table:style-name="ce11">
            <text:p>4,426</text:p>
          </table:table-cell>
          <table:table-cell office:value-type="float" office:value="2466" table:style-name="ce11">
            <text:p>2,466</text:p>
          </table:table-cell>
          <table:table-cell office:value-type="float" office:value="1960" table:style-name="ce10">
            <text:p>1,9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26" table:style-name="ce53">
            <text:p>4,726</text:p>
          </table:table-cell>
          <table:table-cell office:value-type="float" office:value="11723" table:style-name="ce11">
            <text:p>11,723</text:p>
          </table:table-cell>
          <table:table-cell office:value-type="float" office:value="6332" table:style-name="ce11">
            <text:p>6,332</text:p>
          </table:table-cell>
          <table:table-cell office:value-type="float" office:value="5391" table:style-name="ce10">
            <text:p>5,3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03" table:style-name="ce53">
            <text:p>4,003</text:p>
          </table:table-cell>
          <table:table-cell office:value-type="float" office:value="10507" table:style-name="ce11">
            <text:p>10,507</text:p>
          </table:table-cell>
          <table:table-cell office:value-type="float" office:value="5711" table:style-name="ce11">
            <text:p>5,711</text:p>
          </table:table-cell>
          <table:table-cell office:value-type="float" office:value="4796" table:style-name="ce10">
            <text:p>4,79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秀林鄉</text:p>
          </table:table-cell>
          <table:table-cell office:value-type="float" office:value="4779" table:style-name="ce53">
            <text:p>4,779</text:p>
          </table:table-cell>
          <table:table-cell office:value-type="float" office:value="15773" table:style-name="ce11">
            <text:p>15,773</text:p>
          </table:table-cell>
          <table:table-cell office:value-type="float" office:value="8143" table:style-name="ce11">
            <text:p>8,143</text:p>
          </table:table-cell>
          <table:table-cell office:value-type="float" office:value="7630" table:style-name="ce10">
            <text:p>7,6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萬榮鄉</text:p>
          </table:table-cell>
          <table:table-cell office:value-type="float" office:value="2092" table:style-name="ce53">
            <text:p>2,092</text:p>
          </table:table-cell>
          <table:table-cell office:value-type="float" office:value="6409" table:style-name="ce11">
            <text:p>6,409</text:p>
          </table:table-cell>
          <table:table-cell office:value-type="float" office:value="3390" table:style-name="ce11">
            <text:p>3,390</text:p>
          </table:table-cell>
          <table:table-cell office:value-type="float" office:value="3019" table:style-name="ce10">
            <text:p>3,01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卓溪鄉</text:p>
          </table:table-cell>
          <table:table-cell office:value-type="float" office:value="1693" table:style-name="ce54">
            <text:p>1,693</text:p>
          </table:table-cell>
          <table:table-cell office:value-type="float" office:value="6062" table:style-name="ce18">
            <text:p>6,062</text:p>
          </table:table-cell>
          <table:table-cell office:value-type="float" office:value="3319" table:style-name="ce18">
            <text:p>3,319</text:p>
          </table:table-cell>
          <table:table-cell office:value-type="float" office:value="2743" table:style-name="ce17">
            <text:p>2,74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323" table:style-name="ce72">
            <text:p>39,323</text:p>
          </table:table-cell>
          <table:table-cell office:value-type="float" office:value="103281" table:style-name="ce80">
            <text:p>103,281</text:p>
          </table:table-cell>
          <table:table-cell office:value-type="float" office:value="53172" table:style-name="ce80">
            <text:p>53,172</text:p>
          </table:table-cell>
          <table:table-cell office:value-type="float" office:value="50109" table:style-name="ce74">
            <text:p>50,1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4080" table:style-name="ce53">
            <text:p>24,080</text:p>
          </table:table-cell>
          <table:table-cell office:value-type="float" office:value="61756" table:style-name="ce11">
            <text:p>61,756</text:p>
          </table:table-cell>
          <table:table-cell office:value-type="float" office:value="31397" table:style-name="ce11">
            <text:p>31,397</text:p>
          </table:table-cell>
          <table:table-cell office:value-type="float" office:value="30359" table:style-name="ce10">
            <text:p>30,3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505" table:style-name="ce53">
            <text:p>5,505</text:p>
          </table:table-cell>
          <table:table-cell office:value-type="float" office:value="14452" table:style-name="ce11">
            <text:p>14,452</text:p>
          </table:table-cell>
          <table:table-cell office:value-type="float" office:value="7610" table:style-name="ce11">
            <text:p>7,610</text:p>
          </table:table-cell>
          <table:table-cell office:value-type="float" office:value="6842" table:style-name="ce10">
            <text:p>6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80" table:style-name="ce53">
            <text:p>3,380</text:p>
          </table:table-cell>
          <table:table-cell office:value-type="float" office:value="9777" table:style-name="ce11">
            <text:p>9,777</text:p>
          </table:table-cell>
          <table:table-cell office:value-type="float" office:value="5128" table:style-name="ce11">
            <text:p>5,128</text:p>
          </table:table-cell>
          <table:table-cell office:value-type="float" office:value="4649" table:style-name="ce10">
            <text:p>4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2977" table:style-name="ce53">
            <text:p>2,977</text:p>
          </table:table-cell>
          <table:table-cell office:value-type="float" office:value="8393" table:style-name="ce11">
            <text:p>8,393</text:p>
          </table:table-cell>
          <table:table-cell office:value-type="float" office:value="4321" table:style-name="ce11">
            <text:p>4,321</text:p>
          </table:table-cell>
          <table:table-cell office:value-type="float" office:value="4072" table:style-name="ce10">
            <text:p>4,0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21" table:style-name="ce53">
            <text:p>2,021</text:p>
          </table:table-cell>
          <table:table-cell office:value-type="float" office:value="5138" table:style-name="ce11">
            <text:p>5,138</text:p>
          </table:table-cell>
          <table:table-cell office:value-type="float" office:value="2755" table:style-name="ce11">
            <text:p>2,755</text:p>
          </table:table-cell>
          <table:table-cell office:value-type="float" office:value="2383" table:style-name="ce10">
            <text:p>2,38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60" table:style-name="ce54">
            <text:p>1,360</text:p>
          </table:table-cell>
          <table:table-cell office:value-type="float" office:value="3765" table:style-name="ce18">
            <text:p>3,765</text:p>
          </table:table-cell>
          <table:table-cell office:value-type="float" office:value="1961" table:style-name="ce18">
            <text:p>1,961</text:p>
          </table:table-cell>
          <table:table-cell office:value-type="float" office:value="1804" table:style-name="ce17">
            <text:p>1,80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2026" table:style-name="ce72">
            <text:p>152,026</text:p>
          </table:table-cell>
          <table:table-cell office:value-type="float" office:value="372049" table:style-name="ce80">
            <text:p>372,049</text:p>
          </table:table-cell>
          <table:table-cell office:value-type="float" office:value="186434" table:style-name="ce80">
            <text:p>186,434</text:p>
          </table:table-cell>
          <table:table-cell office:value-type="float" office:value="185615" table:style-name="ce74">
            <text:p>185,61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563" table:style-name="ce53">
            <text:p>22,563</text:p>
          </table:table-cell>
          <table:table-cell office:value-type="float" office:value="52545" table:style-name="ce11">
            <text:p>52,545</text:p>
          </table:table-cell>
          <table:table-cell office:value-type="float" office:value="26848" table:style-name="ce11">
            <text:p>26,848</text:p>
          </table:table-cell>
          <table:table-cell office:value-type="float" office:value="25697" table:style-name="ce10">
            <text:p>25,697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268" table:style-name="ce53">
            <text:p>21,268</text:p>
          </table:table-cell>
          <table:table-cell office:value-type="float" office:value="54031" table:style-name="ce11">
            <text:p>54,031</text:p>
          </table:table-cell>
          <table:table-cell office:value-type="float" office:value="27194" table:style-name="ce11">
            <text:p>27,194</text:p>
          </table:table-cell>
          <table:table-cell office:value-type="float" office:value="26837" table:style-name="ce10">
            <text:p>26,837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551" table:style-name="ce53">
            <text:p>15,551</text:p>
          </table:table-cell>
          <table:table-cell office:value-type="float" office:value="38470" table:style-name="ce11">
            <text:p>38,470</text:p>
          </table:table-cell>
          <table:table-cell office:value-type="float" office:value="19351" table:style-name="ce11">
            <text:p>19,351</text:p>
          </table:table-cell>
          <table:table-cell office:value-type="float" office:value="19119" table:style-name="ce10">
            <text:p>19,119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54" table:style-name="ce53">
            <text:p>19,254</text:p>
          </table:table-cell>
          <table:table-cell office:value-type="float" office:value="44906" table:style-name="ce11">
            <text:p>44,906</text:p>
          </table:table-cell>
          <table:table-cell office:value-type="float" office:value="22198" table:style-name="ce11">
            <text:p>22,198</text:p>
          </table:table-cell>
          <table:table-cell office:value-type="float" office:value="22708" table:style-name="ce10">
            <text:p>22,708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27" table:style-name="ce53">
            <text:p>19,227</text:p>
          </table:table-cell>
          <table:table-cell office:value-type="float" office:value="48029" table:style-name="ce11">
            <text:p>48,029</text:p>
          </table:table-cell>
          <table:table-cell office:value-type="float" office:value="24362" table:style-name="ce11">
            <text:p>24,362</text:p>
          </table:table-cell>
          <table:table-cell office:value-type="float" office:value="23667" table:style-name="ce10">
            <text:p>23,66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3091" table:style-name="ce53">
            <text:p>33,091</text:p>
          </table:table-cell>
          <table:table-cell office:value-type="float" office:value="82194" table:style-name="ce11">
            <text:p>82,194</text:p>
          </table:table-cell>
          <table:table-cell office:value-type="float" office:value="40743" table:style-name="ce11">
            <text:p>40,743</text:p>
          </table:table-cell>
          <table:table-cell office:value-type="float" office:value="41451" table:style-name="ce10">
            <text:p>41,45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072" table:style-name="ce54">
            <text:p>21,072</text:p>
          </table:table-cell>
          <table:table-cell office:value-type="float" office:value="51874" table:style-name="ce18">
            <text:p>51,874</text:p>
          </table:table-cell>
          <table:table-cell office:value-type="float" office:value="25738" table:style-name="ce18">
            <text:p>25,738</text:p>
          </table:table-cell>
          <table:table-cell office:value-type="float" office:value="26136" table:style-name="ce17">
            <text:p>26,136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60796" table:style-name="ce72">
            <text:p>160,796</text:p>
          </table:table-cell>
          <table:table-cell office:value-type="float" office:value="438018" table:style-name="ce80">
            <text:p>438,018</text:p>
          </table:table-cell>
          <table:table-cell office:value-type="float" office:value="216490" table:style-name="ce80">
            <text:p>216,490</text:p>
          </table:table-cell>
          <table:table-cell office:value-type="float" office:value="221528" table:style-name="ce74">
            <text:p>221,5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8067" table:style-name="ce53">
            <text:p>78,067</text:p>
          </table:table-cell>
          <table:table-cell office:value-type="float" office:value="210350" table:style-name="ce11">
            <text:p>210,350</text:p>
          </table:table-cell>
          <table:table-cell office:value-type="float" office:value="103581" table:style-name="ce11">
            <text:p>103,581</text:p>
          </table:table-cell>
          <table:table-cell office:value-type="float" office:value="106769" table:style-name="ce10">
            <text:p>106,7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5945" table:style-name="ce53">
            <text:p>55,945</text:p>
          </table:table-cell>
          <table:table-cell office:value-type="float" office:value="150160" table:style-name="ce11">
            <text:p>150,160</text:p>
          </table:table-cell>
          <table:table-cell office:value-type="float" office:value="73519" table:style-name="ce11">
            <text:p>73,519</text:p>
          </table:table-cell>
          <table:table-cell office:value-type="float" office:value="76641" table:style-name="ce10">
            <text:p>76,64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6784" table:style-name="ce54">
            <text:p>26,784</text:p>
          </table:table-cell>
          <table:table-cell office:value-type="float" office:value="77508" table:style-name="ce18">
            <text:p>77,508</text:p>
          </table:table-cell>
          <table:table-cell office:value-type="float" office:value="39390" table:style-name="ce18">
            <text:p>39,390</text:p>
          </table:table-cell>
          <table:table-cell office:value-type="float" office:value="38118" table:style-name="ce17">
            <text:p>38,118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8986" table:style-name="ce72">
            <text:p>98,986</text:p>
          </table:table-cell>
          <table:table-cell office:value-type="float" office:value="269828" table:style-name="ce80">
            <text:p>269,828</text:p>
          </table:table-cell>
          <table:table-cell office:value-type="float" office:value="131353" table:style-name="ce80">
            <text:p>131,353</text:p>
          </table:table-cell>
          <table:table-cell office:value-type="float" office:value="138475" table:style-name="ce74">
            <text:p>138,4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371" table:style-name="ce53">
            <text:p>45,371</text:p>
          </table:table-cell>
          <table:table-cell office:value-type="float" office:value="122399" table:style-name="ce11">
            <text:p>122,399</text:p>
          </table:table-cell>
          <table:table-cell office:value-type="float" office:value="59114" table:style-name="ce11">
            <text:p>59,114</text:p>
          </table:table-cell>
          <table:table-cell office:value-type="float" office:value="63285" table:style-name="ce10">
            <text:p>63,28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615" table:style-name="ce54">
            <text:p>53,615</text:p>
          </table:table-cell>
          <table:table-cell office:value-type="float" office:value="147429" table:style-name="ce18">
            <text:p>147,429</text:p>
          </table:table-cell>
          <table:table-cell office:value-type="float" office:value="72239" table:style-name="ce18">
            <text:p>72,239</text:p>
          </table:table-cell>
          <table:table-cell office:value-type="float" office:value="75190" table:style-name="ce17">
            <text:p>75,19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351" table:style-name="ce72">
            <text:p>39,351</text:p>
          </table:table-cell>
          <table:table-cell office:value-type="float" office:value="135235" table:style-name="ce80">
            <text:p>135,235</text:p>
          </table:table-cell>
          <table:table-cell office:value-type="float" office:value="67599" table:style-name="ce80">
            <text:p>67,599</text:p>
          </table:table-cell>
          <table:table-cell office:value-type="float" office:value="67636" table:style-name="ce74">
            <text:p>67,6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779" table:style-name="ce53">
            <text:p>12,779</text:p>
          </table:table-cell>
          <table:table-cell office:value-type="float" office:value="42769" table:style-name="ce11">
            <text:p>42,769</text:p>
          </table:table-cell>
          <table:table-cell office:value-type="float" office:value="21363" table:style-name="ce11">
            <text:p>21,363</text:p>
          </table:table-cell>
          <table:table-cell office:value-type="float" office:value="21406" table:style-name="ce10">
            <text:p>21,4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752" table:style-name="ce53">
            <text:p>8,752</text:p>
          </table:table-cell>
          <table:table-cell office:value-type="float" office:value="28840" table:style-name="ce11">
            <text:p>28,840</text:p>
          </table:table-cell>
          <table:table-cell office:value-type="float" office:value="14523" table:style-name="ce11">
            <text:p>14,523</text:p>
          </table:table-cell>
          <table:table-cell office:value-type="float" office:value="14317" table:style-name="ce10">
            <text:p>14,3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56" table:style-name="ce53">
            <text:p>6,256</text:p>
          </table:table-cell>
          <table:table-cell office:value-type="float" office:value="20340" table:style-name="ce11">
            <text:p>20,340</text:p>
          </table:table-cell>
          <table:table-cell office:value-type="float" office:value="10062" table:style-name="ce11">
            <text:p>10,062</text:p>
          </table:table-cell>
          <table:table-cell office:value-type="float" office:value="10278" table:style-name="ce10">
            <text:p>10,2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332" table:style-name="ce53">
            <text:p>8,332</text:p>
          </table:table-cell>
          <table:table-cell office:value-type="float" office:value="30055" table:style-name="ce11">
            <text:p>30,055</text:p>
          </table:table-cell>
          <table:table-cell office:value-type="float" office:value="15154" table:style-name="ce11">
            <text:p>15,154</text:p>
          </table:table-cell>
          <table:table-cell office:value-type="float" office:value="14901" table:style-name="ce10">
            <text:p>14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099" table:style-name="ce53">
            <text:p>3,099</text:p>
          </table:table-cell>
          <table:table-cell office:value-type="float" office:value="12558" table:style-name="ce11">
            <text:p>12,558</text:p>
          </table:table-cell>
          <table:table-cell office:value-type="float" office:value="6161" table:style-name="ce11">
            <text:p>6,161</text:p>
          </table:table-cell>
          <table:table-cell office:value-type="float" office:value="6397" table:style-name="ce10">
            <text:p>6,39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3" table:style-name="ce54">
            <text:p>133</text:p>
          </table:table-cell>
          <table:table-cell office:value-type="float" office:value="673" table:style-name="ce18">
            <text:p>673</text:p>
          </table:table-cell>
          <table:table-cell office:value-type="float" office:value="336" table:style-name="ce18">
            <text:p>336</text:p>
          </table:table-cell>
          <table:table-cell office:value-type="float" office:value="337" table:style-name="ce17">
            <text:p>33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2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693" table:style-name="ce72">
            <text:p>2,693</text:p>
          </table:table-cell>
          <table:table-cell office:value-type="float" office:value="12650" table:style-name="ce80">
            <text:p>12,650</text:p>
          </table:table-cell>
          <table:table-cell office:value-type="float" office:value="7209" table:style-name="ce80">
            <text:p>7,209</text:p>
          </table:table-cell>
          <table:table-cell office:value-type="float" office:value="5441" table:style-name="ce74">
            <text:p>5,4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553" table:style-name="ce53">
            <text:p>1,553</text:p>
          </table:table-cell>
          <table:table-cell office:value-type="float" office:value="7396" table:style-name="ce11">
            <text:p>7,396</text:p>
          </table:table-cell>
          <table:table-cell office:value-type="float" office:value="4159" table:style-name="ce11">
            <text:p>4,159</text:p>
          </table:table-cell>
          <table:table-cell office:value-type="float" office:value="3237" table:style-name="ce10">
            <text:p>3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30" table:style-name="ce53">
            <text:p>530</text:p>
          </table:table-cell>
          <table:table-cell office:value-type="float" office:value="2358" table:style-name="ce11">
            <text:p>2,358</text:p>
          </table:table-cell>
          <table:table-cell office:value-type="float" office:value="1314" table:style-name="ce11">
            <text:p>1,314</text:p>
          </table:table-cell>
          <table:table-cell office:value-type="float" office:value="1044" table:style-name="ce10">
            <text:p>1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3" table:style-name="ce53">
            <text:p>283</text:p>
          </table:table-cell>
          <table:table-cell office:value-type="float" office:value="1579" table:style-name="ce11">
            <text:p>1,579</text:p>
          </table:table-cell>
          <table:table-cell office:value-type="float" office:value="950" table:style-name="ce11">
            <text:p>950</text:p>
          </table:table-cell>
          <table:table-cell office:value-type="float" office:value="629" table:style-name="ce10">
            <text:p>62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27" table:style-name="ce54">
            <text:p>327</text:p>
          </table:table-cell>
          <table:table-cell office:value-type="float" office:value="1317" table:style-name="ce18">
            <text:p>1,317</text:p>
          </table:table-cell>
          <table:table-cell office:value-type="float" office:value="786" table:style-name="ce18">
            <text:p>786</text:p>
          </table:table-cell>
          <table:table-cell office:value-type="float" office:value="531" table:style-name="ce17">
            <text:p>531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7-03-02T09:41:19Z</dc:date>
    <meta:print-date>2016-06-01T09:05:34Z</meta:print-date>
  </office:meta>
</office:document-meta>
</file>